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708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5.646cm"/>
    </style:style>
    <style:style style:name="co4" style:family="table-column">
      <style:table-column-properties fo:break-before="auto" style:column-width="6.518cm"/>
    </style:style>
    <style:style style:name="co5" style:family="table-column">
      <style:table-column-properties fo:break-before="auto" style:column-width="5.782cm"/>
    </style:style>
    <style:style style:name="co6" style:family="table-column">
      <style:table-column-properties fo:break-before="auto" style:column-width="6.655cm"/>
    </style:style>
    <style:style style:name="co7" style:family="table-column">
      <style:table-column-properties fo:break-before="auto" style:column-width="5.727cm"/>
    </style:style>
    <style:style style:name="co8" style:family="table-column">
      <style:table-column-properties fo:break-before="auto" style:column-width="6.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4"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2" table:default-cell-style-name="ce2"/>
        <table:table-column table:style-name="co5" table:default-cell-style-name="ce2"/>
        <table:table-column table:style-name="co6" table:default-cell-style-name="ce3"/>
        <table:table-column table:style-name="co2" table:default-cell-style-name="ce2"/>
        <table:table-column table:style-name="co7" table:default-cell-style-name="ce2"/>
        <table:table-column table:style-name="co8" table:default-cell-style-name="ce3"/>
        <table:table-row table:style-name="ro1">
          <table:table-cell table:style-name="Default" office:value-type="string" calcext:value-type="string">
            <text:p>Monat</text:p>
          </table:table-cell>
          <table:table-cell table:style-name="ce1" office:value-type="string" calcext:value-type="string">
            <text:p>Frauen Bestand</text:p>
          </table:table-cell>
          <table:table-cell table:style-name="ce1" office:value-type="string" calcext:value-type="string">
            <text:p>Frauen Veränderung zum VJ absolut</text:p>
          </table:table-cell>
          <table:table-cell table:style-name="ce1" office:value-type="string" calcext:value-type="string">
            <text:p>Frauen Veränderung Bestand zum VJ in %</text:p>
          </table:table-cell>
          <table:table-cell table:style-name="ce1" office:value-type="string" calcext:value-type="string">
            <text:p>Männer Bestand</text:p>
          </table:table-cell>
          <table:table-cell table:style-name="ce1" office:value-type="string" calcext:value-type="string">
            <text:p>Männer Veränderung zum VJ absolut</text:p>
          </table:table-cell>
          <table:table-cell table:style-name="ce1" office:value-type="string" calcext:value-type="string">
            <text:p>Männer Veränderung Bestand zum VJ in %</text:p>
          </table:table-cell>
          <table:table-cell table:style-name="ce1" office:value-type="string" calcext:value-type="string">
            <text:p>Gesamt Bestand</text:p>
          </table:table-cell>
          <table:table-cell table:style-name="ce1" office:value-type="string" calcext:value-type="string">
            <text:p>Gesamt Veränderung zum VJ absolut</text:p>
          </table:table-cell>
          <table:table-cell table:style-name="ce1" office:value-type="string" calcext:value-type="string">
            <text:p>Gesamt Veränderung Bestand zum VJ in %</text:p>
          </table:table-cell>
        </table:table-row>
        <table:table-row table:style-name="ro1">
          <table:table-cell office:value-type="string" calcext:value-type="string">
            <text:p>Jänner 2010</text:p>
          </table:table-cell>
          <table:table-cell office:value-type="float" office:value="108538" calcext:value-type="float">
            <text:p>108538,000</text:p>
          </table:table-cell>
          <table:table-cell office:value-type="float" office:value="5968" calcext:value-type="float">
            <text:p>5968,000</text:p>
          </table:table-cell>
          <table:table-cell office:value-type="string" calcext:value-type="string">
            <text:p>0.058184654382373</text:p>
          </table:table-cell>
          <table:table-cell office:value-type="float" office:value="215113" calcext:value-type="float">
            <text:p>215113,000</text:p>
          </table:table-cell>
          <table:table-cell office:value-type="float" office:value="16154" calcext:value-type="float">
            <text:p>16154,000</text:p>
          </table:table-cell>
          <table:table-cell office:value-type="string" calcext:value-type="string">
            <text:p>0.0811926075221528</text:p>
          </table:table-cell>
          <table:table-cell office:value-type="float" office:value="323651" calcext:value-type="float">
            <text:p>323651,000</text:p>
          </table:table-cell>
          <table:table-cell office:value-type="float" office:value="22122" calcext:value-type="float">
            <text:p>22122,000</text:p>
          </table:table-cell>
          <table:table-cell office:value-type="string" calcext:value-type="string">
            <text:p>0.0733660775580458</text:p>
          </table:table-cell>
        </table:table-row>
        <table:table-row table:style-name="ro1">
          <table:table-cell office:value-type="string" calcext:value-type="string">
            <text:p>Februar 2010</text:p>
          </table:table-cell>
          <table:table-cell office:value-type="float" office:value="105797" calcext:value-type="float">
            <text:p>105797,000</text:p>
          </table:table-cell>
          <table:table-cell office:value-type="float" office:value="2929" calcext:value-type="float">
            <text:p>2929,000</text:p>
          </table:table-cell>
          <table:table-cell office:value-type="string" calcext:value-type="string">
            <text:p>0.0284733833650892</text:p>
          </table:table-cell>
          <table:table-cell office:value-type="float" office:value="207109" calcext:value-type="float">
            <text:p>207109,000</text:p>
          </table:table-cell>
          <table:table-cell office:value-type="float" office:value="8282" calcext:value-type="float">
            <text:p>8282,000</text:p>
          </table:table-cell>
          <table:table-cell office:value-type="string" calcext:value-type="string">
            <text:p>0.0416543024840691</text:p>
          </table:table-cell>
          <table:table-cell office:value-type="float" office:value="312906" calcext:value-type="float">
            <text:p>312906,000</text:p>
          </table:table-cell>
          <table:table-cell office:value-type="float" office:value="11211" calcext:value-type="float">
            <text:p>11211,000</text:p>
          </table:table-cell>
          <table:table-cell office:value-type="string" calcext:value-type="string">
            <text:p>0.0371600457415602</text:p>
          </table:table-cell>
        </table:table-row>
        <table:table-row table:style-name="ro1">
          <table:table-cell office:value-type="string" calcext:value-type="string">
            <text:p>März 2010</text:p>
          </table:table-cell>
          <table:table-cell office:value-type="float" office:value="103570" calcext:value-type="float">
            <text:p>103570,000</text:p>
          </table:table-cell>
          <table:table-cell office:value-type="float" office:value="-51" calcext:value-type="float">
            <text:p>-51,000</text:p>
          </table:table-cell>
          <table:table-cell office:value-type="string" calcext:value-type="string">
            <text:p>-0.000492178226421285</text:p>
          </table:table-cell>
          <table:table-cell office:value-type="float" office:value="162750" calcext:value-type="float">
            <text:p>162750,000</text:p>
          </table:table-cell>
          <table:table-cell office:value-type="float" office:value="-4756" calcext:value-type="float">
            <text:p>-4756,000</text:p>
          </table:table-cell>
          <table:table-cell office:value-type="string" calcext:value-type="string">
            <text:p>-0.0283930127876016</text:p>
          </table:table-cell>
          <table:table-cell office:value-type="float" office:value="266320" calcext:value-type="float">
            <text:p>266320,000</text:p>
          </table:table-cell>
          <table:table-cell office:value-type="float" office:value="-4807" calcext:value-type="float">
            <text:p>-4807,000</text:p>
          </table:table-cell>
          <table:table-cell office:value-type="string" calcext:value-type="string">
            <text:p>-0.0177296986283181</text:p>
          </table:table-cell>
        </table:table-row>
        <table:table-row table:style-name="ro1">
          <table:table-cell office:value-type="string" calcext:value-type="string">
            <text:p>April 2010</text:p>
          </table:table-cell>
          <table:table-cell office:value-type="float" office:value="111618" calcext:value-type="float">
            <text:p>111618,000</text:p>
          </table:table-cell>
          <table:table-cell office:value-type="float" office:value="982" calcext:value-type="float">
            <text:p>982,000</text:p>
          </table:table-cell>
          <table:table-cell office:value-type="string" calcext:value-type="string">
            <text:p>0.00887595357749738</text:p>
          </table:table-cell>
          <table:table-cell office:value-type="float" office:value="138061" calcext:value-type="float">
            <text:p>138061,000</text:p>
          </table:table-cell>
          <table:table-cell office:value-type="float" office:value="-9543" calcext:value-type="float">
            <text:p>-9543,000</text:p>
          </table:table-cell>
          <table:table-cell office:value-type="string" calcext:value-type="string">
            <text:p>-0.0646527194384976</text:p>
          </table:table-cell>
          <table:table-cell office:value-type="float" office:value="249679" calcext:value-type="float">
            <text:p>249679,000</text:p>
          </table:table-cell>
          <table:table-cell office:value-type="float" office:value="-8561" calcext:value-type="float">
            <text:p>-8561,000</text:p>
          </table:table-cell>
          <table:table-cell office:value-type="string" calcext:value-type="string">
            <text:p>-0.033151332094176</text:p>
          </table:table-cell>
        </table:table-row>
        <table:table-row table:style-name="ro1">
          <table:table-cell office:value-type="string" calcext:value-type="string">
            <text:p>Mai 2010</text:p>
          </table:table-cell>
          <table:table-cell office:value-type="float" office:value="102761" calcext:value-type="float">
            <text:p>102761,000</text:p>
          </table:table-cell>
          <table:table-cell office:value-type="float" office:value="-702" calcext:value-type="float">
            <text:p>-702,000</text:p>
          </table:table-cell>
          <table:table-cell office:value-type="string" calcext:value-type="string">
            <text:p>-0.0067850342634565</text:p>
          </table:table-cell>
          <table:table-cell office:value-type="float" office:value="124328" calcext:value-type="float">
            <text:p>124328,000</text:p>
          </table:table-cell>
          <table:table-cell office:value-type="float" office:value="-11986" calcext:value-type="float">
            <text:p>-11986,000</text:p>
          </table:table-cell>
          <table:table-cell office:value-type="string" calcext:value-type="string">
            <text:p>-0.0879293396129524</text:p>
          </table:table-cell>
          <table:table-cell office:value-type="float" office:value="227089" calcext:value-type="float">
            <text:p>227089,000</text:p>
          </table:table-cell>
          <table:table-cell office:value-type="float" office:value="-12688" calcext:value-type="float">
            <text:p>-12688,000</text:p>
          </table:table-cell>
          <table:table-cell office:value-type="string" calcext:value-type="string">
            <text:p>-0.0529158342960334</text:p>
          </table:table-cell>
        </table:table-row>
        <table:table-row table:style-name="ro1">
          <table:table-cell office:value-type="string" calcext:value-type="string">
            <text:p>Juni 2010</text:p>
          </table:table-cell>
          <table:table-cell office:value-type="float" office:value="98009" calcext:value-type="float">
            <text:p>98009,000</text:p>
          </table:table-cell>
          <table:table-cell office:value-type="float" office:value="-1741" calcext:value-type="float">
            <text:p>-1741,000</text:p>
          </table:table-cell>
          <table:table-cell office:value-type="string" calcext:value-type="string">
            <text:p>-0.017453634085213</text:p>
          </table:table-cell>
          <table:table-cell office:value-type="float" office:value="114744" calcext:value-type="float">
            <text:p>114744,000</text:p>
          </table:table-cell>
          <table:table-cell office:value-type="float" office:value="-15109" calcext:value-type="float">
            <text:p>-15109,000</text:p>
          </table:table-cell>
          <table:table-cell office:value-type="string" calcext:value-type="string">
            <text:p>-0.116354647177963</text:p>
          </table:table-cell>
          <table:table-cell office:value-type="float" office:value="212753" calcext:value-type="float">
            <text:p>212753,000</text:p>
          </table:table-cell>
          <table:table-cell office:value-type="float" office:value="-16850" calcext:value-type="float">
            <text:p>-16850,000</text:p>
          </table:table-cell>
          <table:table-cell office:value-type="string" calcext:value-type="string">
            <text:p>-0.0733875428456945</text:p>
          </table:table-cell>
        </table:table-row>
        <table:table-row table:style-name="ro1">
          <table:table-cell office:value-type="string" calcext:value-type="string">
            <text:p>Juli 2010</text:p>
          </table:table-cell>
          <table:table-cell office:value-type="float" office:value="99639" calcext:value-type="float">
            <text:p>99639,000</text:p>
          </table:table-cell>
          <table:table-cell office:value-type="float" office:value="-4141" calcext:value-type="float">
            <text:p>-4141,000</text:p>
          </table:table-cell>
          <table:table-cell office:value-type="string" calcext:value-type="string">
            <text:p>-0.0399017151666988</text:p>
          </table:table-cell>
          <table:table-cell office:value-type="float" office:value="112020" calcext:value-type="float">
            <text:p>112020,000</text:p>
          </table:table-cell>
          <table:table-cell office:value-type="float" office:value="-16587" calcext:value-type="float">
            <text:p>-16587,000</text:p>
          </table:table-cell>
          <table:table-cell office:value-type="string" calcext:value-type="string">
            <text:p>-0.128974317105601</text:p>
          </table:table-cell>
          <table:table-cell office:value-type="float" office:value="211659" calcext:value-type="float">
            <text:p>211659,000</text:p>
          </table:table-cell>
          <table:table-cell office:value-type="float" office:value="-20728" calcext:value-type="float">
            <text:p>-20728,000</text:p>
          </table:table-cell>
          <table:table-cell office:value-type="string" calcext:value-type="string">
            <text:p>-0.089196039365369</text:p>
          </table:table-cell>
        </table:table-row>
        <table:table-row table:style-name="ro1">
          <table:table-cell office:value-type="string" calcext:value-type="string">
            <text:p>August 2010</text:p>
          </table:table-cell>
          <table:table-cell office:value-type="float" office:value="105259" calcext:value-type="float">
            <text:p>105259,000</text:p>
          </table:table-cell>
          <table:table-cell office:value-type="float" office:value="-4175" calcext:value-type="float">
            <text:p>-4175,000</text:p>
          </table:table-cell>
          <table:table-cell office:value-type="string" calcext:value-type="string">
            <text:p>-0.0381508489135004</text:p>
          </table:table-cell>
          <table:table-cell office:value-type="float" office:value="113139" calcext:value-type="float">
            <text:p>113139,000</text:p>
          </table:table-cell>
          <table:table-cell office:value-type="float" office:value="-16230" calcext:value-type="float">
            <text:p>-16230,000</text:p>
          </table:table-cell>
          <table:table-cell office:value-type="string" calcext:value-type="string">
            <text:p>-0.125455093569557</text:p>
          </table:table-cell>
          <table:table-cell office:value-type="float" office:value="218398" calcext:value-type="float">
            <text:p>218398,000</text:p>
          </table:table-cell>
          <table:table-cell office:value-type="float" office:value="-20405" calcext:value-type="float">
            <text:p>-20405,000</text:p>
          </table:table-cell>
          <table:table-cell office:value-type="string" calcext:value-type="string">
            <text:p>-0.0854470002470656</text:p>
          </table:table-cell>
        </table:table-row>
        <table:table-row table:style-name="ro1">
          <table:table-cell office:value-type="string" calcext:value-type="string">
            <text:p>September 2010</text:p>
          </table:table-cell>
          <table:table-cell office:value-type="float" office:value="101807" calcext:value-type="float">
            <text:p>101807,000</text:p>
          </table:table-cell>
          <table:table-cell office:value-type="float" office:value="-4170" calcext:value-type="float">
            <text:p>-4170,000</text:p>
          </table:table-cell>
          <table:table-cell office:value-type="string" calcext:value-type="string">
            <text:p>-0.0393481604499089</text:p>
          </table:table-cell>
          <table:table-cell office:value-type="float" office:value="112360" calcext:value-type="float">
            <text:p>112360,000</text:p>
          </table:table-cell>
          <table:table-cell office:value-type="float" office:value="-16168" calcext:value-type="float">
            <text:p>-16168,000</text:p>
          </table:table-cell>
          <table:table-cell office:value-type="string" calcext:value-type="string">
            <text:p>-0.125793601394249</text:p>
          </table:table-cell>
          <table:table-cell office:value-type="float" office:value="214167" calcext:value-type="float">
            <text:p>214167,000</text:p>
          </table:table-cell>
          <table:table-cell office:value-type="float" office:value="-20338" calcext:value-type="float">
            <text:p>-20338,000</text:p>
          </table:table-cell>
          <table:table-cell office:value-type="string" calcext:value-type="string">
            <text:p>-0.0867273618899384</text:p>
          </table:table-cell>
        </table:table-row>
        <table:table-row table:style-name="ro1">
          <table:table-cell office:value-type="string" calcext:value-type="string">
            <text:p>Oktober 2010</text:p>
          </table:table-cell>
          <table:table-cell office:value-type="float" office:value="108652" calcext:value-type="float">
            <text:p>108652,000</text:p>
          </table:table-cell>
          <table:table-cell office:value-type="float" office:value="-4335" calcext:value-type="float">
            <text:p>-4335,000</text:p>
          </table:table-cell>
          <table:table-cell office:value-type="string" calcext:value-type="string">
            <text:p>-0.0383672457893386</text:p>
          </table:table-cell>
          <table:table-cell office:value-type="float" office:value="117485" calcext:value-type="float">
            <text:p>117485,000</text:p>
          </table:table-cell>
          <table:table-cell office:value-type="float" office:value="-15051" calcext:value-type="float">
            <text:p>-15051,000</text:p>
          </table:table-cell>
          <table:table-cell office:value-type="string" calcext:value-type="string">
            <text:p>-0.113561598358182</text:p>
          </table:table-cell>
          <table:table-cell office:value-type="float" office:value="226137" calcext:value-type="float">
            <text:p>226137,000</text:p>
          </table:table-cell>
          <table:table-cell office:value-type="float" office:value="-19386" calcext:value-type="float">
            <text:p>-19386,000</text:p>
          </table:table-cell>
          <table:table-cell office:value-type="string" calcext:value-type="string">
            <text:p>-0.0789579794968292</text:p>
          </table:table-cell>
        </table:table-row>
        <table:table-row table:style-name="ro1">
          <table:table-cell office:value-type="string" calcext:value-type="string">
            <text:p>November 2010</text:p>
          </table:table-cell>
          <table:table-cell office:value-type="float" office:value="113766" calcext:value-type="float">
            <text:p>113766,000</text:p>
          </table:table-cell>
          <table:table-cell office:value-type="float" office:value="-1460" calcext:value-type="float">
            <text:p>-1460,000</text:p>
          </table:table-cell>
          <table:table-cell office:value-type="string" calcext:value-type="string">
            <text:p>-0.0126707513929148</text:p>
          </table:table-cell>
          <table:table-cell office:value-type="float" office:value="130580" calcext:value-type="float">
            <text:p>130580,000</text:p>
          </table:table-cell>
          <table:table-cell office:value-type="float" office:value="-11939" calcext:value-type="float">
            <text:p>-11939,000</text:p>
          </table:table-cell>
          <table:table-cell office:value-type="string" calcext:value-type="string">
            <text:p>-0.0837712866354662</text:p>
          </table:table-cell>
          <table:table-cell office:value-type="float" office:value="244346" calcext:value-type="float">
            <text:p>244346,000</text:p>
          </table:table-cell>
          <table:table-cell office:value-type="float" office:value="-13399" calcext:value-type="float">
            <text:p>-13399,000</text:p>
          </table:table-cell>
          <table:table-cell office:value-type="string" calcext:value-type="string">
            <text:p>-0.0519854895342296</text:p>
          </table:table-cell>
        </table:table-row>
        <table:table-row table:style-name="ro1">
          <table:table-cell office:value-type="string" calcext:value-type="string">
            <text:p>Dezember 2010</text:p>
          </table:table-cell>
          <table:table-cell office:value-type="float" office:value="108694" calcext:value-type="float">
            <text:p>108694,000</text:p>
          </table:table-cell>
          <table:table-cell office:value-type="float" office:value="-1706" calcext:value-type="float">
            <text:p>-1706,000</text:p>
          </table:table-cell>
          <table:table-cell office:value-type="string" calcext:value-type="string">
            <text:p>-0.0154528985507246</text:p>
          </table:table-cell>
          <table:table-cell office:value-type="float" office:value="193585" calcext:value-type="float">
            <text:p>193585,000</text:p>
          </table:table-cell>
          <table:table-cell office:value-type="float" office:value="-8786" calcext:value-type="float">
            <text:p>-8786,000</text:p>
          </table:table-cell>
          <table:table-cell office:value-type="string" calcext:value-type="string">
            <text:p>-0.0434153114823764</text:p>
          </table:table-cell>
          <table:table-cell office:value-type="float" office:value="302279" calcext:value-type="float">
            <text:p>302279,000</text:p>
          </table:table-cell>
          <table:table-cell office:value-type="float" office:value="-10492" calcext:value-type="float">
            <text:p>-10492,000</text:p>
          </table:table-cell>
          <table:table-cell office:value-type="string" calcext:value-type="string">
            <text:p>-0.033545309507595</text:p>
          </table:table-cell>
        </table:table-row>
        <table:table-row table:style-name="ro1">
          <table:table-cell office:value-type="string" calcext:value-type="string">
            <text:p>Jänner 2011</text:p>
          </table:table-cell>
          <table:table-cell office:value-type="float" office:value="108269" calcext:value-type="float">
            <text:p>108269,000</text:p>
          </table:table-cell>
          <table:table-cell office:value-type="float" office:value="-269" calcext:value-type="float">
            <text:p>-269,000</text:p>
          </table:table-cell>
          <table:table-cell office:value-type="string" calcext:value-type="string">
            <text:p>-0.00247839466362011</text:p>
          </table:table-cell>
          <table:table-cell office:value-type="float" office:value="201315" calcext:value-type="float">
            <text:p>201315,000</text:p>
          </table:table-cell>
          <table:table-cell office:value-type="float" office:value="-13798" calcext:value-type="float">
            <text:p>-13798,000</text:p>
          </table:table-cell>
          <table:table-cell office:value-type="string" calcext:value-type="string">
            <text:p>-0.0641430318018902</text:p>
          </table:table-cell>
          <table:table-cell office:value-type="float" office:value="309584" calcext:value-type="float">
            <text:p>309584,000</text:p>
          </table:table-cell>
          <table:table-cell office:value-type="float" office:value="-14067" calcext:value-type="float">
            <text:p>-14067,000</text:p>
          </table:table-cell>
          <table:table-cell office:value-type="string" calcext:value-type="string">
            <text:p>-0.0434634838143556</text:p>
          </table:table-cell>
        </table:table-row>
        <table:table-row table:style-name="ro1">
          <table:table-cell office:value-type="string" calcext:value-type="string">
            <text:p>Februar 2011</text:p>
          </table:table-cell>
          <table:table-cell office:value-type="float" office:value="106352" calcext:value-type="float">
            <text:p>106352,000</text:p>
          </table:table-cell>
          <table:table-cell office:value-type="float" office:value="555" calcext:value-type="float">
            <text:p>555,000</text:p>
          </table:table-cell>
          <table:table-cell office:value-type="string" calcext:value-type="string">
            <text:p>0.0052458954412696</text:p>
          </table:table-cell>
          <table:table-cell office:value-type="float" office:value="185906" calcext:value-type="float">
            <text:p>185906,000</text:p>
          </table:table-cell>
          <table:table-cell office:value-type="float" office:value="-21203" calcext:value-type="float">
            <text:p>-21203,000</text:p>
          </table:table-cell>
          <table:table-cell office:value-type="string" calcext:value-type="string">
            <text:p>-0.102376043532633</text:p>
          </table:table-cell>
          <table:table-cell office:value-type="float" office:value="292258" calcext:value-type="float">
            <text:p>292258,000</text:p>
          </table:table-cell>
          <table:table-cell office:value-type="float" office:value="-20648" calcext:value-type="float">
            <text:p>-20648,000</text:p>
          </table:table-cell>
          <table:table-cell office:value-type="string" calcext:value-type="string">
            <text:p>-0.0659878685611653</text:p>
          </table:table-cell>
        </table:table-row>
        <table:table-row table:style-name="ro1">
          <table:table-cell office:value-type="string" calcext:value-type="string">
            <text:p>März 2011</text:p>
          </table:table-cell>
          <table:table-cell office:value-type="float" office:value="106312" calcext:value-type="float">
            <text:p>106312,000</text:p>
          </table:table-cell>
          <table:table-cell office:value-type="float" office:value="2742" calcext:value-type="float">
            <text:p>2742,000</text:p>
          </table:table-cell>
          <table:table-cell office:value-type="string" calcext:value-type="string">
            <text:p>0.026474847928937</text:p>
          </table:table-cell>
          <table:table-cell office:value-type="float" office:value="146275" calcext:value-type="float">
            <text:p>146275,000</text:p>
          </table:table-cell>
          <table:table-cell office:value-type="float" office:value="-16475" calcext:value-type="float">
            <text:p>-16475,000</text:p>
          </table:table-cell>
          <table:table-cell office:value-type="string" calcext:value-type="string">
            <text:p>-0.101228878648233</text:p>
          </table:table-cell>
          <table:table-cell office:value-type="float" office:value="252587" calcext:value-type="float">
            <text:p>252587,000</text:p>
          </table:table-cell>
          <table:table-cell office:value-type="float" office:value="-13733" calcext:value-type="float">
            <text:p>-13733,000</text:p>
          </table:table-cell>
          <table:table-cell office:value-type="string" calcext:value-type="string">
            <text:p>-0.0515657855211775</text:p>
          </table:table-cell>
        </table:table-row>
        <table:table-row table:style-name="ro1">
          <table:table-cell office:value-type="string" calcext:value-type="string">
            <text:p>April 2011</text:p>
          </table:table-cell>
          <table:table-cell office:value-type="float" office:value="109546" calcext:value-type="float">
            <text:p>109546,000</text:p>
          </table:table-cell>
          <table:table-cell office:value-type="float" office:value="-2072" calcext:value-type="float">
            <text:p>-2072,000</text:p>
          </table:table-cell>
          <table:table-cell office:value-type="string" calcext:value-type="string">
            <text:p>-0.0185633141607984</text:p>
          </table:table-cell>
          <table:table-cell office:value-type="float" office:value="126758" calcext:value-type="float">
            <text:p>126758,000</text:p>
          </table:table-cell>
          <table:table-cell office:value-type="float" office:value="-11303" calcext:value-type="float">
            <text:p>-11303,000</text:p>
          </table:table-cell>
          <table:table-cell office:value-type="string" calcext:value-type="string">
            <text:p>-0.0818696083615214</text:p>
          </table:table-cell>
          <table:table-cell office:value-type="float" office:value="236304" calcext:value-type="float">
            <text:p>236304,000</text:p>
          </table:table-cell>
          <table:table-cell office:value-type="float" office:value="-13375" calcext:value-type="float">
            <text:p>-13375,000</text:p>
          </table:table-cell>
          <table:table-cell office:value-type="string" calcext:value-type="string">
            <text:p>-0.0535687823164944</text:p>
          </table:table-cell>
        </table:table-row>
        <table:table-row table:style-name="ro1">
          <table:table-cell office:value-type="string" calcext:value-type="string">
            <text:p>Mai 2011</text:p>
          </table:table-cell>
          <table:table-cell office:value-type="float" office:value="104584" calcext:value-type="float">
            <text:p>104584,000</text:p>
          </table:table-cell>
          <table:table-cell office:value-type="float" office:value="1823" calcext:value-type="float">
            <text:p>1823,000</text:p>
          </table:table-cell>
          <table:table-cell office:value-type="string" calcext:value-type="string">
            <text:p>0.0177401932639815</text:p>
          </table:table-cell>
          <table:table-cell office:value-type="float" office:value="116785" calcext:value-type="float">
            <text:p>116785,000</text:p>
          </table:table-cell>
          <table:table-cell office:value-type="float" office:value="-7543" calcext:value-type="float">
            <text:p>-7543,000</text:p>
          </table:table-cell>
          <table:table-cell office:value-type="string" calcext:value-type="string">
            <text:p>-0.0606701627951869</text:p>
          </table:table-cell>
          <table:table-cell office:value-type="float" office:value="221369" calcext:value-type="float">
            <text:p>221369,000</text:p>
          </table:table-cell>
          <table:table-cell office:value-type="float" office:value="-5720" calcext:value-type="float">
            <text:p>-5720,000</text:p>
          </table:table-cell>
          <table:table-cell office:value-type="string" calcext:value-type="string">
            <text:p>-0.0251883622720607</text:p>
          </table:table-cell>
        </table:table-row>
        <table:table-row table:style-name="ro1">
          <table:table-cell office:value-type="string" calcext:value-type="string">
            <text:p>Juni 2011</text:p>
          </table:table-cell>
          <table:table-cell office:value-type="float" office:value="98564" calcext:value-type="float">
            <text:p>98564,000</text:p>
          </table:table-cell>
          <table:table-cell office:value-type="float" office:value="555" calcext:value-type="float">
            <text:p>555,000</text:p>
          </table:table-cell>
          <table:table-cell office:value-type="string" calcext:value-type="string">
            <text:p>0.00566274525808854</text:p>
          </table:table-cell>
          <table:table-cell office:value-type="float" office:value="109380" calcext:value-type="float">
            <text:p>109380,000</text:p>
          </table:table-cell>
          <table:table-cell office:value-type="float" office:value="-5364" calcext:value-type="float">
            <text:p>-5364,000</text:p>
          </table:table-cell>
          <table:table-cell office:value-type="string" calcext:value-type="string">
            <text:p>-0.0467475423551558</text:p>
          </table:table-cell>
          <table:table-cell office:value-type="float" office:value="207944" calcext:value-type="float">
            <text:p>207944,000</text:p>
          </table:table-cell>
          <table:table-cell office:value-type="float" office:value="-4809" calcext:value-type="float">
            <text:p>-4809,000</text:p>
          </table:table-cell>
          <table:table-cell office:value-type="string" calcext:value-type="string">
            <text:p>-0.0226036765639027</text:p>
          </table:table-cell>
        </table:table-row>
        <table:table-row table:style-name="ro1">
          <table:table-cell office:value-type="string" calcext:value-type="string">
            <text:p>Juli 2011</text:p>
          </table:table-cell>
          <table:table-cell office:value-type="float" office:value="101077" calcext:value-type="float">
            <text:p>101077,000</text:p>
          </table:table-cell>
          <table:table-cell office:value-type="float" office:value="1438" calcext:value-type="float">
            <text:p>1438,000</text:p>
          </table:table-cell>
          <table:table-cell office:value-type="string" calcext:value-type="string">
            <text:p>0.0144320998805689</text:p>
          </table:table-cell>
          <table:table-cell office:value-type="float" office:value="108666" calcext:value-type="float">
            <text:p>108666,000</text:p>
          </table:table-cell>
          <table:table-cell office:value-type="float" office:value="-3354" calcext:value-type="float">
            <text:p>-3354,000</text:p>
          </table:table-cell>
          <table:table-cell office:value-type="string" calcext:value-type="string">
            <text:p>-0.0299410819496518</text:p>
          </table:table-cell>
          <table:table-cell office:value-type="float" office:value="209743" calcext:value-type="float">
            <text:p>209743,000</text:p>
          </table:table-cell>
          <table:table-cell office:value-type="float" office:value="-1916" calcext:value-type="float">
            <text:p>-1916,000</text:p>
          </table:table-cell>
          <table:table-cell office:value-type="string" calcext:value-type="string">
            <text:p>-0.00905229638238865</text:p>
          </table:table-cell>
        </table:table-row>
        <table:table-row table:style-name="ro1">
          <table:table-cell office:value-type="string" calcext:value-type="string">
            <text:p>August 2011</text:p>
          </table:table-cell>
          <table:table-cell office:value-type="float" office:value="107591" calcext:value-type="float">
            <text:p>107591,000</text:p>
          </table:table-cell>
          <table:table-cell office:value-type="float" office:value="2332" calcext:value-type="float">
            <text:p>2332,000</text:p>
          </table:table-cell>
          <table:table-cell office:value-type="string" calcext:value-type="string">
            <text:p>0.0221548751175671</text:p>
          </table:table-cell>
          <table:table-cell office:value-type="float" office:value="111656" calcext:value-type="float">
            <text:p>111656,000</text:p>
          </table:table-cell>
          <table:table-cell office:value-type="float" office:value="-1483" calcext:value-type="float">
            <text:p>-1483,000</text:p>
          </table:table-cell>
          <table:table-cell office:value-type="string" calcext:value-type="string">
            <text:p>-0.0131077700881217</text:p>
          </table:table-cell>
          <table:table-cell office:value-type="float" office:value="219247" calcext:value-type="float">
            <text:p>219247,000</text:p>
          </table:table-cell>
          <table:table-cell office:value-type="float" office:value="849" calcext:value-type="float">
            <text:p>849,000</text:p>
          </table:table-cell>
          <table:table-cell office:value-type="string" calcext:value-type="string">
            <text:p>0.00388739823624758</text:p>
          </table:table-cell>
        </table:table-row>
        <table:table-row table:style-name="ro1">
          <table:table-cell office:value-type="string" calcext:value-type="string">
            <text:p>September 2011</text:p>
          </table:table-cell>
          <table:table-cell office:value-type="float" office:value="104567" calcext:value-type="float">
            <text:p>104567,000</text:p>
          </table:table-cell>
          <table:table-cell office:value-type="float" office:value="2760" calcext:value-type="float">
            <text:p>2760,000</text:p>
          </table:table-cell>
          <table:table-cell office:value-type="string" calcext:value-type="string">
            <text:p>0.0271101201292642</text:p>
          </table:table-cell>
          <table:table-cell office:value-type="float" office:value="113640" calcext:value-type="float">
            <text:p>113640,000</text:p>
          </table:table-cell>
          <table:table-cell office:value-type="float" office:value="1280" calcext:value-type="float">
            <text:p>1280,000</text:p>
          </table:table-cell>
          <table:table-cell office:value-type="string" calcext:value-type="string">
            <text:p>0.0113919544321823</text:p>
          </table:table-cell>
          <table:table-cell office:value-type="float" office:value="218207" calcext:value-type="float">
            <text:p>218207,000</text:p>
          </table:table-cell>
          <table:table-cell office:value-type="float" office:value="4040" calcext:value-type="float">
            <text:p>4040,000</text:p>
          </table:table-cell>
          <table:table-cell office:value-type="string" calcext:value-type="string">
            <text:p>0.0188637838695971</text:p>
          </table:table-cell>
        </table:table-row>
        <table:table-row table:style-name="ro1">
          <table:table-cell office:value-type="string" calcext:value-type="string">
            <text:p>Oktober 2011</text:p>
          </table:table-cell>
          <table:table-cell office:value-type="float" office:value="113237" calcext:value-type="float">
            <text:p>113237,000</text:p>
          </table:table-cell>
          <table:table-cell office:value-type="float" office:value="4585" calcext:value-type="float">
            <text:p>4585,000</text:p>
          </table:table-cell>
          <table:table-cell office:value-type="string" calcext:value-type="string">
            <text:p>0.0421989470971542</text:p>
          </table:table-cell>
          <table:table-cell office:value-type="float" office:value="121769" calcext:value-type="float">
            <text:p>121769,000</text:p>
          </table:table-cell>
          <table:table-cell office:value-type="float" office:value="4284" calcext:value-type="float">
            <text:p>4284,000</text:p>
          </table:table-cell>
          <table:table-cell office:value-type="string" calcext:value-type="string">
            <text:p>0.0364642294761033</text:p>
          </table:table-cell>
          <table:table-cell office:value-type="float" office:value="235006" calcext:value-type="float">
            <text:p>235006,000</text:p>
          </table:table-cell>
          <table:table-cell office:value-type="float" office:value="8869" calcext:value-type="float">
            <text:p>8869,000</text:p>
          </table:table-cell>
          <table:table-cell office:value-type="string" calcext:value-type="string">
            <text:p>0.0392195881257822</text:p>
          </table:table-cell>
        </table:table-row>
        <table:table-row table:style-name="ro1">
          <table:table-cell office:value-type="string" calcext:value-type="string">
            <text:p>November 2011</text:p>
          </table:table-cell>
          <table:table-cell office:value-type="float" office:value="118076" calcext:value-type="float">
            <text:p>118076,000</text:p>
          </table:table-cell>
          <table:table-cell office:value-type="float" office:value="4310" calcext:value-type="float">
            <text:p>4310,000</text:p>
          </table:table-cell>
          <table:table-cell office:value-type="string" calcext:value-type="string">
            <text:p>0.0378847810417875</text:p>
          </table:table-cell>
          <table:table-cell office:value-type="float" office:value="135346" calcext:value-type="float">
            <text:p>135346,000</text:p>
          </table:table-cell>
          <table:table-cell office:value-type="float" office:value="4766" calcext:value-type="float">
            <text:p>4766,000</text:p>
          </table:table-cell>
          <table:table-cell office:value-type="string" calcext:value-type="string">
            <text:p>0.0364986981160974</text:p>
          </table:table-cell>
          <table:table-cell office:value-type="float" office:value="253422" calcext:value-type="float">
            <text:p>253422,000</text:p>
          </table:table-cell>
          <table:table-cell office:value-type="float" office:value="9076" calcext:value-type="float">
            <text:p>9076,000</text:p>
          </table:table-cell>
          <table:table-cell office:value-type="string" calcext:value-type="string">
            <text:p>0.0371440498309774</text:p>
          </table:table-cell>
        </table:table-row>
        <table:table-row table:style-name="ro1">
          <table:table-cell office:value-type="string" calcext:value-type="string">
            <text:p>Dezember 2011</text:p>
          </table:table-cell>
          <table:table-cell office:value-type="float" office:value="113110" calcext:value-type="float">
            <text:p>113110,000</text:p>
          </table:table-cell>
          <table:table-cell office:value-type="float" office:value="4416" calcext:value-type="float">
            <text:p>4416,000</text:p>
          </table:table-cell>
          <table:table-cell office:value-type="string" calcext:value-type="string">
            <text:p>0.0406278175428266</text:p>
          </table:table-cell>
          <table:table-cell office:value-type="float" office:value="191643" calcext:value-type="float">
            <text:p>191643,000</text:p>
          </table:table-cell>
          <table:table-cell office:value-type="float" office:value="-1942" calcext:value-type="float">
            <text:p>-1942,000</text:p>
          </table:table-cell>
          <table:table-cell office:value-type="string" calcext:value-type="string">
            <text:p>-0.010031768990366</text:p>
          </table:table-cell>
          <table:table-cell office:value-type="float" office:value="304753" calcext:value-type="float">
            <text:p>304753,000</text:p>
          </table:table-cell>
          <table:table-cell office:value-type="float" office:value="2474" calcext:value-type="float">
            <text:p>2474,000</text:p>
          </table:table-cell>
          <table:table-cell office:value-type="string" calcext:value-type="string">
            <text:p>0.00818449181054589</text:p>
          </table:table-cell>
        </table:table-row>
        <table:table-row table:style-name="ro1">
          <table:table-cell office:value-type="string" calcext:value-type="string">
            <text:p>Jänner 2012</text:p>
          </table:table-cell>
          <table:table-cell office:value-type="float" office:value="113315" calcext:value-type="float">
            <text:p>113315,000</text:p>
          </table:table-cell>
          <table:table-cell office:value-type="float" office:value="5046" calcext:value-type="float">
            <text:p>5046,000</text:p>
          </table:table-cell>
          <table:table-cell office:value-type="string" calcext:value-type="string">
            <text:p>0.0466061384145046</text:p>
          </table:table-cell>
          <table:table-cell office:value-type="float" office:value="204712" calcext:value-type="float">
            <text:p>204712,000</text:p>
          </table:table-cell>
          <table:table-cell office:value-type="float" office:value="3397" calcext:value-type="float">
            <text:p>3397,000</text:p>
          </table:table-cell>
          <table:table-cell office:value-type="string" calcext:value-type="string">
            <text:p>0.0168740531008618</text:p>
          </table:table-cell>
          <table:table-cell office:value-type="float" office:value="318027" calcext:value-type="float">
            <text:p>318027,000</text:p>
          </table:table-cell>
          <table:table-cell office:value-type="float" office:value="8443" calcext:value-type="float">
            <text:p>8443,000</text:p>
          </table:table-cell>
          <table:table-cell office:value-type="string" calcext:value-type="string">
            <text:p>0.0272720812445088</text:p>
          </table:table-cell>
        </table:table-row>
        <table:table-row table:style-name="ro1">
          <table:table-cell office:value-type="string" calcext:value-type="string">
            <text:p>Februar 2012</text:p>
          </table:table-cell>
          <table:table-cell office:value-type="float" office:value="110790" calcext:value-type="float">
            <text:p>110790,000</text:p>
          </table:table-cell>
          <table:table-cell office:value-type="float" office:value="4438" calcext:value-type="float">
            <text:p>4438,000</text:p>
          </table:table-cell>
          <table:table-cell office:value-type="string" calcext:value-type="string">
            <text:p>0.0417293515871822</text:p>
          </table:table-cell>
          <table:table-cell office:value-type="float" office:value="199274" calcext:value-type="float">
            <text:p>199274,000</text:p>
          </table:table-cell>
          <table:table-cell office:value-type="float" office:value="13368" calcext:value-type="float">
            <text:p>13368,000</text:p>
          </table:table-cell>
          <table:table-cell office:value-type="string" calcext:value-type="string">
            <text:p>0.0719073079943627</text:p>
          </table:table-cell>
          <table:table-cell office:value-type="float" office:value="310064" calcext:value-type="float">
            <text:p>310064,000</text:p>
          </table:table-cell>
          <table:table-cell office:value-type="float" office:value="17806" calcext:value-type="float">
            <text:p>17806,000</text:p>
          </table:table-cell>
          <table:table-cell office:value-type="string" calcext:value-type="string">
            <text:p>0.060925620513382</text:p>
          </table:table-cell>
        </table:table-row>
        <table:table-row table:style-name="ro1">
          <table:table-cell office:value-type="string" calcext:value-type="string">
            <text:p>März 2012</text:p>
          </table:table-cell>
          <table:table-cell office:value-type="float" office:value="109126" calcext:value-type="float">
            <text:p>109126,000</text:p>
          </table:table-cell>
          <table:table-cell office:value-type="float" office:value="2814" calcext:value-type="float">
            <text:p>2814,000</text:p>
          </table:table-cell>
          <table:table-cell office:value-type="string" calcext:value-type="string">
            <text:p>0.0264692602904658</text:p>
          </table:table-cell>
          <table:table-cell office:value-type="float" office:value="154648" calcext:value-type="float">
            <text:p>154648,000</text:p>
          </table:table-cell>
          <table:table-cell office:value-type="float" office:value="8373" calcext:value-type="float">
            <text:p>8373,000</text:p>
          </table:table-cell>
          <table:table-cell office:value-type="string" calcext:value-type="string">
            <text:p>0.0572414971799692</text:p>
          </table:table-cell>
          <table:table-cell office:value-type="float" office:value="263774" calcext:value-type="float">
            <text:p>263774,000</text:p>
          </table:table-cell>
          <table:table-cell office:value-type="float" office:value="11187" calcext:value-type="float">
            <text:p>11187,000</text:p>
          </table:table-cell>
          <table:table-cell office:value-type="string" calcext:value-type="string">
            <text:p>0.0442896902849315</text:p>
          </table:table-cell>
        </table:table-row>
        <table:table-row table:style-name="ro1">
          <table:table-cell office:value-type="string" calcext:value-type="string">
            <text:p>April 2012</text:p>
          </table:table-cell>
          <table:table-cell office:value-type="float" office:value="115597" calcext:value-type="float">
            <text:p>115597,000</text:p>
          </table:table-cell>
          <table:table-cell office:value-type="float" office:value="6051" calcext:value-type="float">
            <text:p>6051,000</text:p>
          </table:table-cell>
          <table:table-cell office:value-type="string" calcext:value-type="string">
            <text:p>0.0552370693589907</text:p>
          </table:table-cell>
          <table:table-cell office:value-type="float" office:value="136226" calcext:value-type="float">
            <text:p>136226,000</text:p>
          </table:table-cell>
          <table:table-cell office:value-type="float" office:value="9468" calcext:value-type="float">
            <text:p>9468,000</text:p>
          </table:table-cell>
          <table:table-cell office:value-type="string" calcext:value-type="string">
            <text:p>0.0746935104687673</text:p>
          </table:table-cell>
          <table:table-cell office:value-type="float" office:value="251823" calcext:value-type="float">
            <text:p>251823,000</text:p>
          </table:table-cell>
          <table:table-cell office:value-type="float" office:value="15519" calcext:value-type="float">
            <text:p>15519,000</text:p>
          </table:table-cell>
          <table:table-cell office:value-type="string" calcext:value-type="string">
            <text:p>0.0656738777168393</text:p>
          </table:table-cell>
        </table:table-row>
        <table:table-row table:style-name="ro1">
          <table:table-cell office:value-type="string" calcext:value-type="string">
            <text:p>Mai 2012</text:p>
          </table:table-cell>
          <table:table-cell office:value-type="float" office:value="107116" calcext:value-type="float">
            <text:p>107116,000</text:p>
          </table:table-cell>
          <table:table-cell office:value-type="float" office:value="2532" calcext:value-type="float">
            <text:p>2532,000</text:p>
          </table:table-cell>
          <table:table-cell office:value-type="string" calcext:value-type="string">
            <text:p>0.0242102042377419</text:p>
          </table:table-cell>
          <table:table-cell office:value-type="float" office:value="123961" calcext:value-type="float">
            <text:p>123961,000</text:p>
          </table:table-cell>
          <table:table-cell office:value-type="float" office:value="7176" calcext:value-type="float">
            <text:p>7176,000</text:p>
          </table:table-cell>
          <table:table-cell office:value-type="string" calcext:value-type="string">
            <text:p>0.0614462473776598</text:p>
          </table:table-cell>
          <table:table-cell office:value-type="float" office:value="231077" calcext:value-type="float">
            <text:p>231077,000</text:p>
          </table:table-cell>
          <table:table-cell office:value-type="float" office:value="9708" calcext:value-type="float">
            <text:p>9708,000</text:p>
          </table:table-cell>
          <table:table-cell office:value-type="string" calcext:value-type="string">
            <text:p>0.0438543788877395</text:p>
          </table:table-cell>
        </table:table-row>
        <table:table-row table:style-name="ro1">
          <table:table-cell office:value-type="string" calcext:value-type="string">
            <text:p>Juni 2012</text:p>
          </table:table-cell>
          <table:table-cell office:value-type="float" office:value="102914" calcext:value-type="float">
            <text:p>102914,000</text:p>
          </table:table-cell>
          <table:table-cell office:value-type="float" office:value="4350" calcext:value-type="float">
            <text:p>4350,000</text:p>
          </table:table-cell>
          <table:table-cell office:value-type="string" calcext:value-type="string">
            <text:p>0.0441337608051621</text:p>
          </table:table-cell>
          <table:table-cell office:value-type="float" office:value="117156" calcext:value-type="float">
            <text:p>117156,000</text:p>
          </table:table-cell>
          <table:table-cell office:value-type="float" office:value="7776" calcext:value-type="float">
            <text:p>7776,000</text:p>
          </table:table-cell>
          <table:table-cell office:value-type="string" calcext:value-type="string">
            <text:p>0.0710916072408118</text:p>
          </table:table-cell>
          <table:table-cell office:value-type="float" office:value="220070" calcext:value-type="float">
            <text:p>220070,000</text:p>
          </table:table-cell>
          <table:table-cell office:value-type="float" office:value="12126" calcext:value-type="float">
            <text:p>12126,000</text:p>
          </table:table-cell>
          <table:table-cell office:value-type="string" calcext:value-type="string">
            <text:p>0.0583137767860578</text:p>
          </table:table-cell>
        </table:table-row>
        <table:table-row table:style-name="ro1">
          <table:table-cell office:value-type="string" calcext:value-type="string">
            <text:p>Juli 2012</text:p>
          </table:table-cell>
          <table:table-cell office:value-type="float" office:value="108448" calcext:value-type="float">
            <text:p>108448,000</text:p>
          </table:table-cell>
          <table:table-cell office:value-type="float" office:value="7371" calcext:value-type="float">
            <text:p>7371,000</text:p>
          </table:table-cell>
          <table:table-cell office:value-type="string" calcext:value-type="string">
            <text:p>0.0729246020360715</text:p>
          </table:table-cell>
          <table:table-cell office:value-type="float" office:value="119421" calcext:value-type="float">
            <text:p>119421,000</text:p>
          </table:table-cell>
          <table:table-cell office:value-type="float" office:value="10755" calcext:value-type="float">
            <text:p>10755,000</text:p>
          </table:table-cell>
          <table:table-cell office:value-type="string" calcext:value-type="string">
            <text:p>0.0989729998343548</text:p>
          </table:table-cell>
          <table:table-cell office:value-type="float" office:value="227869" calcext:value-type="float">
            <text:p>227869,000</text:p>
          </table:table-cell>
          <table:table-cell office:value-type="float" office:value="18126" calcext:value-type="float">
            <text:p>18126,000</text:p>
          </table:table-cell>
          <table:table-cell office:value-type="string" calcext:value-type="string">
            <text:p>0.0864200473913313</text:p>
          </table:table-cell>
        </table:table-row>
        <table:table-row table:style-name="ro1">
          <table:table-cell office:value-type="string" calcext:value-type="string">
            <text:p>August 2012</text:p>
          </table:table-cell>
          <table:table-cell office:value-type="float" office:value="112405" calcext:value-type="float">
            <text:p>112405,000</text:p>
          </table:table-cell>
          <table:table-cell office:value-type="float" office:value="4814" calcext:value-type="float">
            <text:p>4814,000</text:p>
          </table:table-cell>
          <table:table-cell office:value-type="string" calcext:value-type="string">
            <text:p>0.0447435194393583</text:p>
          </table:table-cell>
          <table:table-cell office:value-type="float" office:value="120256" calcext:value-type="float">
            <text:p>120256,000</text:p>
          </table:table-cell>
          <table:table-cell office:value-type="float" office:value="8600" calcext:value-type="float">
            <text:p>8600,000</text:p>
          </table:table-cell>
          <table:table-cell office:value-type="string" calcext:value-type="string">
            <text:p>0.0770222827255141</text:p>
          </table:table-cell>
          <table:table-cell office:value-type="float" office:value="232661" calcext:value-type="float">
            <text:p>232661,000</text:p>
          </table:table-cell>
          <table:table-cell office:value-type="float" office:value="13414" calcext:value-type="float">
            <text:p>13414,000</text:p>
          </table:table-cell>
          <table:table-cell office:value-type="string" calcext:value-type="string">
            <text:p>0.0611821370417839</text:p>
          </table:table-cell>
        </table:table-row>
        <table:table-row table:style-name="ro1">
          <table:table-cell office:value-type="string" calcext:value-type="string">
            <text:p>September 2012</text:p>
          </table:table-cell>
          <table:table-cell office:value-type="float" office:value="107731" calcext:value-type="float">
            <text:p>107731,000</text:p>
          </table:table-cell>
          <table:table-cell office:value-type="float" office:value="3164" calcext:value-type="float">
            <text:p>3164,000</text:p>
          </table:table-cell>
          <table:table-cell office:value-type="string" calcext:value-type="string">
            <text:p>0.0302581120238699</text:p>
          </table:table-cell>
          <table:table-cell office:value-type="float" office:value="121294" calcext:value-type="float">
            <text:p>121294,000</text:p>
          </table:table-cell>
          <table:table-cell office:value-type="float" office:value="7654" calcext:value-type="float">
            <text:p>7654,000</text:p>
          </table:table-cell>
          <table:table-cell office:value-type="string" calcext:value-type="string">
            <text:p>0.0673530447025695</text:p>
          </table:table-cell>
          <table:table-cell office:value-type="float" office:value="229025" calcext:value-type="float">
            <text:p>229025,000</text:p>
          </table:table-cell>
          <table:table-cell office:value-type="float" office:value="10818" calcext:value-type="float">
            <text:p>10818,000</text:p>
          </table:table-cell>
          <table:table-cell office:value-type="string" calcext:value-type="string">
            <text:p>0.0495767780135376</text:p>
          </table:table-cell>
        </table:table-row>
        <table:table-row table:style-name="ro1">
          <table:table-cell office:value-type="string" calcext:value-type="string">
            <text:p>Oktober 2012</text:p>
          </table:table-cell>
          <table:table-cell office:value-type="float" office:value="118372" calcext:value-type="float">
            <text:p>118372,000</text:p>
          </table:table-cell>
          <table:table-cell office:value-type="float" office:value="5135" calcext:value-type="float">
            <text:p>5135,000</text:p>
          </table:table-cell>
          <table:table-cell office:value-type="string" calcext:value-type="string">
            <text:p>0.0453473687928857</text:p>
          </table:table-cell>
          <table:table-cell office:value-type="float" office:value="131540" calcext:value-type="float">
            <text:p>131540,000</text:p>
          </table:table-cell>
          <table:table-cell office:value-type="float" office:value="9771" calcext:value-type="float">
            <text:p>9771,000</text:p>
          </table:table-cell>
          <table:table-cell office:value-type="string" calcext:value-type="string">
            <text:p>0.0802420977424468</text:p>
          </table:table-cell>
          <table:table-cell office:value-type="float" office:value="249912" calcext:value-type="float">
            <text:p>249912,000</text:p>
          </table:table-cell>
          <table:table-cell office:value-type="float" office:value="14906" calcext:value-type="float">
            <text:p>14906,000</text:p>
          </table:table-cell>
          <table:table-cell office:value-type="string" calcext:value-type="string">
            <text:p>0.0634281677914606</text:p>
          </table:table-cell>
        </table:table-row>
        <table:table-row table:style-name="ro1">
          <table:table-cell office:value-type="string" calcext:value-type="string">
            <text:p>November 2012</text:p>
          </table:table-cell>
          <table:table-cell office:value-type="float" office:value="123342" calcext:value-type="float">
            <text:p>123342,000</text:p>
          </table:table-cell>
          <table:table-cell office:value-type="float" office:value="5266" calcext:value-type="float">
            <text:p>5266,000</text:p>
          </table:table-cell>
          <table:table-cell office:value-type="string" calcext:value-type="string">
            <text:p>0.0445983942545479</text:p>
          </table:table-cell>
          <table:table-cell office:value-type="float" office:value="147094" calcext:value-type="float">
            <text:p>147094,000</text:p>
          </table:table-cell>
          <table:table-cell office:value-type="float" office:value="11748" calcext:value-type="float">
            <text:p>11748,000</text:p>
          </table:table-cell>
          <table:table-cell office:value-type="string" calcext:value-type="string">
            <text:p>0.0867997576581502</text:p>
          </table:table-cell>
          <table:table-cell office:value-type="float" office:value="270436" calcext:value-type="float">
            <text:p>270436,000</text:p>
          </table:table-cell>
          <table:table-cell office:value-type="float" office:value="17014" calcext:value-type="float">
            <text:p>17014,000</text:p>
          </table:table-cell>
          <table:table-cell office:value-type="string" calcext:value-type="string">
            <text:p>0.0671370283558649</text:p>
          </table:table-cell>
        </table:table-row>
        <table:table-row table:style-name="ro1">
          <table:table-cell office:value-type="string" calcext:value-type="string">
            <text:p>Dezember 2012</text:p>
          </table:table-cell>
          <table:table-cell office:value-type="float" office:value="118300" calcext:value-type="float">
            <text:p>118300,000</text:p>
          </table:table-cell>
          <table:table-cell office:value-type="float" office:value="5190" calcext:value-type="float">
            <text:p>5190,000</text:p>
          </table:table-cell>
          <table:table-cell office:value-type="string" calcext:value-type="string">
            <text:p>0.0458845371762002</text:p>
          </table:table-cell>
          <table:table-cell office:value-type="float" office:value="204681" calcext:value-type="float">
            <text:p>204681,000</text:p>
          </table:table-cell>
          <table:table-cell office:value-type="float" office:value="13038" calcext:value-type="float">
            <text:p>13038,000</text:p>
          </table:table-cell>
          <table:table-cell office:value-type="string" calcext:value-type="string">
            <text:p>0.0680327483915405</text:p>
          </table:table-cell>
          <table:table-cell office:value-type="float" office:value="322981" calcext:value-type="float">
            <text:p>322981,000</text:p>
          </table:table-cell>
          <table:table-cell office:value-type="float" office:value="18228" calcext:value-type="float">
            <text:p>18228,000</text:p>
          </table:table-cell>
          <table:table-cell office:value-type="string" calcext:value-type="string">
            <text:p>0.0598123726427632</text:p>
          </table:table-cell>
        </table:table-row>
        <table:table-row table:style-name="ro1">
          <table:table-cell office:value-type="string" calcext:value-type="string">
            <text:p>Jänner 2013</text:p>
          </table:table-cell>
          <table:table-cell office:value-type="float" office:value="118663" calcext:value-type="float">
            <text:p>118663,000</text:p>
          </table:table-cell>
          <table:table-cell office:value-type="float" office:value="5348" calcext:value-type="float">
            <text:p>5348,000</text:p>
          </table:table-cell>
          <table:table-cell office:value-type="string" calcext:value-type="string">
            <text:p>0.0471958699201341</text:p>
          </table:table-cell>
          <table:table-cell office:value-type="float" office:value="219758" calcext:value-type="float">
            <text:p>219758,000</text:p>
          </table:table-cell>
          <table:table-cell office:value-type="float" office:value="15046" calcext:value-type="float">
            <text:p>15046,000</text:p>
          </table:table-cell>
          <table:table-cell office:value-type="string" calcext:value-type="string">
            <text:p>0.0734983782093868</text:p>
          </table:table-cell>
          <table:table-cell office:value-type="float" office:value="338421" calcext:value-type="float">
            <text:p>338421,000</text:p>
          </table:table-cell>
          <table:table-cell office:value-type="float" office:value="20394" calcext:value-type="float">
            <text:p>20394,000</text:p>
          </table:table-cell>
          <table:table-cell office:value-type="string" calcext:value-type="string">
            <text:p>0.0641266307577659</text:p>
          </table:table-cell>
        </table:table-row>
        <table:table-row table:style-name="ro1">
          <table:table-cell office:value-type="string" calcext:value-type="string">
            <text:p>Februar 2013</text:p>
          </table:table-cell>
          <table:table-cell office:value-type="float" office:value="115162" calcext:value-type="float">
            <text:p>115162,000</text:p>
          </table:table-cell>
          <table:table-cell office:value-type="float" office:value="4372" calcext:value-type="float">
            <text:p>4372,000</text:p>
          </table:table-cell>
          <table:table-cell office:value-type="string" calcext:value-type="string">
            <text:p>0.0394620453109486</text:p>
          </table:table-cell>
          <table:table-cell office:value-type="float" office:value="211239" calcext:value-type="float">
            <text:p>211239,000</text:p>
          </table:table-cell>
          <table:table-cell office:value-type="float" office:value="11965" calcext:value-type="float">
            <text:p>11965,000</text:p>
          </table:table-cell>
          <table:table-cell office:value-type="string" calcext:value-type="string">
            <text:p>0.060042955930026</text:p>
          </table:table-cell>
          <table:table-cell office:value-type="float" office:value="326401" calcext:value-type="float">
            <text:p>326401,000</text:p>
          </table:table-cell>
          <table:table-cell office:value-type="float" office:value="16337" calcext:value-type="float">
            <text:p>16337,000</text:p>
          </table:table-cell>
          <table:table-cell office:value-type="string" calcext:value-type="string">
            <text:p>0.0526891222457299</text:p>
          </table:table-cell>
        </table:table-row>
        <table:table-row table:style-name="ro1">
          <table:table-cell office:value-type="string" calcext:value-type="string">
            <text:p>März 2013</text:p>
          </table:table-cell>
          <table:table-cell office:value-type="float" office:value="113655" calcext:value-type="float">
            <text:p>113655,000</text:p>
          </table:table-cell>
          <table:table-cell office:value-type="float" office:value="4529" calcext:value-type="float">
            <text:p>4529,000</text:p>
          </table:table-cell>
          <table:table-cell office:value-type="string" calcext:value-type="string">
            <text:p>0.04150248336785</text:p>
          </table:table-cell>
          <table:table-cell office:value-type="float" office:value="176390" calcext:value-type="float">
            <text:p>176390,000</text:p>
          </table:table-cell>
          <table:table-cell office:value-type="float" office:value="21742" calcext:value-type="float">
            <text:p>21742,000</text:p>
          </table:table-cell>
          <table:table-cell office:value-type="string" calcext:value-type="string">
            <text:p>0.140590243650096</text:p>
          </table:table-cell>
          <table:table-cell office:value-type="float" office:value="290045" calcext:value-type="float">
            <text:p>290045,000</text:p>
          </table:table-cell>
          <table:table-cell office:value-type="float" office:value="26271" calcext:value-type="float">
            <text:p>26271,000</text:p>
          </table:table-cell>
          <table:table-cell office:value-type="string" calcext:value-type="string">
            <text:p>0.0995966243829945</text:p>
          </table:table-cell>
        </table:table-row>
        <table:table-row table:style-name="ro1">
          <table:table-cell office:value-type="string" calcext:value-type="string">
            <text:p>April 2013</text:p>
          </table:table-cell>
          <table:table-cell office:value-type="float" office:value="122729" calcext:value-type="float">
            <text:p>122729,000</text:p>
          </table:table-cell>
          <table:table-cell office:value-type="float" office:value="7132" calcext:value-type="float">
            <text:p>7132,000</text:p>
          </table:table-cell>
          <table:table-cell office:value-type="string" calcext:value-type="string">
            <text:p>0.0616971028659913</text:p>
          </table:table-cell>
          <table:table-cell office:value-type="float" office:value="150392" calcext:value-type="float">
            <text:p>150392,000</text:p>
          </table:table-cell>
          <table:table-cell office:value-type="float" office:value="14166" calcext:value-type="float">
            <text:p>14166,000</text:p>
          </table:table-cell>
          <table:table-cell office:value-type="string" calcext:value-type="string">
            <text:p>0.103988959523145</text:p>
          </table:table-cell>
          <table:table-cell office:value-type="float" office:value="273121" calcext:value-type="float">
            <text:p>273121,000</text:p>
          </table:table-cell>
          <table:table-cell office:value-type="float" office:value="21298" calcext:value-type="float">
            <text:p>21298,000</text:p>
          </table:table-cell>
          <table:table-cell office:value-type="string" calcext:value-type="string">
            <text:p>0.084575277079536</text:p>
          </table:table-cell>
        </table:table-row>
        <table:table-row table:style-name="ro1">
          <table:table-cell office:value-type="string" calcext:value-type="string">
            <text:p>Mai 2013</text:p>
          </table:table-cell>
          <table:table-cell office:value-type="float" office:value="114428" calcext:value-type="float">
            <text:p>114428,000</text:p>
          </table:table-cell>
          <table:table-cell office:value-type="float" office:value="7312" calcext:value-type="float">
            <text:p>7312,000</text:p>
          </table:table-cell>
          <table:table-cell office:value-type="string" calcext:value-type="string">
            <text:p>0.0682624444527428</text:p>
          </table:table-cell>
          <table:table-cell office:value-type="float" office:value="137467" calcext:value-type="float">
            <text:p>137467,000</text:p>
          </table:table-cell>
          <table:table-cell office:value-type="float" office:value="13506" calcext:value-type="float">
            <text:p>13506,000</text:p>
          </table:table-cell>
          <table:table-cell office:value-type="string" calcext:value-type="string">
            <text:p>0.108953622510306</text:p>
          </table:table-cell>
          <table:table-cell office:value-type="float" office:value="251895" calcext:value-type="float">
            <text:p>251895,000</text:p>
          </table:table-cell>
          <table:table-cell office:value-type="float" office:value="20818" calcext:value-type="float">
            <text:p>20818,000</text:p>
          </table:table-cell>
          <table:table-cell office:value-type="string" calcext:value-type="string">
            <text:p>0.090091181727303</text:p>
          </table:table-cell>
        </table:table-row>
        <table:table-row table:style-name="ro1">
          <table:table-cell office:value-type="string" calcext:value-type="string">
            <text:p>Juni 2013</text:p>
          </table:table-cell>
          <table:table-cell office:value-type="float" office:value="111230" calcext:value-type="float">
            <text:p>111230,000</text:p>
          </table:table-cell>
          <table:table-cell office:value-type="float" office:value="8316" calcext:value-type="float">
            <text:p>8316,000</text:p>
          </table:table-cell>
          <table:table-cell office:value-type="string" calcext:value-type="string">
            <text:p>0.0808053326078085</text:p>
          </table:table-cell>
          <table:table-cell office:value-type="float" office:value="131012" calcext:value-type="float">
            <text:p>131012,000</text:p>
          </table:table-cell>
          <table:table-cell office:value-type="float" office:value="13856" calcext:value-type="float">
            <text:p>13856,000</text:p>
          </table:table-cell>
          <table:table-cell office:value-type="string" calcext:value-type="string">
            <text:p>0.118269657550616</text:p>
          </table:table-cell>
          <table:table-cell office:value-type="float" office:value="242242" calcext:value-type="float">
            <text:p>242242,000</text:p>
          </table:table-cell>
          <table:table-cell office:value-type="float" office:value="22172" calcext:value-type="float">
            <text:p>22172,000</text:p>
          </table:table-cell>
          <table:table-cell office:value-type="string" calcext:value-type="string">
            <text:p>0.100749761439542</text:p>
          </table:table-cell>
        </table:table-row>
        <table:table-row table:style-name="ro1">
          <table:table-cell office:value-type="string" calcext:value-type="string">
            <text:p>Juli 2013</text:p>
          </table:table-cell>
          <table:table-cell office:value-type="float" office:value="119935" calcext:value-type="float">
            <text:p>119935,000</text:p>
          </table:table-cell>
          <table:table-cell office:value-type="float" office:value="11487" calcext:value-type="float">
            <text:p>11487,000</text:p>
          </table:table-cell>
          <table:table-cell office:value-type="string" calcext:value-type="string">
            <text:p>0.105921732074358</text:p>
          </table:table-cell>
          <table:table-cell office:value-type="float" office:value="136559" calcext:value-type="float">
            <text:p>136559,000</text:p>
          </table:table-cell>
          <table:table-cell office:value-type="float" office:value="17138" calcext:value-type="float">
            <text:p>17138,000</text:p>
          </table:table-cell>
          <table:table-cell office:value-type="string" calcext:value-type="string">
            <text:p>0.143509098064829</text:p>
          </table:table-cell>
          <table:table-cell office:value-type="float" office:value="256494" calcext:value-type="float">
            <text:p>256494,000</text:p>
          </table:table-cell>
          <table:table-cell office:value-type="float" office:value="28625" calcext:value-type="float">
            <text:p>28625,000</text:p>
          </table:table-cell>
          <table:table-cell office:value-type="string" calcext:value-type="string">
            <text:p>0.125620422260158</text:p>
          </table:table-cell>
        </table:table-row>
        <table:table-row table:style-name="ro1">
          <table:table-cell office:value-type="string" calcext:value-type="string">
            <text:p>August 2013</text:p>
          </table:table-cell>
          <table:table-cell office:value-type="float" office:value="124790" calcext:value-type="float">
            <text:p>124790,000</text:p>
          </table:table-cell>
          <table:table-cell office:value-type="float" office:value="12385" calcext:value-type="float">
            <text:p>12385,000</text:p>
          </table:table-cell>
          <table:table-cell office:value-type="string" calcext:value-type="string">
            <text:p>0.110181931408745</text:p>
          </table:table-cell>
          <table:table-cell office:value-type="float" office:value="138297" calcext:value-type="float">
            <text:p>138297,000</text:p>
          </table:table-cell>
          <table:table-cell office:value-type="float" office:value="18041" calcext:value-type="float">
            <text:p>18041,000</text:p>
          </table:table-cell>
          <table:table-cell office:value-type="string" calcext:value-type="string">
            <text:p>0.150021620542842</text:p>
          </table:table-cell>
          <table:table-cell office:value-type="float" office:value="263087" calcext:value-type="float">
            <text:p>263087,000</text:p>
          </table:table-cell>
          <table:table-cell office:value-type="float" office:value="30426" calcext:value-type="float">
            <text:p>30426,000</text:p>
          </table:table-cell>
          <table:table-cell office:value-type="string" calcext:value-type="string">
            <text:p>0.130773958678077</text:p>
          </table:table-cell>
        </table:table-row>
        <table:table-row table:style-name="ro1">
          <table:table-cell office:value-type="string" calcext:value-type="string">
            <text:p>September 2013</text:p>
          </table:table-cell>
          <table:table-cell office:value-type="float" office:value="121606" calcext:value-type="float">
            <text:p>121606,000</text:p>
          </table:table-cell>
          <table:table-cell office:value-type="float" office:value="13875" calcext:value-type="float">
            <text:p>13875,000</text:p>
          </table:table-cell>
          <table:table-cell office:value-type="string" calcext:value-type="string">
            <text:p>0.128793012224893</text:p>
          </table:table-cell>
          <table:table-cell office:value-type="float" office:value="139653" calcext:value-type="float">
            <text:p>139653,000</text:p>
          </table:table-cell>
          <table:table-cell office:value-type="float" office:value="18359" calcext:value-type="float">
            <text:p>18359,000</text:p>
          </table:table-cell>
          <table:table-cell office:value-type="string" calcext:value-type="string">
            <text:p>0.151359506653256</text:p>
          </table:table-cell>
          <table:table-cell office:value-type="float" office:value="261259" calcext:value-type="float">
            <text:p>261259,000</text:p>
          </table:table-cell>
          <table:table-cell office:value-type="float" office:value="32234" calcext:value-type="float">
            <text:p>32234,000</text:p>
          </table:table-cell>
          <table:table-cell office:value-type="string" calcext:value-type="string">
            <text:p>0.140744460211767</text:p>
          </table:table-cell>
        </table:table-row>
        <table:table-row table:style-name="ro1">
          <table:table-cell office:value-type="string" calcext:value-type="string">
            <text:p>Oktober 2013</text:p>
          </table:table-cell>
          <table:table-cell office:value-type="float" office:value="131323" calcext:value-type="float">
            <text:p>131323,000</text:p>
          </table:table-cell>
          <table:table-cell office:value-type="float" office:value="12951" calcext:value-type="float">
            <text:p>12951,000</text:p>
          </table:table-cell>
          <table:table-cell office:value-type="string" calcext:value-type="string">
            <text:p>0.109409319771568</text:p>
          </table:table-cell>
          <table:table-cell office:value-type="float" office:value="149013" calcext:value-type="float">
            <text:p>149013,000</text:p>
          </table:table-cell>
          <table:table-cell office:value-type="float" office:value="17473" calcext:value-type="float">
            <text:p>17473,000</text:p>
          </table:table-cell>
          <table:table-cell office:value-type="string" calcext:value-type="string">
            <text:p>0.132834118899194</text:p>
          </table:table-cell>
          <table:table-cell office:value-type="float" office:value="280336" calcext:value-type="float">
            <text:p>280336,000</text:p>
          </table:table-cell>
          <table:table-cell office:value-type="float" office:value="30424" calcext:value-type="float">
            <text:p>30424,000</text:p>
          </table:table-cell>
          <table:table-cell office:value-type="string" calcext:value-type="string">
            <text:p>0.121738852075931</text:p>
          </table:table-cell>
        </table:table-row>
        <table:table-row table:style-name="ro1">
          <table:table-cell office:value-type="string" calcext:value-type="string">
            <text:p>November 2013</text:p>
          </table:table-cell>
          <table:table-cell office:value-type="float" office:value="136340" calcext:value-type="float">
            <text:p>136340,000</text:p>
          </table:table-cell>
          <table:table-cell office:value-type="float" office:value="12998" calcext:value-type="float">
            <text:p>12998,000</text:p>
          </table:table-cell>
          <table:table-cell office:value-type="string" calcext:value-type="string">
            <text:p>0.105381783982747</text:p>
          </table:table-cell>
          <table:table-cell office:value-type="float" office:value="165558" calcext:value-type="float">
            <text:p>165558,000</text:p>
          </table:table-cell>
          <table:table-cell office:value-type="float" office:value="18464" calcext:value-type="float">
            <text:p>18464,000</text:p>
          </table:table-cell>
          <table:table-cell office:value-type="string" calcext:value-type="string">
            <text:p>0.125525174378289</text:p>
          </table:table-cell>
          <table:table-cell office:value-type="float" office:value="301898" calcext:value-type="float">
            <text:p>301898,000</text:p>
          </table:table-cell>
          <table:table-cell office:value-type="float" office:value="31462" calcext:value-type="float">
            <text:p>31462,000</text:p>
          </table:table-cell>
          <table:table-cell office:value-type="string" calcext:value-type="string">
            <text:p>0.116338061500688</text:p>
          </table:table-cell>
        </table:table-row>
        <table:table-row table:style-name="ro1">
          <table:table-cell office:value-type="string" calcext:value-type="string">
            <text:p>Dezember 2013</text:p>
          </table:table-cell>
          <table:table-cell office:value-type="float" office:value="134278" calcext:value-type="float">
            <text:p>134278,000</text:p>
          </table:table-cell>
          <table:table-cell office:value-type="float" office:value="15978" calcext:value-type="float">
            <text:p>15978,000</text:p>
          </table:table-cell>
          <table:table-cell office:value-type="string" calcext:value-type="string">
            <text:p>0.135063398140321</text:p>
          </table:table-cell>
          <table:table-cell office:value-type="float" office:value="227001" calcext:value-type="float">
            <text:p>227001,000</text:p>
          </table:table-cell>
          <table:table-cell office:value-type="float" office:value="22320" calcext:value-type="float">
            <text:p>22320,000</text:p>
          </table:table-cell>
          <table:table-cell office:value-type="string" calcext:value-type="string">
            <text:p>0.109047737699151</text:p>
          </table:table-cell>
          <table:table-cell office:value-type="float" office:value="361279" calcext:value-type="float">
            <text:p>361279,000</text:p>
          </table:table-cell>
          <table:table-cell office:value-type="float" office:value="38298" calcext:value-type="float">
            <text:p>38298,000</text:p>
          </table:table-cell>
          <table:table-cell office:value-type="string" calcext:value-type="string">
            <text:p>0.118576634538874</text:p>
          </table:table-cell>
        </table:table-row>
        <table:table-row table:style-name="ro1">
          <table:table-cell office:value-type="string" calcext:value-type="string">
            <text:p>Jänner 2014</text:p>
          </table:table-cell>
          <table:table-cell office:value-type="float" office:value="133036" calcext:value-type="float">
            <text:p>133036,000</text:p>
          </table:table-cell>
          <table:table-cell office:value-type="float" office:value="14373" calcext:value-type="float">
            <text:p>14373,000</text:p>
          </table:table-cell>
          <table:table-cell office:value-type="string" calcext:value-type="string">
            <text:p>0.121124529128709</text:p>
          </table:table-cell>
          <table:table-cell office:value-type="float" office:value="236801" calcext:value-type="float">
            <text:p>236801,000</text:p>
          </table:table-cell>
          <table:table-cell office:value-type="float" office:value="17043" calcext:value-type="float">
            <text:p>17043,000</text:p>
          </table:table-cell>
          <table:table-cell office:value-type="string" calcext:value-type="string">
            <text:p>0.0775534906579055</text:p>
          </table:table-cell>
          <table:table-cell office:value-type="float" office:value="369837" calcext:value-type="float">
            <text:p>369837,000</text:p>
          </table:table-cell>
          <table:table-cell office:value-type="float" office:value="31416" calcext:value-type="float">
            <text:p>31416,000</text:p>
          </table:table-cell>
          <table:table-cell office:value-type="string" calcext:value-type="string">
            <text:p>0.0928311186362548</text:p>
          </table:table-cell>
        </table:table-row>
        <table:table-row table:style-name="ro1">
          <table:table-cell office:value-type="string" calcext:value-type="string">
            <text:p>Februar 2014</text:p>
          </table:table-cell>
          <table:table-cell office:value-type="float" office:value="130753" calcext:value-type="float">
            <text:p>130753,000</text:p>
          </table:table-cell>
          <table:table-cell office:value-type="float" office:value="15591" calcext:value-type="float">
            <text:p>15591,000</text:p>
          </table:table-cell>
          <table:table-cell office:value-type="string" calcext:value-type="string">
            <text:p>0.13538319931922</text:p>
          </table:table-cell>
          <table:table-cell office:value-type="float" office:value="225992" calcext:value-type="float">
            <text:p>225992,000</text:p>
          </table:table-cell>
          <table:table-cell office:value-type="float" office:value="14753" calcext:value-type="float">
            <text:p>14753,000</text:p>
          </table:table-cell>
          <table:table-cell office:value-type="string" calcext:value-type="string">
            <text:p>0.0698403230464072</text:p>
          </table:table-cell>
          <table:table-cell office:value-type="float" office:value="356745" calcext:value-type="float">
            <text:p>356745,000</text:p>
          </table:table-cell>
          <table:table-cell office:value-type="float" office:value="30344" calcext:value-type="float">
            <text:p>30344,000</text:p>
          </table:table-cell>
          <table:table-cell office:value-type="string" calcext:value-type="string">
            <text:p>0.0929654014540397</text:p>
          </table:table-cell>
        </table:table-row>
        <table:table-row table:style-name="ro1">
          <table:table-cell office:value-type="string" calcext:value-type="string">
            <text:p>März 2014</text:p>
          </table:table-cell>
          <table:table-cell office:value-type="float" office:value="131801" calcext:value-type="float">
            <text:p>131801,000</text:p>
          </table:table-cell>
          <table:table-cell office:value-type="float" office:value="18146" calcext:value-type="float">
            <text:p>18146,000</text:p>
          </table:table-cell>
          <table:table-cell office:value-type="string" calcext:value-type="string">
            <text:p>0.159658615986978</text:p>
          </table:table-cell>
          <table:table-cell office:value-type="float" office:value="187374" calcext:value-type="float">
            <text:p>187374,000</text:p>
          </table:table-cell>
          <table:table-cell office:value-type="float" office:value="10984" calcext:value-type="float">
            <text:p>10984,000</text:p>
          </table:table-cell>
          <table:table-cell office:value-type="string" calcext:value-type="string">
            <text:p>0.0622711038040705</text:p>
          </table:table-cell>
          <table:table-cell office:value-type="float" office:value="319175" calcext:value-type="float">
            <text:p>319175,000</text:p>
          </table:table-cell>
          <table:table-cell office:value-type="float" office:value="29130" calcext:value-type="float">
            <text:p>29130,000</text:p>
          </table:table-cell>
          <table:table-cell office:value-type="string" calcext:value-type="string">
            <text:p>0.100432691478908</text:p>
          </table:table-cell>
        </table:table-row>
        <table:table-row table:style-name="ro1">
          <table:table-cell office:value-type="string" calcext:value-type="string">
            <text:p>April 2014</text:p>
          </table:table-cell>
          <table:table-cell office:value-type="float" office:value="136950" calcext:value-type="float">
            <text:p>136950,000</text:p>
          </table:table-cell>
          <table:table-cell office:value-type="float" office:value="14221" calcext:value-type="float">
            <text:p>14221,000</text:p>
          </table:table-cell>
          <table:table-cell office:value-type="string" calcext:value-type="string">
            <text:p>0.11587318400704</text:p>
          </table:table-cell>
          <table:table-cell office:value-type="float" office:value="170567" calcext:value-type="float">
            <text:p>170567,000</text:p>
          </table:table-cell>
          <table:table-cell office:value-type="float" office:value="20175" calcext:value-type="float">
            <text:p>20175,000</text:p>
          </table:table-cell>
          <table:table-cell office:value-type="string" calcext:value-type="string">
            <text:p>0.134149422841641</text:p>
          </table:table-cell>
          <table:table-cell office:value-type="float" office:value="307517" calcext:value-type="float">
            <text:p>307517,000</text:p>
          </table:table-cell>
          <table:table-cell office:value-type="float" office:value="34396" calcext:value-type="float">
            <text:p>34396,000</text:p>
          </table:table-cell>
          <table:table-cell office:value-type="string" calcext:value-type="string">
            <text:p>0.125936855825806</text:p>
          </table:table-cell>
        </table:table-row>
        <table:table-row table:style-name="ro1">
          <table:table-cell office:value-type="string" calcext:value-type="string">
            <text:p>Mai 2014</text:p>
          </table:table-cell>
          <table:table-cell office:value-type="float" office:value="130495" calcext:value-type="float">
            <text:p>130495,000</text:p>
          </table:table-cell>
          <table:table-cell office:value-type="float" office:value="16067" calcext:value-type="float">
            <text:p>16067,000</text:p>
          </table:table-cell>
          <table:table-cell office:value-type="string" calcext:value-type="string">
            <text:p>0.140411437759989</text:p>
          </table:table-cell>
          <table:table-cell office:value-type="float" office:value="160397" calcext:value-type="float">
            <text:p>160397,000</text:p>
          </table:table-cell>
          <table:table-cell office:value-type="float" office:value="22930" calcext:value-type="float">
            <text:p>22930,000</text:p>
          </table:table-cell>
          <table:table-cell office:value-type="string" calcext:value-type="string">
            <text:p>0.166803669244255</text:p>
          </table:table-cell>
          <table:table-cell office:value-type="float" office:value="290892" calcext:value-type="float">
            <text:p>290892,000</text:p>
          </table:table-cell>
          <table:table-cell office:value-type="float" office:value="38997" calcext:value-type="float">
            <text:p>38997,000</text:p>
          </table:table-cell>
          <table:table-cell office:value-type="string" calcext:value-type="string">
            <text:p>0.154814506044185</text:p>
          </table:table-cell>
        </table:table-row>
        <table:table-row table:style-name="ro1">
          <table:table-cell office:value-type="string" calcext:value-type="string">
            <text:p>Juni 2014</text:p>
          </table:table-cell>
          <table:table-cell office:value-type="float" office:value="127946" calcext:value-type="float">
            <text:p>127946,000</text:p>
          </table:table-cell>
          <table:table-cell office:value-type="float" office:value="16716" calcext:value-type="float">
            <text:p>16716,000</text:p>
          </table:table-cell>
          <table:table-cell office:value-type="string" calcext:value-type="string">
            <text:p>0.150283196979232</text:p>
          </table:table-cell>
          <table:table-cell office:value-type="float" office:value="153620" calcext:value-type="float">
            <text:p>153620,000</text:p>
          </table:table-cell>
          <table:table-cell office:value-type="float" office:value="22608" calcext:value-type="float">
            <text:p>22608,000</text:p>
          </table:table-cell>
          <table:table-cell office:value-type="string" calcext:value-type="string">
            <text:p>0.172564345250817</text:p>
          </table:table-cell>
          <table:table-cell office:value-type="float" office:value="281566" calcext:value-type="float">
            <text:p>281566,000</text:p>
          </table:table-cell>
          <table:table-cell office:value-type="float" office:value="39324" calcext:value-type="float">
            <text:p>39324,000</text:p>
          </table:table-cell>
          <table:table-cell office:value-type="string" calcext:value-type="string">
            <text:p>0.162333534234361</text:p>
          </table:table-cell>
        </table:table-row>
        <table:table-row table:style-name="ro1">
          <table:table-cell office:value-type="string" calcext:value-type="string">
            <text:p>Juli 2014</text:p>
          </table:table-cell>
          <table:table-cell office:value-type="float" office:value="132108" calcext:value-type="float">
            <text:p>132108,000</text:p>
          </table:table-cell>
          <table:table-cell office:value-type="float" office:value="12173" calcext:value-type="float">
            <text:p>12173,000</text:p>
          </table:table-cell>
          <table:table-cell office:value-type="string" calcext:value-type="string">
            <text:p>0.101496644015508</text:p>
          </table:table-cell>
          <table:table-cell office:value-type="float" office:value="154255" calcext:value-type="float">
            <text:p>154255,000</text:p>
          </table:table-cell>
          <table:table-cell office:value-type="float" office:value="17696" calcext:value-type="float">
            <text:p>17696,000</text:p>
          </table:table-cell>
          <table:table-cell office:value-type="string" calcext:value-type="string">
            <text:p>0.129585014535842</text:p>
          </table:table-cell>
          <table:table-cell office:value-type="float" office:value="286363" calcext:value-type="float">
            <text:p>286363,000</text:p>
          </table:table-cell>
          <table:table-cell office:value-type="float" office:value="29869" calcext:value-type="float">
            <text:p>29869,000</text:p>
          </table:table-cell>
          <table:table-cell office:value-type="string" calcext:value-type="string">
            <text:p>0.116451067081491</text:p>
          </table:table-cell>
        </table:table-row>
        <table:table-row table:style-name="ro1">
          <table:table-cell office:value-type="string" calcext:value-type="string">
            <text:p>August 2014</text:p>
          </table:table-cell>
          <table:table-cell office:value-type="float" office:value="136406" calcext:value-type="float">
            <text:p>136406,000</text:p>
          </table:table-cell>
          <table:table-cell office:value-type="float" office:value="11616" calcext:value-type="float">
            <text:p>11616,000</text:p>
          </table:table-cell>
          <table:table-cell office:value-type="string" calcext:value-type="string">
            <text:p>0.0930843817613591</text:p>
          </table:table-cell>
          <table:table-cell office:value-type="float" office:value="155915" calcext:value-type="float">
            <text:p>155915,000</text:p>
          </table:table-cell>
          <table:table-cell office:value-type="float" office:value="17618" calcext:value-type="float">
            <text:p>17618,000</text:p>
          </table:table-cell>
          <table:table-cell office:value-type="string" calcext:value-type="string">
            <text:p>0.127392495860359</text:p>
          </table:table-cell>
          <table:table-cell office:value-type="float" office:value="292321" calcext:value-type="float">
            <text:p>292321,000</text:p>
          </table:table-cell>
          <table:table-cell office:value-type="float" office:value="29234" calcext:value-type="float">
            <text:p>29234,000</text:p>
          </table:table-cell>
          <table:table-cell office:value-type="string" calcext:value-type="string">
            <text:p>0.111119135495102</text:p>
          </table:table-cell>
        </table:table-row>
        <table:table-row table:style-name="ro1">
          <table:table-cell office:value-type="string" calcext:value-type="string">
            <text:p>September 2014</text:p>
          </table:table-cell>
          <table:table-cell office:value-type="float" office:value="133614" calcext:value-type="float">
            <text:p>133614,000</text:p>
          </table:table-cell>
          <table:table-cell office:value-type="float" office:value="12008" calcext:value-type="float">
            <text:p>12008,000</text:p>
          </table:table-cell>
          <table:table-cell office:value-type="string" calcext:value-type="string">
            <text:p>0.0987451277075144</text:p>
          </table:table-cell>
          <table:table-cell office:value-type="float" office:value="158521" calcext:value-type="float">
            <text:p>158521,000</text:p>
          </table:table-cell>
          <table:table-cell office:value-type="float" office:value="18868" calcext:value-type="float">
            <text:p>18868,000</text:p>
          </table:table-cell>
          <table:table-cell office:value-type="string" calcext:value-type="string">
            <text:p>0.135106299184407</text:p>
          </table:table-cell>
          <table:table-cell office:value-type="float" office:value="292135" calcext:value-type="float">
            <text:p>292135,000</text:p>
          </table:table-cell>
          <table:table-cell office:value-type="float" office:value="30876" calcext:value-type="float">
            <text:p>30876,000</text:p>
          </table:table-cell>
          <table:table-cell office:value-type="string" calcext:value-type="string">
            <text:p>0.118181574606042</text:p>
          </table:table-cell>
        </table:table-row>
        <table:table-row table:style-name="ro1">
          <table:table-cell office:value-type="string" calcext:value-type="string">
            <text:p>Oktober 2014</text:p>
          </table:table-cell>
          <table:table-cell office:value-type="float" office:value="142491" calcext:value-type="float">
            <text:p>142491,000</text:p>
          </table:table-cell>
          <table:table-cell office:value-type="float" office:value="11168" calcext:value-type="float">
            <text:p>11168,000</text:p>
          </table:table-cell>
          <table:table-cell office:value-type="string" calcext:value-type="string">
            <text:p>0.0850422241343862</text:p>
          </table:table-cell>
          <table:table-cell office:value-type="float" office:value="167815" calcext:value-type="float">
            <text:p>167815,000</text:p>
          </table:table-cell>
          <table:table-cell office:value-type="float" office:value="18802" calcext:value-type="float">
            <text:p>18802,000</text:p>
          </table:table-cell>
          <table:table-cell office:value-type="string" calcext:value-type="string">
            <text:p>0.126176910739331</text:p>
          </table:table-cell>
          <table:table-cell office:value-type="float" office:value="310306" calcext:value-type="float">
            <text:p>310306,000</text:p>
          </table:table-cell>
          <table:table-cell office:value-type="float" office:value="29970" calcext:value-type="float">
            <text:p>29970,000</text:p>
          </table:table-cell>
          <table:table-cell office:value-type="string" calcext:value-type="string">
            <text:p>0.106907425375264</text:p>
          </table:table-cell>
        </table:table-row>
        <table:table-row table:style-name="ro1">
          <table:table-cell office:value-type="string" calcext:value-type="string">
            <text:p>November 2014</text:p>
          </table:table-cell>
          <table:table-cell office:value-type="float" office:value="147669" calcext:value-type="float">
            <text:p>147669,000</text:p>
          </table:table-cell>
          <table:table-cell office:value-type="float" office:value="11329" calcext:value-type="float">
            <text:p>11329,000</text:p>
          </table:table-cell>
          <table:table-cell office:value-type="string" calcext:value-type="string">
            <text:p>0.0830937362476162</text:p>
          </table:table-cell>
          <table:table-cell office:value-type="float" office:value="184087" calcext:value-type="float">
            <text:p>184087,000</text:p>
          </table:table-cell>
          <table:table-cell office:value-type="float" office:value="18529" calcext:value-type="float">
            <text:p>18529,000</text:p>
          </table:table-cell>
          <table:table-cell office:value-type="string" calcext:value-type="string">
            <text:p>0.111918481740538</text:p>
          </table:table-cell>
          <table:table-cell office:value-type="float" office:value="331756" calcext:value-type="float">
            <text:p>331756,000</text:p>
          </table:table-cell>
          <table:table-cell office:value-type="float" office:value="29858" calcext:value-type="float">
            <text:p>29858,000</text:p>
          </table:table-cell>
          <table:table-cell office:value-type="string" calcext:value-type="string">
            <text:p>0.0989009533021087</text:p>
          </table:table-cell>
        </table:table-row>
        <table:table-row table:style-name="ro1">
          <table:table-cell office:value-type="string" calcext:value-type="string">
            <text:p>Dezember 2014</text:p>
          </table:table-cell>
          <table:table-cell office:value-type="float" office:value="146662" calcext:value-type="float">
            <text:p>146662,000</text:p>
          </table:table-cell>
          <table:table-cell office:value-type="float" office:value="12384" calcext:value-type="float">
            <text:p>12384,000</text:p>
          </table:table-cell>
          <table:table-cell office:value-type="string" calcext:value-type="string">
            <text:p>0.0922265747181221</text:p>
          </table:table-cell>
          <table:table-cell office:value-type="float" office:value="247012" calcext:value-type="float">
            <text:p>247012,000</text:p>
          </table:table-cell>
          <table:table-cell office:value-type="float" office:value="20011" calcext:value-type="float">
            <text:p>20011,000</text:p>
          </table:table-cell>
          <table:table-cell office:value-type="string" calcext:value-type="string">
            <text:p>0.0881537966793098</text:p>
          </table:table-cell>
          <table:table-cell office:value-type="float" office:value="393674" calcext:value-type="float">
            <text:p>393674,000</text:p>
          </table:table-cell>
          <table:table-cell office:value-type="float" office:value="32395" calcext:value-type="float">
            <text:p>32395,000</text:p>
          </table:table-cell>
          <table:table-cell office:value-type="string" calcext:value-type="string">
            <text:p>0.0896675422595833</text:p>
          </table:table-cell>
        </table:table-row>
        <table:table-row table:style-name="ro1">
          <table:table-cell office:value-type="string" calcext:value-type="string">
            <text:p>Jänner 2015</text:p>
          </table:table-cell>
          <table:table-cell office:value-type="float" office:value="147073" calcext:value-type="float">
            <text:p>147073,000</text:p>
          </table:table-cell>
          <table:table-cell office:value-type="float" office:value="14037" calcext:value-type="float">
            <text:p>14037,000</text:p>
          </table:table-cell>
          <table:table-cell office:value-type="string" calcext:value-type="string">
            <text:p>0.105512793529571</text:p>
          </table:table-cell>
          <table:table-cell office:value-type="float" office:value="259166" calcext:value-type="float">
            <text:p>259166,000</text:p>
          </table:table-cell>
          <table:table-cell office:value-type="float" office:value="22365" calcext:value-type="float">
            <text:p>22365,000</text:p>
          </table:table-cell>
          <table:table-cell office:value-type="string" calcext:value-type="string">
            <text:p>0.094446391695981</text:p>
          </table:table-cell>
          <table:table-cell office:value-type="float" office:value="406239" calcext:value-type="float">
            <text:p>406239,000</text:p>
          </table:table-cell>
          <table:table-cell office:value-type="float" office:value="36402" calcext:value-type="float">
            <text:p>36402,000</text:p>
          </table:table-cell>
          <table:table-cell office:value-type="string" calcext:value-type="string">
            <text:p>0.0984271449314157</text:p>
          </table:table-cell>
        </table:table-row>
        <table:table-row table:style-name="ro1">
          <table:table-cell office:value-type="string" calcext:value-type="string">
            <text:p>Februar 2015</text:p>
          </table:table-cell>
          <table:table-cell office:value-type="float" office:value="145320" calcext:value-type="float">
            <text:p>145320,000</text:p>
          </table:table-cell>
          <table:table-cell office:value-type="float" office:value="14567" calcext:value-type="float">
            <text:p>14567,000</text:p>
          </table:table-cell>
          <table:table-cell office:value-type="string" calcext:value-type="string">
            <text:p>0.111408533647412</text:p>
          </table:table-cell>
          <table:table-cell office:value-type="float" office:value="252269" calcext:value-type="float">
            <text:p>252269,000</text:p>
          </table:table-cell>
          <table:table-cell office:value-type="float" office:value="26277" calcext:value-type="float">
            <text:p>26277,000</text:p>
          </table:table-cell>
          <table:table-cell office:value-type="string" calcext:value-type="string">
            <text:p>0.1162740273992</text:p>
          </table:table-cell>
          <table:table-cell office:value-type="float" office:value="397589" calcext:value-type="float">
            <text:p>397589,000</text:p>
          </table:table-cell>
          <table:table-cell office:value-type="float" office:value="40844" calcext:value-type="float">
            <text:p>40844,000</text:p>
          </table:table-cell>
          <table:table-cell office:value-type="string" calcext:value-type="string">
            <text:p>0.114490742687354</text:p>
          </table:table-cell>
        </table:table-row>
        <table:table-row table:style-name="ro1">
          <table:table-cell office:value-type="string" calcext:value-type="string">
            <text:p>März 2015</text:p>
          </table:table-cell>
          <table:table-cell office:value-type="float" office:value="144858" calcext:value-type="float">
            <text:p>144858,000</text:p>
          </table:table-cell>
          <table:table-cell office:value-type="float" office:value="13057" calcext:value-type="float">
            <text:p>13057,000</text:p>
          </table:table-cell>
          <table:table-cell office:value-type="string" calcext:value-type="string">
            <text:p>0.0990660161910759</text:p>
          </table:table-cell>
          <table:table-cell office:value-type="float" office:value="215354" calcext:value-type="float">
            <text:p>215354,000</text:p>
          </table:table-cell>
          <table:table-cell office:value-type="float" office:value="27980" calcext:value-type="float">
            <text:p>27980,000</text:p>
          </table:table-cell>
          <table:table-cell office:value-type="string" calcext:value-type="string">
            <text:p>0.149327014420357</text:p>
          </table:table-cell>
          <table:table-cell office:value-type="float" office:value="360212" calcext:value-type="float">
            <text:p>360212,000</text:p>
          </table:table-cell>
          <table:table-cell office:value-type="float" office:value="41037" calcext:value-type="float">
            <text:p>41037,000</text:p>
          </table:table-cell>
          <table:table-cell office:value-type="string" calcext:value-type="string">
            <text:p>0.128572099945171</text:p>
          </table:table-cell>
        </table:table-row>
        <table:table-row table:style-name="ro1">
          <table:table-cell office:value-type="string" calcext:value-type="string">
            <text:p>April 2015</text:p>
          </table:table-cell>
          <table:table-cell office:value-type="float" office:value="153626" calcext:value-type="float">
            <text:p>153626,000</text:p>
          </table:table-cell>
          <table:table-cell office:value-type="float" office:value="16676" calcext:value-type="float">
            <text:p>16676,000</text:p>
          </table:table-cell>
          <table:table-cell office:value-type="string" calcext:value-type="string">
            <text:p>0.121767068273092</text:p>
          </table:table-cell>
          <table:table-cell office:value-type="float" office:value="198359" calcext:value-type="float">
            <text:p>198359,000</text:p>
          </table:table-cell>
          <table:table-cell office:value-type="float" office:value="27792" calcext:value-type="float">
            <text:p>27792,000</text:p>
          </table:table-cell>
          <table:table-cell office:value-type="string" calcext:value-type="string">
            <text:p>0.162938903773884</text:p>
          </table:table-cell>
          <table:table-cell office:value-type="float" office:value="351985" calcext:value-type="float">
            <text:p>351985,000</text:p>
          </table:table-cell>
          <table:table-cell office:value-type="float" office:value="44468" calcext:value-type="float">
            <text:p>44468,000</text:p>
          </table:table-cell>
          <table:table-cell office:value-type="string" calcext:value-type="string">
            <text:p>0.144603387780188</text:p>
          </table:table-cell>
        </table:table-row>
        <table:table-row table:style-name="ro1">
          <table:table-cell office:value-type="string" calcext:value-type="string">
            <text:p>Mai 2015</text:p>
          </table:table-cell>
          <table:table-cell office:value-type="float" office:value="145347" calcext:value-type="float">
            <text:p>145347,000</text:p>
          </table:table-cell>
          <table:table-cell office:value-type="float" office:value="14852" calcext:value-type="float">
            <text:p>14852,000</text:p>
          </table:table-cell>
          <table:table-cell office:value-type="string" calcext:value-type="string">
            <text:p>0.11381278976206</text:p>
          </table:table-cell>
          <table:table-cell office:value-type="float" office:value="184979" calcext:value-type="float">
            <text:p>184979,000</text:p>
          </table:table-cell>
          <table:table-cell office:value-type="float" office:value="24582" calcext:value-type="float">
            <text:p>24582,000</text:p>
          </table:table-cell>
          <table:table-cell office:value-type="string" calcext:value-type="string">
            <text:p>0.15325723049683</text:p>
          </table:table-cell>
          <table:table-cell office:value-type="float" office:value="330326" calcext:value-type="float">
            <text:p>330326,000</text:p>
          </table:table-cell>
          <table:table-cell office:value-type="float" office:value="39434" calcext:value-type="float">
            <text:p>39434,000</text:p>
          </table:table-cell>
          <table:table-cell office:value-type="string" calcext:value-type="string">
            <text:p>0.135562339287433</text:p>
          </table:table-cell>
        </table:table-row>
        <table:table-row table:style-name="ro1">
          <table:table-cell office:value-type="string" calcext:value-type="string">
            <text:p>Juni 2015</text:p>
          </table:table-cell>
          <table:table-cell office:value-type="float" office:value="142264" calcext:value-type="float">
            <text:p>142264,000</text:p>
          </table:table-cell>
          <table:table-cell office:value-type="float" office:value="14318" calcext:value-type="float">
            <text:p>14318,000</text:p>
          </table:table-cell>
          <table:table-cell office:value-type="string" calcext:value-type="string">
            <text:p>0.111906585590796</text:p>
          </table:table-cell>
          <table:table-cell office:value-type="float" office:value="177908" calcext:value-type="float">
            <text:p>177908,000</text:p>
          </table:table-cell>
          <table:table-cell office:value-type="float" office:value="24288" calcext:value-type="float">
            <text:p>24288,000</text:p>
          </table:table-cell>
          <table:table-cell office:value-type="string" calcext:value-type="string">
            <text:p>0.158104413487827</text:p>
          </table:table-cell>
          <table:table-cell office:value-type="float" office:value="320172" calcext:value-type="float">
            <text:p>320172,000</text:p>
          </table:table-cell>
          <table:table-cell office:value-type="float" office:value="38606" calcext:value-type="float">
            <text:p>38606,000</text:p>
          </table:table-cell>
          <table:table-cell office:value-type="string" calcext:value-type="string">
            <text:p>0.137111725137268</text:p>
          </table:table-cell>
        </table:table-row>
        <table:table-row table:style-name="ro1">
          <table:table-cell office:value-type="string" calcext:value-type="string">
            <text:p>Juli 2015</text:p>
          </table:table-cell>
          <table:table-cell office:value-type="float" office:value="144273" calcext:value-type="float">
            <text:p>144273,000</text:p>
          </table:table-cell>
          <table:table-cell office:value-type="float" office:value="12165" calcext:value-type="float">
            <text:p>12165,000</text:p>
          </table:table-cell>
          <table:table-cell office:value-type="string" calcext:value-type="string">
            <text:p>0.0920837496593696</text:p>
          </table:table-cell>
          <table:table-cell office:value-type="float" office:value="175607" calcext:value-type="float">
            <text:p>175607,000</text:p>
          </table:table-cell>
          <table:table-cell office:value-type="float" office:value="21352" calcext:value-type="float">
            <text:p>21352,000</text:p>
          </table:table-cell>
          <table:table-cell office:value-type="string" calcext:value-type="string">
            <text:p>0.13842014845548</text:p>
          </table:table-cell>
          <table:table-cell office:value-type="float" office:value="319880" calcext:value-type="float">
            <text:p>319880,000</text:p>
          </table:table-cell>
          <table:table-cell office:value-type="float" office:value="33517" calcext:value-type="float">
            <text:p>33517,000</text:p>
          </table:table-cell>
          <table:table-cell office:value-type="string" calcext:value-type="string">
            <text:p>0.117043752160719</text:p>
          </table:table-cell>
        </table:table-row>
        <table:table-row table:style-name="ro1">
          <table:table-cell office:value-type="string" calcext:value-type="string">
            <text:p>August 2015</text:p>
          </table:table-cell>
          <table:table-cell office:value-type="float" office:value="150252" calcext:value-type="float">
            <text:p>150252,000</text:p>
          </table:table-cell>
          <table:table-cell office:value-type="float" office:value="13846" calcext:value-type="float">
            <text:p>13846,000</text:p>
          </table:table-cell>
          <table:table-cell office:value-type="string" calcext:value-type="string">
            <text:p>0.101505798865153</text:p>
          </table:table-cell>
          <table:table-cell office:value-type="float" office:value="176893" calcext:value-type="float">
            <text:p>176893,000</text:p>
          </table:table-cell>
          <table:table-cell office:value-type="float" office:value="20978" calcext:value-type="float">
            <text:p>20978,000</text:p>
          </table:table-cell>
          <table:table-cell office:value-type="string" calcext:value-type="string">
            <text:p>0.134547670204919</text:p>
          </table:table-cell>
          <table:table-cell office:value-type="float" office:value="327145" calcext:value-type="float">
            <text:p>327145,000</text:p>
          </table:table-cell>
          <table:table-cell office:value-type="float" office:value="34824" calcext:value-type="float">
            <text:p>34824,000</text:p>
          </table:table-cell>
          <table:table-cell office:value-type="string" calcext:value-type="string">
            <text:p>0.119129313323367</text:p>
          </table:table-cell>
        </table:table-row>
        <table:table-row table:style-name="ro1">
          <table:table-cell office:value-type="string" calcext:value-type="string">
            <text:p>September 2015</text:p>
          </table:table-cell>
          <table:table-cell office:value-type="float" office:value="145916" calcext:value-type="float">
            <text:p>145916,000</text:p>
          </table:table-cell>
          <table:table-cell office:value-type="float" office:value="12302" calcext:value-type="float">
            <text:p>12302,000</text:p>
          </table:table-cell>
          <table:table-cell office:value-type="string" calcext:value-type="string">
            <text:p>0.0920711901447453</text:p>
          </table:table-cell>
          <table:table-cell office:value-type="float" office:value="176296" calcext:value-type="float">
            <text:p>176296,000</text:p>
          </table:table-cell>
          <table:table-cell office:value-type="float" office:value="17775" calcext:value-type="float">
            <text:p>17775,000</text:p>
          </table:table-cell>
          <table:table-cell office:value-type="string" calcext:value-type="string">
            <text:p>0.112130254035743</text:p>
          </table:table-cell>
          <table:table-cell office:value-type="float" office:value="322212" calcext:value-type="float">
            <text:p>322212,000</text:p>
          </table:table-cell>
          <table:table-cell office:value-type="float" office:value="30077" calcext:value-type="float">
            <text:p>30077,000</text:p>
          </table:table-cell>
          <table:table-cell office:value-type="string" calcext:value-type="string">
            <text:p>0.102955825217793</text:p>
          </table:table-cell>
        </table:table-row>
        <table:table-row table:style-name="ro1">
          <table:table-cell office:value-type="string" calcext:value-type="string">
            <text:p>Oktober 2015</text:p>
          </table:table-cell>
          <table:table-cell office:value-type="float" office:value="154625" calcext:value-type="float">
            <text:p>154625,000</text:p>
          </table:table-cell>
          <table:table-cell office:value-type="float" office:value="12134" calcext:value-type="float">
            <text:p>12134,000</text:p>
          </table:table-cell>
          <table:table-cell office:value-type="string" calcext:value-type="string">
            <text:p>0.0851562554828024</text:p>
          </table:table-cell>
          <table:table-cell office:value-type="float" office:value="184787" calcext:value-type="float">
            <text:p>184787,000</text:p>
          </table:table-cell>
          <table:table-cell office:value-type="float" office:value="16972" calcext:value-type="float">
            <text:p>16972,000</text:p>
          </table:table-cell>
          <table:table-cell office:value-type="string" calcext:value-type="string">
            <text:p>0.101135178619313</text:p>
          </table:table-cell>
          <table:table-cell office:value-type="float" office:value="339412" calcext:value-type="float">
            <text:p>339412,000</text:p>
          </table:table-cell>
          <table:table-cell office:value-type="float" office:value="29106" calcext:value-type="float">
            <text:p>29106,000</text:p>
          </table:table-cell>
          <table:table-cell office:value-type="string" calcext:value-type="string">
            <text:p>0.0937977351388629</text:p>
          </table:table-cell>
        </table:table-row>
        <table:table-row table:style-name="ro1">
          <table:table-cell office:value-type="string" calcext:value-type="string">
            <text:p>November 2015</text:p>
          </table:table-cell>
          <table:table-cell office:value-type="float" office:value="159804" calcext:value-type="float">
            <text:p>159804,000</text:p>
          </table:table-cell>
          <table:table-cell office:value-type="float" office:value="12135" calcext:value-type="float">
            <text:p>12135,000</text:p>
          </table:table-cell>
          <table:table-cell office:value-type="string" calcext:value-type="string">
            <text:p>0.0821770310627146</text:p>
          </table:table-cell>
          <table:table-cell office:value-type="float" office:value="199489" calcext:value-type="float">
            <text:p>199489,000</text:p>
          </table:table-cell>
          <table:table-cell office:value-type="float" office:value="15402" calcext:value-type="float">
            <text:p>15402,000</text:p>
          </table:table-cell>
          <table:table-cell office:value-type="string" calcext:value-type="string">
            <text:p>0.083666961816967</text:p>
          </table:table-cell>
          <table:table-cell office:value-type="float" office:value="359293" calcext:value-type="float">
            <text:p>359293,000</text:p>
          </table:table-cell>
          <table:table-cell office:value-type="float" office:value="27537" calcext:value-type="float">
            <text:p>27537,000</text:p>
          </table:table-cell>
          <table:table-cell office:value-type="string" calcext:value-type="string">
            <text:p>0.0830037738578956</text:p>
          </table:table-cell>
        </table:table-row>
        <table:table-row table:style-name="ro1">
          <table:table-cell office:value-type="string" calcext:value-type="string">
            <text:p>Dezember 2015</text:p>
          </table:table-cell>
          <table:table-cell office:value-type="float" office:value="157769" calcext:value-type="float">
            <text:p>157769,000</text:p>
          </table:table-cell>
          <table:table-cell office:value-type="float" office:value="11107" calcext:value-type="float">
            <text:p>11107,000</text:p>
          </table:table-cell>
          <table:table-cell office:value-type="string" calcext:value-type="string">
            <text:p>0.0757319551076625</text:p>
          </table:table-cell>
          <table:table-cell office:value-type="float" office:value="259745" calcext:value-type="float">
            <text:p>259745,000</text:p>
          </table:table-cell>
          <table:table-cell office:value-type="float" office:value="12733" calcext:value-type="float">
            <text:p>12733,000</text:p>
          </table:table-cell>
          <table:table-cell office:value-type="string" calcext:value-type="string">
            <text:p>0.0515481029261736</text:p>
          </table:table-cell>
          <table:table-cell office:value-type="float" office:value="417514" calcext:value-type="float">
            <text:p>417514,000</text:p>
          </table:table-cell>
          <table:table-cell office:value-type="float" office:value="23840" calcext:value-type="float">
            <text:p>23840,000</text:p>
          </table:table-cell>
          <table:table-cell office:value-type="string" calcext:value-type="string">
            <text:p>0.0605577203472924</text:p>
          </table:table-cell>
        </table:table-row>
        <table:table-row table:style-name="ro1">
          <table:table-cell office:value-type="string" calcext:value-type="string">
            <text:p>Jänner 2016</text:p>
          </table:table-cell>
          <table:table-cell office:value-type="float" office:value="156665" calcext:value-type="float">
            <text:p>156665,000</text:p>
          </table:table-cell>
          <table:table-cell office:value-type="float" office:value="9592" calcext:value-type="float">
            <text:p>9592,000</text:p>
          </table:table-cell>
          <table:table-cell office:value-type="string" calcext:value-type="string">
            <text:p>0.0652193128582405</text:p>
          </table:table-cell>
          <table:table-cell office:value-type="float" office:value="268324" calcext:value-type="float">
            <text:p>268324,000</text:p>
          </table:table-cell>
          <table:table-cell office:value-type="float" office:value="9158" calcext:value-type="float">
            <text:p>9158,000</text:p>
          </table:table-cell>
          <table:table-cell office:value-type="string" calcext:value-type="string">
            <text:p>0.0353364253027017</text:p>
          </table:table-cell>
          <table:table-cell office:value-type="float" office:value="424989" calcext:value-type="float">
            <text:p>424989,000</text:p>
          </table:table-cell>
          <table:table-cell office:value-type="float" office:value="18750" calcext:value-type="float">
            <text:p>18750,000</text:p>
          </table:table-cell>
          <table:table-cell office:value-type="string" calcext:value-type="string">
            <text:p>0.0461550958918272</text:p>
          </table:table-cell>
        </table:table-row>
        <table:table-row table:style-name="ro1">
          <table:table-cell office:value-type="string" calcext:value-type="string">
            <text:p>Februar 2016</text:p>
          </table:table-cell>
          <table:table-cell office:value-type="float" office:value="154534" calcext:value-type="float">
            <text:p>154534,000</text:p>
          </table:table-cell>
          <table:table-cell office:value-type="float" office:value="9214" calcext:value-type="float">
            <text:p>9214,000</text:p>
          </table:table-cell>
          <table:table-cell office:value-type="string" calcext:value-type="string">
            <text:p>0.0634048995320672</text:p>
          </table:table-cell>
          <table:table-cell office:value-type="float" office:value="251188" calcext:value-type="float">
            <text:p>251188,000</text:p>
          </table:table-cell>
          <table:table-cell office:value-type="float" office:value="-1081" calcext:value-type="float">
            <text:p>-1081,000</text:p>
          </table:table-cell>
          <table:table-cell office:value-type="string" calcext:value-type="string">
            <text:p>-0.0042851083565559</text:p>
          </table:table-cell>
          <table:table-cell office:value-type="float" office:value="405722" calcext:value-type="float">
            <text:p>405722,000</text:p>
          </table:table-cell>
          <table:table-cell office:value-type="float" office:value="8133" calcext:value-type="float">
            <text:p>8133,000</text:p>
          </table:table-cell>
          <table:table-cell office:value-type="string" calcext:value-type="string">
            <text:p>0.0204557973183363</text:p>
          </table:table-cell>
        </table:table-row>
        <table:table-row table:style-name="ro1">
          <table:table-cell office:value-type="string" calcext:value-type="string">
            <text:p>März 2016</text:p>
          </table:table-cell>
          <table:table-cell office:value-type="float" office:value="151099" calcext:value-type="float">
            <text:p>151099,000</text:p>
          </table:table-cell>
          <table:table-cell office:value-type="float" office:value="6241" calcext:value-type="float">
            <text:p>6241,000</text:p>
          </table:table-cell>
          <table:table-cell office:value-type="string" calcext:value-type="string">
            <text:p>0.0430835714976045</text:p>
          </table:table-cell>
          <table:table-cell office:value-type="float" office:value="216477" calcext:value-type="float">
            <text:p>216477,000</text:p>
          </table:table-cell>
          <table:table-cell office:value-type="float" office:value="1123" calcext:value-type="float">
            <text:p>1123,000</text:p>
          </table:table-cell>
          <table:table-cell office:value-type="string" calcext:value-type="string">
            <text:p>0.00521466979949293</text:p>
          </table:table-cell>
          <table:table-cell office:value-type="float" office:value="367576" calcext:value-type="float">
            <text:p>367576,000</text:p>
          </table:table-cell>
          <table:table-cell office:value-type="float" office:value="7364" calcext:value-type="float">
            <text:p>7364,000</text:p>
          </table:table-cell>
          <table:table-cell office:value-type="string" calcext:value-type="string">
            <text:p>0.0204435165957825</text:p>
          </table:table-cell>
        </table:table-row>
        <table:table-row table:style-name="ro1">
          <table:table-cell office:value-type="string" calcext:value-type="string">
            <text:p>April 2016</text:p>
          </table:table-cell>
          <table:table-cell office:value-type="float" office:value="156824" calcext:value-type="float">
            <text:p>156824,000</text:p>
          </table:table-cell>
          <table:table-cell office:value-type="float" office:value="3198" calcext:value-type="float">
            <text:p>3198,000</text:p>
          </table:table-cell>
          <table:table-cell office:value-type="string" calcext:value-type="string">
            <text:p>0.0208167888248083</text:p>
          </table:table-cell>
          <table:table-cell office:value-type="float" office:value="197050" calcext:value-type="float">
            <text:p>197050,000</text:p>
          </table:table-cell>
          <table:table-cell office:value-type="float" office:value="-1309" calcext:value-type="float">
            <text:p>-1309,000</text:p>
          </table:table-cell>
          <table:table-cell office:value-type="string" calcext:value-type="string">
            <text:p>-0.00659914599287151</text:p>
          </table:table-cell>
          <table:table-cell office:value-type="float" office:value="353874" calcext:value-type="float">
            <text:p>353874,000</text:p>
          </table:table-cell>
          <table:table-cell office:value-type="float" office:value="1889" calcext:value-type="float">
            <text:p>1889,000</text:p>
          </table:table-cell>
          <table:table-cell office:value-type="string" calcext:value-type="string">
            <text:p>0.00536670596758385</text:p>
          </table:table-cell>
        </table:table-row>
        <table:table-row table:style-name="ro1">
          <table:table-cell office:value-type="string" calcext:value-type="string">
            <text:p>Mai 2016</text:p>
          </table:table-cell>
          <table:table-cell office:value-type="float" office:value="149431" calcext:value-type="float">
            <text:p>149431,000</text:p>
          </table:table-cell>
          <table:table-cell office:value-type="float" office:value="4084" calcext:value-type="float">
            <text:p>4084,000</text:p>
          </table:table-cell>
          <table:table-cell office:value-type="string" calcext:value-type="string">
            <text:p>0.028098275162198</text:p>
          </table:table-cell>
          <table:table-cell office:value-type="float" office:value="184958" calcext:value-type="float">
            <text:p>184958,000</text:p>
          </table:table-cell>
          <table:table-cell office:value-type="float" office:value="-21" calcext:value-type="float">
            <text:p>-21,000</text:p>
          </table:table-cell>
          <table:table-cell office:value-type="string" calcext:value-type="string">
            <text:p>-0.000113526400294087</text:p>
          </table:table-cell>
          <table:table-cell office:value-type="float" office:value="334389" calcext:value-type="float">
            <text:p>334389,000</text:p>
          </table:table-cell>
          <table:table-cell office:value-type="float" office:value="4063" calcext:value-type="float">
            <text:p>4063,000</text:p>
          </table:table-cell>
          <table:table-cell office:value-type="string" calcext:value-type="string">
            <text:p>0.0122999703323384</text:p>
          </table:table-cell>
        </table:table-row>
        <table:table-row table:style-name="ro1">
          <table:table-cell office:value-type="string" calcext:value-type="string">
            <text:p>Juni 2016</text:p>
          </table:table-cell>
          <table:table-cell office:value-type="float" office:value="144059" calcext:value-type="float">
            <text:p>144059,000</text:p>
          </table:table-cell>
          <table:table-cell office:value-type="float" office:value="1795" calcext:value-type="float">
            <text:p>1795,000</text:p>
          </table:table-cell>
          <table:table-cell office:value-type="string" calcext:value-type="string">
            <text:p>0.0126173873924535</text:p>
          </table:table-cell>
          <table:table-cell office:value-type="float" office:value="175910" calcext:value-type="float">
            <text:p>175910,000</text:p>
          </table:table-cell>
          <table:table-cell office:value-type="float" office:value="-1998" calcext:value-type="float">
            <text:p>-1998,000</text:p>
          </table:table-cell>
          <table:table-cell office:value-type="string" calcext:value-type="string">
            <text:p>-0.0112305236414327</text:p>
          </table:table-cell>
          <table:table-cell office:value-type="float" office:value="319969" calcext:value-type="float">
            <text:p>319969,000</text:p>
          </table:table-cell>
          <table:table-cell office:value-type="float" office:value="-203" calcext:value-type="float">
            <text:p>-203,000</text:p>
          </table:table-cell>
          <table:table-cell office:value-type="string" calcext:value-type="string">
            <text:p>-0.000634034206613945</text:p>
          </table:table-cell>
        </table:table-row>
        <table:table-row table:style-name="ro1">
          <table:table-cell office:value-type="string" calcext:value-type="string">
            <text:p>Juli 2016</text:p>
          </table:table-cell>
          <table:table-cell office:value-type="float" office:value="147369" calcext:value-type="float">
            <text:p>147369,000</text:p>
          </table:table-cell>
          <table:table-cell office:value-type="float" office:value="3096" calcext:value-type="float">
            <text:p>3096,000</text:p>
          </table:table-cell>
          <table:table-cell office:value-type="string" calcext:value-type="string">
            <text:p>0.0214593167120667</text:p>
          </table:table-cell>
          <table:table-cell office:value-type="float" office:value="173887" calcext:value-type="float">
            <text:p>173887,000</text:p>
          </table:table-cell>
          <table:table-cell office:value-type="float" office:value="-1720" calcext:value-type="float">
            <text:p>-1720,000</text:p>
          </table:table-cell>
          <table:table-cell office:value-type="string" calcext:value-type="string">
            <text:p>-0.0097945981652212</text:p>
          </table:table-cell>
          <table:table-cell office:value-type="float" office:value="321256" calcext:value-type="float">
            <text:p>321256,000</text:p>
          </table:table-cell>
          <table:table-cell office:value-type="float" office:value="1376" calcext:value-type="float">
            <text:p>1376,000</text:p>
          </table:table-cell>
          <table:table-cell office:value-type="string" calcext:value-type="string">
            <text:p>0.00430161310491434</text:p>
          </table:table-cell>
        </table:table-row>
        <table:table-row table:style-name="ro1">
          <table:table-cell office:value-type="string" calcext:value-type="string">
            <text:p>August 2016</text:p>
          </table:table-cell>
          <table:table-cell office:value-type="float" office:value="153910" calcext:value-type="float">
            <text:p>153910,000</text:p>
          </table:table-cell>
          <table:table-cell office:value-type="float" office:value="3658" calcext:value-type="float">
            <text:p>3658,000</text:p>
          </table:table-cell>
          <table:table-cell office:value-type="string" calcext:value-type="string">
            <text:p>0.024345765780156</text:p>
          </table:table-cell>
          <table:table-cell office:value-type="float" office:value="175952" calcext:value-type="float">
            <text:p>175952,000</text:p>
          </table:table-cell>
          <table:table-cell office:value-type="float" office:value="-941" calcext:value-type="float">
            <text:p>-941,000</text:p>
          </table:table-cell>
          <table:table-cell office:value-type="string" calcext:value-type="string">
            <text:p>-0.00531959998417122</text:p>
          </table:table-cell>
          <table:table-cell office:value-type="float" office:value="329862" calcext:value-type="float">
            <text:p>329862,000</text:p>
          </table:table-cell>
          <table:table-cell office:value-type="float" office:value="2717" calcext:value-type="float">
            <text:p>2717,000</text:p>
          </table:table-cell>
          <table:table-cell office:value-type="string" calcext:value-type="string">
            <text:p>0.00830518577389231</text:p>
          </table:table-cell>
        </table:table-row>
        <table:table-row table:style-name="ro1">
          <table:table-cell office:value-type="string" calcext:value-type="string">
            <text:p>September 2016</text:p>
          </table:table-cell>
          <table:table-cell office:value-type="float" office:value="147889" calcext:value-type="float">
            <text:p>147889,000</text:p>
          </table:table-cell>
          <table:table-cell office:value-type="float" office:value="1973" calcext:value-type="float">
            <text:p>1973,000</text:p>
          </table:table-cell>
          <table:table-cell office:value-type="string" calcext:value-type="string">
            <text:p>0.0135214781106938</text:p>
          </table:table-cell>
          <table:table-cell office:value-type="float" office:value="175350" calcext:value-type="float">
            <text:p>175350,000</text:p>
          </table:table-cell>
          <table:table-cell office:value-type="float" office:value="-946" calcext:value-type="float">
            <text:p>-946,000</text:p>
          </table:table-cell>
          <table:table-cell office:value-type="string" calcext:value-type="string">
            <text:p>-0.00536597540500068</text:p>
          </table:table-cell>
          <table:table-cell office:value-type="float" office:value="323239" calcext:value-type="float">
            <text:p>323239,000</text:p>
          </table:table-cell>
          <table:table-cell office:value-type="float" office:value="1027" calcext:value-type="float">
            <text:p>1027,000</text:p>
          </table:table-cell>
          <table:table-cell office:value-type="string" calcext:value-type="string">
            <text:p>0.00318734249500329</text:p>
          </table:table-cell>
        </table:table-row>
        <table:table-row table:style-name="ro1">
          <table:table-cell office:value-type="string" calcext:value-type="string">
            <text:p>Oktober 2016</text:p>
          </table:table-cell>
          <table:table-cell office:value-type="float" office:value="156011" calcext:value-type="float">
            <text:p>156011,000</text:p>
          </table:table-cell>
          <table:table-cell office:value-type="float" office:value="1386" calcext:value-type="float">
            <text:p>1386,000</text:p>
          </table:table-cell>
          <table:table-cell office:value-type="string" calcext:value-type="string">
            <text:p>0.00896362166531932</text:p>
          </table:table-cell>
          <table:table-cell office:value-type="float" office:value="184768" calcext:value-type="float">
            <text:p>184768,000</text:p>
          </table:table-cell>
          <table:table-cell office:value-type="float" office:value="-19" calcext:value-type="float">
            <text:p>-19,000</text:p>
          </table:table-cell>
          <table:table-cell office:value-type="string" calcext:value-type="string">
            <text:p>-0.0001028210858989</text:p>
          </table:table-cell>
          <table:table-cell office:value-type="float" office:value="340779" calcext:value-type="float">
            <text:p>340779,000</text:p>
          </table:table-cell>
          <table:table-cell office:value-type="float" office:value="1367" calcext:value-type="float">
            <text:p>1367,000</text:p>
          </table:table-cell>
          <table:table-cell office:value-type="string" calcext:value-type="string">
            <text:p>0.00402755353375838</text:p>
          </table:table-cell>
        </table:table-row>
        <table:table-row table:style-name="ro1">
          <table:table-cell office:value-type="string" calcext:value-type="string">
            <text:p>November 2016</text:p>
          </table:table-cell>
          <table:table-cell office:value-type="float" office:value="160014" calcext:value-type="float">
            <text:p>160014,000</text:p>
          </table:table-cell>
          <table:table-cell office:value-type="float" office:value="210" calcext:value-type="float">
            <text:p>210,000</text:p>
          </table:table-cell>
          <table:table-cell office:value-type="string" calcext:value-type="string">
            <text:p>0.001314109784486</text:p>
          </table:table-cell>
          <table:table-cell office:value-type="float" office:value="195655" calcext:value-type="float">
            <text:p>195655,000</text:p>
          </table:table-cell>
          <table:table-cell office:value-type="float" office:value="-3834" calcext:value-type="float">
            <text:p>-3834,000</text:p>
          </table:table-cell>
          <table:table-cell office:value-type="string" calcext:value-type="string">
            <text:p>-0.0192191048127967</text:p>
          </table:table-cell>
          <table:table-cell office:value-type="float" office:value="355669" calcext:value-type="float">
            <text:p>355669,000</text:p>
          </table:table-cell>
          <table:table-cell office:value-type="float" office:value="-3624" calcext:value-type="float">
            <text:p>-3624,000</text:p>
          </table:table-cell>
          <table:table-cell office:value-type="string" calcext:value-type="string">
            <text:p>-0.0100864753836006</text:p>
          </table:table-cell>
        </table:table-row>
        <table:table-row table:style-name="ro1">
          <table:table-cell office:value-type="string" calcext:value-type="string">
            <text:p>Dezember 2016</text:p>
          </table:table-cell>
          <table:table-cell office:value-type="float" office:value="156456" calcext:value-type="float">
            <text:p>156456,000</text:p>
          </table:table-cell>
          <table:table-cell office:value-type="float" office:value="-1313" calcext:value-type="float">
            <text:p>-1313,000</text:p>
          </table:table-cell>
          <table:table-cell office:value-type="string" calcext:value-type="string">
            <text:p>-0.00832229398677814</text:p>
          </table:table-cell>
          <table:table-cell office:value-type="float" office:value="253973" calcext:value-type="float">
            <text:p>253973,000</text:p>
          </table:table-cell>
          <table:table-cell office:value-type="float" office:value="-5772" calcext:value-type="float">
            <text:p>-5772,000</text:p>
          </table:table-cell>
          <table:table-cell office:value-type="string" calcext:value-type="string">
            <text:p>-0.0222217944522512</text:p>
          </table:table-cell>
          <table:table-cell office:value-type="float" office:value="410429" calcext:value-type="float">
            <text:p>410429,000</text:p>
          </table:table-cell>
          <table:table-cell office:value-type="float" office:value="-7085" calcext:value-type="float">
            <text:p>-7085,000</text:p>
          </table:table-cell>
          <table:table-cell office:value-type="string" calcext:value-type="string">
            <text:p>-0.0169694908434208</text:p>
          </table:table-cell>
        </table:table-row>
        <table:table-row table:style-name="ro1">
          <table:table-cell office:value-type="string" calcext:value-type="string">
            <text:p>Jänner 2017</text:p>
          </table:table-cell>
          <table:table-cell office:value-type="float" office:value="154641" calcext:value-type="float">
            <text:p>154641,000</text:p>
          </table:table-cell>
          <table:table-cell office:value-type="float" office:value="-2024" calcext:value-type="float">
            <text:p>-2024,000</text:p>
          </table:table-cell>
          <table:table-cell office:value-type="string" calcext:value-type="string">
            <text:p>-0.012919286375387</text:p>
          </table:table-cell>
          <table:table-cell office:value-type="float" office:value="267621" calcext:value-type="float">
            <text:p>267621,000</text:p>
          </table:table-cell>
          <table:table-cell office:value-type="float" office:value="-703" calcext:value-type="float">
            <text:p>-703,000</text:p>
          </table:table-cell>
          <table:table-cell office:value-type="string" calcext:value-type="string">
            <text:p>-0.00261996690568119</text:p>
          </table:table-cell>
          <table:table-cell office:value-type="float" office:value="422262" calcext:value-type="float">
            <text:p>422262,000</text:p>
          </table:table-cell>
          <table:table-cell office:value-type="float" office:value="-2727" calcext:value-type="float">
            <text:p>-2727,000</text:p>
          </table:table-cell>
          <table:table-cell office:value-type="string" calcext:value-type="string">
            <text:p>-0.00641663666589018</text:p>
          </table:table-cell>
        </table:table-row>
        <table:table-row table:style-name="ro1">
          <table:table-cell office:value-type="string" calcext:value-type="string">
            <text:p>Februar 2017</text:p>
          </table:table-cell>
          <table:table-cell office:value-type="float" office:value="151857" calcext:value-type="float">
            <text:p>151857,000</text:p>
          </table:table-cell>
          <table:table-cell office:value-type="float" office:value="-2677" calcext:value-type="float">
            <text:p>-2677,000</text:p>
          </table:table-cell>
          <table:table-cell office:value-type="string" calcext:value-type="string">
            <text:p>-0.0173230486494881</text:p>
          </table:table-cell>
          <table:table-cell office:value-type="float" office:value="248762" calcext:value-type="float">
            <text:p>248762,000</text:p>
          </table:table-cell>
          <table:table-cell office:value-type="float" office:value="-2426" calcext:value-type="float">
            <text:p>-2426,000</text:p>
          </table:table-cell>
          <table:table-cell office:value-type="string" calcext:value-type="string">
            <text:p>-0.00965810468652961</text:p>
          </table:table-cell>
          <table:table-cell office:value-type="float" office:value="400619" calcext:value-type="float">
            <text:p>400619,000</text:p>
          </table:table-cell>
          <table:table-cell office:value-type="float" office:value="-5103" calcext:value-type="float">
            <text:p>-5103,000</text:p>
          </table:table-cell>
          <table:table-cell office:value-type="string" calcext:value-type="string">
            <text:p>-0.0125775777502822</text:p>
          </table:table-cell>
        </table:table-row>
        <table:table-row table:style-name="ro1">
          <table:table-cell office:value-type="string" calcext:value-type="string">
            <text:p>März 2017</text:p>
          </table:table-cell>
          <table:table-cell office:value-type="float" office:value="149452" calcext:value-type="float">
            <text:p>149452,000</text:p>
          </table:table-cell>
          <table:table-cell office:value-type="float" office:value="-1647" calcext:value-type="float">
            <text:p>-1647,000</text:p>
          </table:table-cell>
          <table:table-cell office:value-type="string" calcext:value-type="string">
            <text:p>-0.0109001383199095</text:p>
          </table:table-cell>
          <table:table-cell office:value-type="float" office:value="204620" calcext:value-type="float">
            <text:p>204620,000</text:p>
          </table:table-cell>
          <table:table-cell office:value-type="float" office:value="-11857" calcext:value-type="float">
            <text:p>-11857,000</text:p>
          </table:table-cell>
          <table:table-cell office:value-type="string" calcext:value-type="string">
            <text:p>-0.0547725624431233</text:p>
          </table:table-cell>
          <table:table-cell office:value-type="float" office:value="354072" calcext:value-type="float">
            <text:p>354072,000</text:p>
          </table:table-cell>
          <table:table-cell office:value-type="float" office:value="-13504" calcext:value-type="float">
            <text:p>-13504,000</text:p>
          </table:table-cell>
          <table:table-cell office:value-type="string" calcext:value-type="string">
            <text:p>-0.036737980716913</text:p>
          </table:table-cell>
        </table:table-row>
        <table:table-row table:style-name="ro1">
          <table:table-cell office:value-type="string" calcext:value-type="string">
            <text:p>April 2017</text:p>
          </table:table-cell>
          <table:table-cell office:value-type="float" office:value="152019" calcext:value-type="float">
            <text:p>152019,000</text:p>
          </table:table-cell>
          <table:table-cell office:value-type="float" office:value="-4805" calcext:value-type="float">
            <text:p>-4805,000</text:p>
          </table:table-cell>
          <table:table-cell office:value-type="string" calcext:value-type="string">
            <text:p>-0.0306394429424068</text:p>
          </table:table-cell>
          <table:table-cell office:value-type="float" office:value="185904" calcext:value-type="float">
            <text:p>185904,000</text:p>
          </table:table-cell>
          <table:table-cell office:value-type="float" office:value="-11146" calcext:value-type="float">
            <text:p>-11146,000</text:p>
          </table:table-cell>
          <table:table-cell office:value-type="string" calcext:value-type="string">
            <text:p>-0.0565643237756914</text:p>
          </table:table-cell>
          <table:table-cell office:value-type="float" office:value="337923" calcext:value-type="float">
            <text:p>337923,000</text:p>
          </table:table-cell>
          <table:table-cell office:value-type="float" office:value="-15951" calcext:value-type="float">
            <text:p>-15951,000</text:p>
          </table:table-cell>
          <table:table-cell office:value-type="string" calcext:value-type="string">
            <text:p>-0.045075365808169</text:p>
          </table:table-cell>
        </table:table-row>
        <table:table-row table:style-name="ro1">
          <table:table-cell office:value-type="string" calcext:value-type="string">
            <text:p>Mai 2017</text:p>
          </table:table-cell>
          <table:table-cell office:value-type="float" office:value="144717" calcext:value-type="float">
            <text:p>144717,000</text:p>
          </table:table-cell>
          <table:table-cell office:value-type="float" office:value="-4714" calcext:value-type="float">
            <text:p>-4714,000</text:p>
          </table:table-cell>
          <table:table-cell office:value-type="string" calcext:value-type="string">
            <text:p>-0.0315463324209836</text:p>
          </table:table-cell>
          <table:table-cell office:value-type="float" office:value="173305" calcext:value-type="float">
            <text:p>173305,000</text:p>
          </table:table-cell>
          <table:table-cell office:value-type="float" office:value="-11653" calcext:value-type="float">
            <text:p>-11653,000</text:p>
          </table:table-cell>
          <table:table-cell office:value-type="string" calcext:value-type="string">
            <text:p>-0.0630034926848257</text:p>
          </table:table-cell>
          <table:table-cell office:value-type="float" office:value="318022" calcext:value-type="float">
            <text:p>318022,000</text:p>
          </table:table-cell>
          <table:table-cell office:value-type="float" office:value="-16367" calcext:value-type="float">
            <text:p>-16367,000</text:p>
          </table:table-cell>
          <table:table-cell office:value-type="string" calcext:value-type="string">
            <text:p>-0.0489459880558272</text:p>
          </table:table-cell>
        </table:table-row>
        <table:table-row table:style-name="ro1">
          <table:table-cell office:value-type="string" calcext:value-type="string">
            <text:p>Juni 2017</text:p>
          </table:table-cell>
          <table:table-cell office:value-type="float" office:value="139471" calcext:value-type="float">
            <text:p>139471,000</text:p>
          </table:table-cell>
          <table:table-cell office:value-type="float" office:value="-4588" calcext:value-type="float">
            <text:p>-4588,000</text:p>
          </table:table-cell>
          <table:table-cell office:value-type="string" calcext:value-type="string">
            <text:p>-0.0318480622522716</text:p>
          </table:table-cell>
          <table:table-cell office:value-type="float" office:value="164473" calcext:value-type="float">
            <text:p>164473,000</text:p>
          </table:table-cell>
          <table:table-cell office:value-type="float" office:value="-11437" calcext:value-type="float">
            <text:p>-11437,000</text:p>
          </table:table-cell>
          <table:table-cell office:value-type="string" calcext:value-type="string">
            <text:p>-0.0650162014666591</text:p>
          </table:table-cell>
          <table:table-cell office:value-type="float" office:value="303944" calcext:value-type="float">
            <text:p>303944,000</text:p>
          </table:table-cell>
          <table:table-cell office:value-type="float" office:value="-16025" calcext:value-type="float">
            <text:p>-16025,000</text:p>
          </table:table-cell>
          <table:table-cell office:value-type="string" calcext:value-type="string">
            <text:p>-0.0500829767883764</text:p>
          </table:table-cell>
        </table:table-row>
        <table:table-row table:style-name="ro1">
          <table:table-cell office:value-type="string" calcext:value-type="string">
            <text:p>Juli 2017</text:p>
          </table:table-cell>
          <table:table-cell office:value-type="float" office:value="143337" calcext:value-type="float">
            <text:p>143337,000</text:p>
          </table:table-cell>
          <table:table-cell office:value-type="float" office:value="-4032" calcext:value-type="float">
            <text:p>-4032,000</text:p>
          </table:table-cell>
          <table:table-cell office:value-type="string" calcext:value-type="string">
            <text:p>-0.027359892514708</text:p>
          </table:table-cell>
          <table:table-cell office:value-type="float" office:value="163854" calcext:value-type="float">
            <text:p>163854,000</text:p>
          </table:table-cell>
          <table:table-cell office:value-type="float" office:value="-10033" calcext:value-type="float">
            <text:p>-10033,000</text:p>
          </table:table-cell>
          <table:table-cell office:value-type="string" calcext:value-type="string">
            <text:p>-0.0576983903339525</text:p>
          </table:table-cell>
          <table:table-cell office:value-type="float" office:value="307191" calcext:value-type="float">
            <text:p>307191,000</text:p>
          </table:table-cell>
          <table:table-cell office:value-type="float" office:value="-14065" calcext:value-type="float">
            <text:p>-14065,000</text:p>
          </table:table-cell>
          <table:table-cell office:value-type="string" calcext:value-type="string">
            <text:p>-0.04378128346241</text:p>
          </table:table-cell>
        </table:table-row>
        <table:table-row table:style-name="ro1">
          <table:table-cell office:value-type="string" calcext:value-type="string">
            <text:p>August 2017</text:p>
          </table:table-cell>
          <table:table-cell office:value-type="float" office:value="147550" calcext:value-type="float">
            <text:p>147550,000</text:p>
          </table:table-cell>
          <table:table-cell office:value-type="float" office:value="-6360" calcext:value-type="float">
            <text:p>-6360,000</text:p>
          </table:table-cell>
          <table:table-cell office:value-type="string" calcext:value-type="string">
            <text:p>-0.041322851016828</text:p>
          </table:table-cell>
          <table:table-cell office:value-type="float" office:value="163942" calcext:value-type="float">
            <text:p>163942,000</text:p>
          </table:table-cell>
          <table:table-cell office:value-type="float" office:value="-12010" calcext:value-type="float">
            <text:p>-12010,000</text:p>
          </table:table-cell>
          <table:table-cell office:value-type="string" calcext:value-type="string">
            <text:p>-0.0682572519778121</text:p>
          </table:table-cell>
          <table:table-cell office:value-type="float" office:value="311492" calcext:value-type="float">
            <text:p>311492,000</text:p>
          </table:table-cell>
          <table:table-cell office:value-type="float" office:value="-18370" calcext:value-type="float">
            <text:p>-18370,000</text:p>
          </table:table-cell>
          <table:table-cell office:value-type="string" calcext:value-type="string">
            <text:p>-0.0556899551933839</text:p>
          </table:table-cell>
        </table:table-row>
        <table:table-row table:style-name="ro1">
          <table:table-cell office:value-type="string" calcext:value-type="string">
            <text:p>September 2017</text:p>
          </table:table-cell>
          <table:table-cell office:value-type="float" office:value="140749" calcext:value-type="float">
            <text:p>140749,000</text:p>
          </table:table-cell>
          <table:table-cell office:value-type="float" office:value="-7140" calcext:value-type="float">
            <text:p>-7140,000</text:p>
          </table:table-cell>
          <table:table-cell office:value-type="string" calcext:value-type="string">
            <text:p>-0.0482794528328679</text:p>
          </table:table-cell>
          <table:table-cell office:value-type="float" office:value="162094" calcext:value-type="float">
            <text:p>162094,000</text:p>
          </table:table-cell>
          <table:table-cell office:value-type="float" office:value="-13256" calcext:value-type="float">
            <text:p>-13256,000</text:p>
          </table:table-cell>
          <table:table-cell office:value-type="string" calcext:value-type="string">
            <text:p>-0.075597376675221</text:p>
          </table:table-cell>
          <table:table-cell office:value-type="float" office:value="302843" calcext:value-type="float">
            <text:p>302843,000</text:p>
          </table:table-cell>
          <table:table-cell office:value-type="float" office:value="-20396" calcext:value-type="float">
            <text:p>-20396,000</text:p>
          </table:table-cell>
          <table:table-cell office:value-type="string" calcext:value-type="string">
            <text:p>-0.063098821614966</text:p>
          </table:table-cell>
        </table:table-row>
        <table:table-row table:style-name="ro1">
          <table:table-cell office:value-type="string" calcext:value-type="string">
            <text:p>Oktober 2017</text:p>
          </table:table-cell>
          <table:table-cell office:value-type="float" office:value="147067" calcext:value-type="float">
            <text:p>147067,000</text:p>
          </table:table-cell>
          <table:table-cell office:value-type="float" office:value="-8944" calcext:value-type="float">
            <text:p>-8944,000</text:p>
          </table:table-cell>
          <table:table-cell office:value-type="string" calcext:value-type="string">
            <text:p>-0.0573292908833351</text:p>
          </table:table-cell>
          <table:table-cell office:value-type="float" office:value="168655" calcext:value-type="float">
            <text:p>168655,000</text:p>
          </table:table-cell>
          <table:table-cell office:value-type="float" office:value="-16113" calcext:value-type="float">
            <text:p>-16113,000</text:p>
          </table:table-cell>
          <table:table-cell office:value-type="string" calcext:value-type="string">
            <text:p>-0.0872066591617596</text:p>
          </table:table-cell>
          <table:table-cell office:value-type="float" office:value="315722" calcext:value-type="float">
            <text:p>315722,000</text:p>
          </table:table-cell>
          <table:table-cell office:value-type="float" office:value="-25057" calcext:value-type="float">
            <text:p>-25057,000</text:p>
          </table:table-cell>
          <table:table-cell office:value-type="string" calcext:value-type="string">
            <text:p>-0.073528591843981</text:p>
          </table:table-cell>
        </table:table-row>
        <table:table-row table:style-name="ro1">
          <table:table-cell office:value-type="string" calcext:value-type="string">
            <text:p>November 2017</text:p>
          </table:table-cell>
          <table:table-cell office:value-type="float" office:value="149130" calcext:value-type="float">
            <text:p>149130,000</text:p>
          </table:table-cell>
          <table:table-cell office:value-type="float" office:value="-10884" calcext:value-type="float">
            <text:p>-10884,000</text:p>
          </table:table-cell>
          <table:table-cell office:value-type="string" calcext:value-type="string">
            <text:p>-0.0680190483332708</text:p>
          </table:table-cell>
          <table:table-cell office:value-type="float" office:value="177746" calcext:value-type="float">
            <text:p>177746,000</text:p>
          </table:table-cell>
          <table:table-cell office:value-type="float" office:value="-17909" calcext:value-type="float">
            <text:p>-17909,000</text:p>
          </table:table-cell>
          <table:table-cell office:value-type="string" calcext:value-type="string">
            <text:p>-0.0915335667373693</text:p>
          </table:table-cell>
          <table:table-cell office:value-type="float" office:value="326876" calcext:value-type="float">
            <text:p>326876,000</text:p>
          </table:table-cell>
          <table:table-cell office:value-type="float" office:value="-28793" calcext:value-type="float">
            <text:p>-28793,000</text:p>
          </table:table-cell>
          <table:table-cell office:value-type="string" calcext:value-type="string">
            <text:p>-0.0809544829602805</text:p>
          </table:table-cell>
        </table:table-row>
        <table:table-row table:style-name="ro1">
          <table:table-cell office:value-type="string" calcext:value-type="string">
            <text:p>Dezember 2017</text:p>
          </table:table-cell>
          <table:table-cell office:value-type="float" office:value="145815" calcext:value-type="float">
            <text:p>145815,000</text:p>
          </table:table-cell>
          <table:table-cell office:value-type="float" office:value="-10641" calcext:value-type="float">
            <text:p>-10641,000</text:p>
          </table:table-cell>
          <table:table-cell office:value-type="string" calcext:value-type="string">
            <text:p>-0.0680127320141126</text:p>
          </table:table-cell>
          <table:table-cell office:value-type="float" office:value="232926" calcext:value-type="float">
            <text:p>232926,000</text:p>
          </table:table-cell>
          <table:table-cell office:value-type="float" office:value="-21047" calcext:value-type="float">
            <text:p>-21047,000</text:p>
          </table:table-cell>
          <table:table-cell office:value-type="string" calcext:value-type="string">
            <text:p>-0.0828710138479287</text:p>
          </table:table-cell>
          <table:table-cell office:value-type="float" office:value="378741" calcext:value-type="float">
            <text:p>378741,000</text:p>
          </table:table-cell>
          <table:table-cell office:value-type="float" office:value="-31688" calcext:value-type="float">
            <text:p>-31688,000</text:p>
          </table:table-cell>
          <table:table-cell office:value-type="string" calcext:value-type="string">
            <text:p>-0.0772070199717856</text:p>
          </table:table-cell>
        </table:table-row>
        <table:table-row table:style-name="ro1">
          <table:table-cell office:value-type="string" calcext:value-type="string">
            <text:p>Jänner 2018</text:p>
          </table:table-cell>
          <table:table-cell office:value-type="float" office:value="142583" calcext:value-type="float">
            <text:p>142583,000</text:p>
          </table:table-cell>
          <table:table-cell office:value-type="float" office:value="-12058" calcext:value-type="float">
            <text:p>-12058,000</text:p>
          </table:table-cell>
          <table:table-cell office:value-type="string" calcext:value-type="string">
            <text:p>-0.0779741465717371</text:p>
          </table:table-cell>
          <table:table-cell office:value-type="float" office:value="236626" calcext:value-type="float">
            <text:p>236626,000</text:p>
          </table:table-cell>
          <table:table-cell office:value-type="float" office:value="-30995" calcext:value-type="float">
            <text:p>-30995,000</text:p>
          </table:table-cell>
          <table:table-cell office:value-type="string" calcext:value-type="string">
            <text:p>-0.115816770731744</text:p>
          </table:table-cell>
          <table:table-cell office:value-type="float" office:value="379209" calcext:value-type="float">
            <text:p>379209,000</text:p>
          </table:table-cell>
          <table:table-cell office:value-type="float" office:value="-43053" calcext:value-type="float">
            <text:p>-43053,000</text:p>
          </table:table-cell>
          <table:table-cell office:value-type="string" calcext:value-type="string">
            <text:p>-0.10195802605965</text:p>
          </table:table-cell>
        </table:table-row>
        <table:table-row table:style-name="ro1">
          <table:table-cell office:value-type="string" calcext:value-type="string">
            <text:p>Februar 2018</text:p>
          </table:table-cell>
          <table:table-cell office:value-type="float" office:value="137590" calcext:value-type="float">
            <text:p>137590,000</text:p>
          </table:table-cell>
          <table:table-cell office:value-type="float" office:value="-14267" calcext:value-type="float">
            <text:p>-14267,000</text:p>
          </table:table-cell>
          <table:table-cell office:value-type="string" calcext:value-type="string">
            <text:p>-0.0939502294922196</text:p>
          </table:table-cell>
          <table:table-cell office:value-type="float" office:value="227060" calcext:value-type="float">
            <text:p>227060,000</text:p>
          </table:table-cell>
          <table:table-cell office:value-type="float" office:value="-21702" calcext:value-type="float">
            <text:p>-21702,000</text:p>
          </table:table-cell>
          <table:table-cell office:value-type="string" calcext:value-type="string">
            <text:p>-0.0872400125421085</text:p>
          </table:table-cell>
          <table:table-cell office:value-type="float" office:value="364650" calcext:value-type="float">
            <text:p>364650,000</text:p>
          </table:table-cell>
          <table:table-cell office:value-type="float" office:value="-35969" calcext:value-type="float">
            <text:p>-35969,000</text:p>
          </table:table-cell>
          <table:table-cell office:value-type="string" calcext:value-type="string">
            <text:p>-0.0897835599409913</text:p>
          </table:table-cell>
        </table:table-row>
        <table:table-row table:style-name="ro1">
          <table:table-cell office:value-type="string" calcext:value-type="string">
            <text:p>März 2018</text:p>
          </table:table-cell>
          <table:table-cell office:value-type="float" office:value="134075" calcext:value-type="float">
            <text:p>134075,000</text:p>
          </table:table-cell>
          <table:table-cell office:value-type="float" office:value="-15377" calcext:value-type="float">
            <text:p>-15377,000</text:p>
          </table:table-cell>
          <table:table-cell office:value-type="string" calcext:value-type="string">
            <text:p>-0.102889221957552</text:p>
          </table:table-cell>
          <table:table-cell office:value-type="float" office:value="187828" calcext:value-type="float">
            <text:p>187828,000</text:p>
          </table:table-cell>
          <table:table-cell office:value-type="float" office:value="-16792" calcext:value-type="float">
            <text:p>-16792,000</text:p>
          </table:table-cell>
          <table:table-cell office:value-type="string" calcext:value-type="string">
            <text:p>-0.0820643143387743</text:p>
          </table:table-cell>
          <table:table-cell office:value-type="float" office:value="321903" calcext:value-type="float">
            <text:p>321903,000</text:p>
          </table:table-cell>
          <table:table-cell office:value-type="float" office:value="-32169" calcext:value-type="float">
            <text:p>-32169,000</text:p>
          </table:table-cell>
          <table:table-cell office:value-type="string" calcext:value-type="string">
            <text:p>-0.0908544024944079</text:p>
          </table:table-cell>
        </table:table-row>
        <table:table-row table:style-name="ro1">
          <table:table-cell office:value-type="string" calcext:value-type="string">
            <text:p>April 2018</text:p>
          </table:table-cell>
          <table:table-cell office:value-type="float" office:value="141206" calcext:value-type="float">
            <text:p>141206,000</text:p>
          </table:table-cell>
          <table:table-cell office:value-type="float" office:value="-10813" calcext:value-type="float">
            <text:p>-10813,000</text:p>
          </table:table-cell>
          <table:table-cell office:value-type="string" calcext:value-type="string">
            <text:p>-0.0711292667363948</text:p>
          </table:table-cell>
          <table:table-cell office:value-type="float" office:value="167653" calcext:value-type="float">
            <text:p>167653,000</text:p>
          </table:table-cell>
          <table:table-cell office:value-type="float" office:value="-18251" calcext:value-type="float">
            <text:p>-18251,000</text:p>
          </table:table-cell>
          <table:table-cell office:value-type="string" calcext:value-type="string">
            <text:p>-0.0981743265341251</text:p>
          </table:table-cell>
          <table:table-cell office:value-type="float" office:value="308859" calcext:value-type="float">
            <text:p>308859,000</text:p>
          </table:table-cell>
          <table:table-cell office:value-type="float" office:value="-29064" calcext:value-type="float">
            <text:p>-29064,000</text:p>
          </table:table-cell>
          <table:table-cell office:value-type="string" calcext:value-type="string">
            <text:p>-0.0860077591640699</text:p>
          </table:table-cell>
        </table:table-row>
        <table:table-row table:style-name="ro1">
          <table:table-cell office:value-type="string" calcext:value-type="string">
            <text:p>Mai 2018</text:p>
          </table:table-cell>
          <table:table-cell office:value-type="float" office:value="131983" calcext:value-type="float">
            <text:p>131983,000</text:p>
          </table:table-cell>
          <table:table-cell office:value-type="float" office:value="-12734" calcext:value-type="float">
            <text:p>-12734,000</text:p>
          </table:table-cell>
          <table:table-cell office:value-type="string" calcext:value-type="string">
            <text:p>-0.0879924265981191</text:p>
          </table:table-cell>
          <table:table-cell office:value-type="float" office:value="154164" calcext:value-type="float">
            <text:p>154164,000</text:p>
          </table:table-cell>
          <table:table-cell office:value-type="float" office:value="-19141" calcext:value-type="float">
            <text:p>-19141,000</text:p>
          </table:table-cell>
          <table:table-cell office:value-type="string" calcext:value-type="string">
            <text:p>-0.110446899974034</text:p>
          </table:table-cell>
          <table:table-cell office:value-type="float" office:value="286147" calcext:value-type="float">
            <text:p>286147,000</text:p>
          </table:table-cell>
          <table:table-cell office:value-type="float" office:value="-31875" calcext:value-type="float">
            <text:p>-31875,000</text:p>
          </table:table-cell>
          <table:table-cell office:value-type="string" calcext:value-type="string">
            <text:p>-0.100228914980725</text:p>
          </table:table-cell>
        </table:table-row>
        <table:table-row table:style-name="ro1">
          <table:table-cell office:value-type="string" calcext:value-type="string">
            <text:p>Juni 2018</text:p>
          </table:table-cell>
          <table:table-cell office:value-type="float" office:value="128276" calcext:value-type="float">
            <text:p>128276,000</text:p>
          </table:table-cell>
          <table:table-cell office:value-type="float" office:value="-11195" calcext:value-type="float">
            <text:p>-11195,000</text:p>
          </table:table-cell>
          <table:table-cell office:value-type="string" calcext:value-type="string">
            <text:p>-0.0802675825081917</text:p>
          </table:table-cell>
          <table:table-cell office:value-type="float" office:value="146391" calcext:value-type="float">
            <text:p>146391,000</text:p>
          </table:table-cell>
          <table:table-cell office:value-type="float" office:value="-18082" calcext:value-type="float">
            <text:p>-18082,000</text:p>
          </table:table-cell>
          <table:table-cell office:value-type="string" calcext:value-type="string">
            <text:p>-0.109939017346312</text:p>
          </table:table-cell>
          <table:table-cell office:value-type="float" office:value="274667" calcext:value-type="float">
            <text:p>274667,000</text:p>
          </table:table-cell>
          <table:table-cell office:value-type="float" office:value="-29277" calcext:value-type="float">
            <text:p>-29277,000</text:p>
          </table:table-cell>
          <table:table-cell office:value-type="string" calcext:value-type="string">
            <text:p>-0.0963236648856368</text:p>
          </table:table-cell>
        </table:table-row>
        <table:table-row table:style-name="ro1">
          <table:table-cell office:value-type="string" calcext:value-type="string">
            <text:p>Juli 2018</text:p>
          </table:table-cell>
          <table:table-cell office:value-type="float" office:value="134100" calcext:value-type="float">
            <text:p>134100,000</text:p>
          </table:table-cell>
          <table:table-cell office:value-type="float" office:value="-9237" calcext:value-type="float">
            <text:p>-9237,000</text:p>
          </table:table-cell>
          <table:table-cell office:value-type="string" calcext:value-type="string">
            <text:p>-0.0644425375164821</text:p>
          </table:table-cell>
          <table:table-cell office:value-type="float" office:value="148483" calcext:value-type="float">
            <text:p>148483,000</text:p>
          </table:table-cell>
          <table:table-cell office:value-type="float" office:value="-15371" calcext:value-type="float">
            <text:p>-15371,000</text:p>
          </table:table-cell>
          <table:table-cell office:value-type="string" calcext:value-type="string">
            <text:p>-0.0938091227556239</text:p>
          </table:table-cell>
          <table:table-cell office:value-type="float" office:value="282583" calcext:value-type="float">
            <text:p>282583,000</text:p>
          </table:table-cell>
          <table:table-cell office:value-type="float" office:value="-24608" calcext:value-type="float">
            <text:p>-24608,000</text:p>
          </table:table-cell>
          <table:table-cell office:value-type="string" calcext:value-type="string">
            <text:p>-0.0801065135371805</text:p>
          </table:table-cell>
        </table:table-row>
        <table:table-row table:style-name="ro1">
          <table:table-cell office:value-type="string" calcext:value-type="string">
            <text:p>August 2018</text:p>
          </table:table-cell>
          <table:table-cell office:value-type="float" office:value="139157" calcext:value-type="float">
            <text:p>139157,000</text:p>
          </table:table-cell>
          <table:table-cell office:value-type="float" office:value="-8393" calcext:value-type="float">
            <text:p>-8393,000</text:p>
          </table:table-cell>
          <table:table-cell office:value-type="string" calcext:value-type="string">
            <text:p>-0.0568824127414436</text:p>
          </table:table-cell>
          <table:table-cell office:value-type="float" office:value="149029" calcext:value-type="float">
            <text:p>149029,000</text:p>
          </table:table-cell>
          <table:table-cell office:value-type="float" office:value="-14913" calcext:value-type="float">
            <text:p>-14913,000</text:p>
          </table:table-cell>
          <table:table-cell office:value-type="string" calcext:value-type="string">
            <text:p>-0.0909650974124995</text:p>
          </table:table-cell>
          <table:table-cell office:value-type="float" office:value="288186" calcext:value-type="float">
            <text:p>288186,000</text:p>
          </table:table-cell>
          <table:table-cell office:value-type="float" office:value="-23306" calcext:value-type="float">
            <text:p>-23306,000</text:p>
          </table:table-cell>
          <table:table-cell office:value-type="string" calcext:value-type="string">
            <text:p>-0.0748205411374931</text:p>
          </table:table-cell>
        </table:table-row>
        <table:table-row table:style-name="ro1">
          <table:table-cell office:value-type="string" calcext:value-type="string">
            <text:p>September 2018</text:p>
          </table:table-cell>
          <table:table-cell office:value-type="float" office:value="132811" calcext:value-type="float">
            <text:p>132811,000</text:p>
          </table:table-cell>
          <table:table-cell office:value-type="float" office:value="-7938" calcext:value-type="float">
            <text:p>-7938,000</text:p>
          </table:table-cell>
          <table:table-cell office:value-type="string" calcext:value-type="string">
            <text:p>-0.0563982692594619</text:p>
          </table:table-cell>
          <table:table-cell office:value-type="float" office:value="147088" calcext:value-type="float">
            <text:p>147088,000</text:p>
          </table:table-cell>
          <table:table-cell office:value-type="float" office:value="-15006" calcext:value-type="float">
            <text:p>-15006,000</text:p>
          </table:table-cell>
          <table:table-cell office:value-type="string" calcext:value-type="string">
            <text:p>-0.0925759127419892</text:p>
          </table:table-cell>
          <table:table-cell office:value-type="float" office:value="279899" calcext:value-type="float">
            <text:p>279899,000</text:p>
          </table:table-cell>
          <table:table-cell office:value-type="float" office:value="-22944" calcext:value-type="float">
            <text:p>-22944,000</text:p>
          </table:table-cell>
          <table:table-cell office:value-type="string" calcext:value-type="string">
            <text:p>-0.0757620285098219</text:p>
          </table:table-cell>
        </table:table-row>
        <table:table-row table:style-name="ro1">
          <table:table-cell office:value-type="string" calcext:value-type="string">
            <text:p>Oktober 2018</text:p>
          </table:table-cell>
          <table:table-cell office:value-type="float" office:value="141917" calcext:value-type="float">
            <text:p>141917,000</text:p>
          </table:table-cell>
          <table:table-cell office:value-type="float" office:value="-5150" calcext:value-type="float">
            <text:p>-5150,000</text:p>
          </table:table-cell>
          <table:table-cell office:value-type="string" calcext:value-type="string">
            <text:p>-0.0350180529962534</text:p>
          </table:table-cell>
          <table:table-cell office:value-type="float" office:value="154319" calcext:value-type="float">
            <text:p>154319,000</text:p>
          </table:table-cell>
          <table:table-cell office:value-type="float" office:value="-14336" calcext:value-type="float">
            <text:p>-14336,000</text:p>
          </table:table-cell>
          <table:table-cell office:value-type="string" calcext:value-type="string">
            <text:p>-0.0850019270107616</text:p>
          </table:table-cell>
          <table:table-cell office:value-type="float" office:value="296236" calcext:value-type="float">
            <text:p>296236,000</text:p>
          </table:table-cell>
          <table:table-cell office:value-type="float" office:value="-19486" calcext:value-type="float">
            <text:p>-19486,000</text:p>
          </table:table-cell>
          <table:table-cell office:value-type="string" calcext:value-type="string">
            <text:p>-0.061718853928456</text:p>
          </table:table-cell>
        </table:table-row>
        <table:table-row table:style-name="ro1">
          <table:table-cell office:value-type="string" calcext:value-type="string">
            <text:p>November 2018</text:p>
          </table:table-cell>
          <table:table-cell office:value-type="float" office:value="143390" calcext:value-type="float">
            <text:p>143390,000</text:p>
          </table:table-cell>
          <table:table-cell office:value-type="float" office:value="-5740" calcext:value-type="float">
            <text:p>-5740,000</text:p>
          </table:table-cell>
          <table:table-cell office:value-type="string" calcext:value-type="string">
            <text:p>-0.038489908133843</text:p>
          </table:table-cell>
          <table:table-cell office:value-type="float" office:value="163921" calcext:value-type="float">
            <text:p>163921,000</text:p>
          </table:table-cell>
          <table:table-cell office:value-type="float" office:value="-13825" calcext:value-type="float">
            <text:p>-13825,000</text:p>
          </table:table-cell>
          <table:table-cell office:value-type="string" calcext:value-type="string">
            <text:p>-0.0777795280906462</text:p>
          </table:table-cell>
          <table:table-cell office:value-type="float" office:value="307311" calcext:value-type="float">
            <text:p>307311,000</text:p>
          </table:table-cell>
          <table:table-cell office:value-type="float" office:value="-19565" calcext:value-type="float">
            <text:p>-19565,000</text:p>
          </table:table-cell>
          <table:table-cell office:value-type="string" calcext:value-type="string">
            <text:p>-0.0598545014011429</text:p>
          </table:table-cell>
        </table:table-row>
        <table:table-row table:style-name="ro1">
          <table:table-cell office:value-type="string" calcext:value-type="string">
            <text:p>Dezember 2018</text:p>
          </table:table-cell>
          <table:table-cell office:value-type="float" office:value="140106" calcext:value-type="float">
            <text:p>140106,000</text:p>
          </table:table-cell>
          <table:table-cell office:value-type="float" office:value="-5709" calcext:value-type="float">
            <text:p>-5709,000</text:p>
          </table:table-cell>
          <table:table-cell office:value-type="string" calcext:value-type="string">
            <text:p>-0.0391523505812159</text:p>
          </table:table-cell>
          <table:table-cell office:value-type="float" office:value="215531" calcext:value-type="float">
            <text:p>215531,000</text:p>
          </table:table-cell>
          <table:table-cell office:value-type="float" office:value="-17395" calcext:value-type="float">
            <text:p>-17395,000</text:p>
          </table:table-cell>
          <table:table-cell office:value-type="string" calcext:value-type="string">
            <text:p>-0.0746803705898011</text:p>
          </table:table-cell>
          <table:table-cell office:value-type="float" office:value="355637" calcext:value-type="float">
            <text:p>355637,000</text:p>
          </table:table-cell>
          <table:table-cell office:value-type="float" office:value="-23104" calcext:value-type="float">
            <text:p>-23104,000</text:p>
          </table:table-cell>
          <table:table-cell office:value-type="string" calcext:value-type="string">
            <text:p>-0.0610021096210867</text:p>
          </table:table-cell>
        </table:table-row>
        <table:table-row table:style-name="ro1">
          <table:table-cell office:value-type="string" calcext:value-type="string">
            <text:p>Jänner 2019</text:p>
          </table:table-cell>
          <table:table-cell office:value-type="float" office:value="140948" calcext:value-type="float">
            <text:p>140948,000</text:p>
          </table:table-cell>
          <table:table-cell office:value-type="float" office:value="-1635" calcext:value-type="float">
            <text:p>-1635,000</text:p>
          </table:table-cell>
          <table:table-cell office:value-type="string" calcext:value-type="string">
            <text:p>-0.0114670051829461</text:p>
          </table:table-cell>
          <table:table-cell office:value-type="float" office:value="227031" calcext:value-type="float">
            <text:p>227031,000</text:p>
          </table:table-cell>
          <table:table-cell office:value-type="float" office:value="-9595" calcext:value-type="float">
            <text:p>-9595,000</text:p>
          </table:table-cell>
          <table:table-cell office:value-type="string" calcext:value-type="string">
            <text:p>-0.0405492211337723</text:p>
          </table:table-cell>
          <table:table-cell office:value-type="float" office:value="367979" calcext:value-type="float">
            <text:p>367979,000</text:p>
          </table:table-cell>
          <table:table-cell office:value-type="float" office:value="-11230" calcext:value-type="float">
            <text:p>-11230,000</text:p>
          </table:table-cell>
          <table:table-cell office:value-type="string" calcext:value-type="string">
            <text:p>-0.0296142760324781</text:p>
          </table:table-cell>
        </table:table-row>
        <table:table-row table:style-name="ro1">
          <table:table-cell office:value-type="string" calcext:value-type="string">
            <text:p>Februar 2019</text:p>
          </table:table-cell>
          <table:table-cell office:value-type="float" office:value="137121" calcext:value-type="float">
            <text:p>137121,000</text:p>
          </table:table-cell>
          <table:table-cell office:value-type="float" office:value="-469" calcext:value-type="float">
            <text:p>-469,000</text:p>
          </table:table-cell>
          <table:table-cell office:value-type="string" calcext:value-type="string">
            <text:p>-0.00340867795624682</text:p>
          </table:table-cell>
          <table:table-cell office:value-type="float" office:value="206279" calcext:value-type="float">
            <text:p>206279,000</text:p>
          </table:table-cell>
          <table:table-cell office:value-type="float" office:value="-20781" calcext:value-type="float">
            <text:p>-20781,000</text:p>
          </table:table-cell>
          <table:table-cell office:value-type="string" calcext:value-type="string">
            <text:p>-0.0915220646525147</text:p>
          </table:table-cell>
          <table:table-cell office:value-type="float" office:value="343400" calcext:value-type="float">
            <text:p>343400,000</text:p>
          </table:table-cell>
          <table:table-cell office:value-type="float" office:value="-21250" calcext:value-type="float">
            <text:p>-21250,000</text:p>
          </table:table-cell>
          <table:table-cell office:value-type="string" calcext:value-type="string">
            <text:p>-0.0582750582750583</text:p>
          </table:table-cell>
        </table:table-row>
        <table:table-row table:style-name="ro1">
          <table:table-cell office:value-type="string" calcext:value-type="string">
            <text:p>März 2019</text:p>
          </table:table-cell>
          <table:table-cell office:value-type="float" office:value="134665" calcext:value-type="float">
            <text:p>134665,000</text:p>
          </table:table-cell>
          <table:table-cell office:value-type="float" office:value="590" calcext:value-type="float">
            <text:p>590,000</text:p>
          </table:table-cell>
          <table:table-cell office:value-type="string" calcext:value-type="string">
            <text:p>0.00440052209584188</text:p>
          </table:table-cell>
          <table:table-cell office:value-type="float" office:value="169746" calcext:value-type="float">
            <text:p>169746,000</text:p>
          </table:table-cell>
          <table:table-cell office:value-type="float" office:value="-18082" calcext:value-type="float">
            <text:p>-18082,000</text:p>
          </table:table-cell>
          <table:table-cell office:value-type="string" calcext:value-type="string">
            <text:p>-0.0962689268905595</text:p>
          </table:table-cell>
          <table:table-cell office:value-type="float" office:value="304411" calcext:value-type="float">
            <text:p>304411,000</text:p>
          </table:table-cell>
          <table:table-cell office:value-type="float" office:value="-17492" calcext:value-type="float">
            <text:p>-17492,000</text:p>
          </table:table-cell>
          <table:table-cell office:value-type="string" calcext:value-type="string">
            <text:p>-0.0543393506739608</text:p>
          </table:table-cell>
        </table:table-row>
        <table:table-row table:style-name="ro1">
          <table:table-cell office:value-type="string" calcext:value-type="string">
            <text:p>April 2019</text:p>
          </table:table-cell>
          <table:table-cell office:value-type="float" office:value="139484" calcext:value-type="float">
            <text:p>139484,000</text:p>
          </table:table-cell>
          <table:table-cell office:value-type="float" office:value="-1722" calcext:value-type="float">
            <text:p>-1722,000</text:p>
          </table:table-cell>
          <table:table-cell office:value-type="string" calcext:value-type="string">
            <text:p>-0.0121949492231208</text:p>
          </table:table-cell>
          <table:table-cell office:value-type="float" office:value="156791" calcext:value-type="float">
            <text:p>156791,000</text:p>
          </table:table-cell>
          <table:table-cell office:value-type="float" office:value="-10862" calcext:value-type="float">
            <text:p>-10862,000</text:p>
          </table:table-cell>
          <table:table-cell office:value-type="string" calcext:value-type="string">
            <text:p>-0.0647885811765969</text:p>
          </table:table-cell>
          <table:table-cell office:value-type="float" office:value="296275" calcext:value-type="float">
            <text:p>296275,000</text:p>
          </table:table-cell>
          <table:table-cell office:value-type="float" office:value="-12584" calcext:value-type="float">
            <text:p>-12584,000</text:p>
          </table:table-cell>
          <table:table-cell office:value-type="string" calcext:value-type="string">
            <text:p>-0.0407435107929508</text:p>
          </table:table-cell>
        </table:table-row>
        <table:table-row table:style-name="ro1">
          <table:table-cell office:value-type="string" calcext:value-type="string">
            <text:p>Mai 2019</text:p>
          </table:table-cell>
          <table:table-cell office:value-type="float" office:value="131378" calcext:value-type="float">
            <text:p>131378,000</text:p>
          </table:table-cell>
          <table:table-cell office:value-type="float" office:value="-605" calcext:value-type="float">
            <text:p>-605,000</text:p>
          </table:table-cell>
          <table:table-cell office:value-type="string" calcext:value-type="string">
            <text:p>-0.00458392368714153</text:p>
          </table:table-cell>
          <table:table-cell office:value-type="float" office:value="147570" calcext:value-type="float">
            <text:p>147570,000</text:p>
          </table:table-cell>
          <table:table-cell office:value-type="float" office:value="-6594" calcext:value-type="float">
            <text:p>-6594,000</text:p>
          </table:table-cell>
          <table:table-cell office:value-type="string" calcext:value-type="string">
            <text:p>-0.0427726317428193</text:p>
          </table:table-cell>
          <table:table-cell office:value-type="float" office:value="278948" calcext:value-type="float">
            <text:p>278948,000</text:p>
          </table:table-cell>
          <table:table-cell office:value-type="float" office:value="-7199" calcext:value-type="float">
            <text:p>-7199,000</text:p>
          </table:table-cell>
          <table:table-cell office:value-type="string" calcext:value-type="string">
            <text:p>-0.0251583976068245</text:p>
          </table:table-cell>
        </table:table-row>
        <table:table-row table:style-name="ro1">
          <table:table-cell office:value-type="string" calcext:value-type="string">
            <text:p>Juni 2019</text:p>
          </table:table-cell>
          <table:table-cell office:value-type="float" office:value="125192" calcext:value-type="float">
            <text:p>125192,000</text:p>
          </table:table-cell>
          <table:table-cell office:value-type="float" office:value="-3084" calcext:value-type="float">
            <text:p>-3084,000</text:p>
          </table:table-cell>
          <table:table-cell office:value-type="string" calcext:value-type="string">
            <text:p>-0.0240419096323552</text:p>
          </table:table-cell>
          <table:table-cell office:value-type="float" office:value="139328" calcext:value-type="float">
            <text:p>139328,000</text:p>
          </table:table-cell>
          <table:table-cell office:value-type="float" office:value="-7063" calcext:value-type="float">
            <text:p>-7063,000</text:p>
          </table:table-cell>
          <table:table-cell office:value-type="string" calcext:value-type="string">
            <text:p>-0.0482475015540573</text:p>
          </table:table-cell>
          <table:table-cell office:value-type="float" office:value="264520" calcext:value-type="float">
            <text:p>264520,000</text:p>
          </table:table-cell>
          <table:table-cell office:value-type="float" office:value="-10147" calcext:value-type="float">
            <text:p>-10147,000</text:p>
          </table:table-cell>
          <table:table-cell office:value-type="string" calcext:value-type="string">
            <text:p>-0.0369429163314122</text:p>
          </table:table-cell>
        </table:table-row>
        <table:table-row table:style-name="ro1">
          <table:table-cell office:value-type="string" calcext:value-type="string">
            <text:p>Juli 2019</text:p>
          </table:table-cell>
          <table:table-cell office:value-type="float" office:value="130342" calcext:value-type="float">
            <text:p>130342,000</text:p>
          </table:table-cell>
          <table:table-cell office:value-type="float" office:value="-3758" calcext:value-type="float">
            <text:p>-3758,000</text:p>
          </table:table-cell>
          <table:table-cell office:value-type="string" calcext:value-type="string">
            <text:p>-0.0280238627889635</text:p>
          </table:table-cell>
          <table:table-cell office:value-type="float" office:value="141435" calcext:value-type="float">
            <text:p>141435,000</text:p>
          </table:table-cell>
          <table:table-cell office:value-type="float" office:value="-7048" calcext:value-type="float">
            <text:p>-7048,000</text:p>
          </table:table-cell>
          <table:table-cell office:value-type="string" calcext:value-type="string">
            <text:p>-0.0474667133611255</text:p>
          </table:table-cell>
          <table:table-cell office:value-type="float" office:value="271777" calcext:value-type="float">
            <text:p>271777,000</text:p>
          </table:table-cell>
          <table:table-cell office:value-type="float" office:value="-10806" calcext:value-type="float">
            <text:p>-10806,000</text:p>
          </table:table-cell>
          <table:table-cell office:value-type="string" calcext:value-type="string">
            <text:p>-0.0382400922914683</text:p>
          </table:table-cell>
        </table:table-row>
        <table:table-row table:style-name="ro1">
          <table:table-cell office:value-type="string" calcext:value-type="string">
            <text:p>August 2019</text:p>
          </table:table-cell>
          <table:table-cell office:value-type="float" office:value="135957" calcext:value-type="float">
            <text:p>135957,000</text:p>
          </table:table-cell>
          <table:table-cell office:value-type="float" office:value="-3200" calcext:value-type="float">
            <text:p>-3200,000</text:p>
          </table:table-cell>
          <table:table-cell office:value-type="string" calcext:value-type="string">
            <text:p>-0.0229956092758539</text:p>
          </table:table-cell>
          <table:table-cell office:value-type="float" office:value="143214" calcext:value-type="float">
            <text:p>143214,000</text:p>
          </table:table-cell>
          <table:table-cell office:value-type="float" office:value="-5815" calcext:value-type="float">
            <text:p>-5815,000</text:p>
          </table:table-cell>
          <table:table-cell office:value-type="string" calcext:value-type="string">
            <text:p>-0.0390192512866623</text:p>
          </table:table-cell>
          <table:table-cell office:value-type="float" office:value="279171" calcext:value-type="float">
            <text:p>279171,000</text:p>
          </table:table-cell>
          <table:table-cell office:value-type="float" office:value="-9015" calcext:value-type="float">
            <text:p>-9015,000</text:p>
          </table:table-cell>
          <table:table-cell office:value-type="string" calcext:value-type="string">
            <text:p>-0.0312818804522079</text:p>
          </table:table-cell>
        </table:table-row>
        <table:table-row table:style-name="ro1">
          <table:table-cell office:value-type="string" calcext:value-type="string">
            <text:p>September 2019</text:p>
          </table:table-cell>
          <table:table-cell office:value-type="float" office:value="128856" calcext:value-type="float">
            <text:p>128856,000</text:p>
          </table:table-cell>
          <table:table-cell office:value-type="float" office:value="-3955" calcext:value-type="float">
            <text:p>-3955,000</text:p>
          </table:table-cell>
          <table:table-cell office:value-type="string" calcext:value-type="string">
            <text:p>-0.0297791598587466</text:p>
          </table:table-cell>
          <table:table-cell office:value-type="float" office:value="143242" calcext:value-type="float">
            <text:p>143242,000</text:p>
          </table:table-cell>
          <table:table-cell office:value-type="float" office:value="-3846" calcext:value-type="float">
            <text:p>-3846,000</text:p>
          </table:table-cell>
          <table:table-cell office:value-type="string" calcext:value-type="string">
            <text:p>-0.026147612313717</text:p>
          </table:table-cell>
          <table:table-cell office:value-type="float" office:value="272098" calcext:value-type="float">
            <text:p>272098,000</text:p>
          </table:table-cell>
          <table:table-cell office:value-type="float" office:value="-7801" calcext:value-type="float">
            <text:p>-7801,000</text:p>
          </table:table-cell>
          <table:table-cell office:value-type="string" calcext:value-type="string">
            <text:p>-0.0278707676697666</text:p>
          </table:table-cell>
        </table:table-row>
        <table:table-row table:style-name="ro1">
          <table:table-cell office:value-type="string" calcext:value-type="string">
            <text:p>Oktober 2019</text:p>
          </table:table-cell>
          <table:table-cell office:value-type="float" office:value="136739" calcext:value-type="float">
            <text:p>136739,000</text:p>
          </table:table-cell>
          <table:table-cell office:value-type="float" office:value="-5178" calcext:value-type="float">
            <text:p>-5178,000</text:p>
          </table:table-cell>
          <table:table-cell office:value-type="string" calcext:value-type="string">
            <text:p>-0.0364861151236286</text:p>
          </table:table-cell>
          <table:table-cell office:value-type="float" office:value="151294" calcext:value-type="float">
            <text:p>151294,000</text:p>
          </table:table-cell>
          <table:table-cell office:value-type="float" office:value="-3025" calcext:value-type="float">
            <text:p>-3025,000</text:p>
          </table:table-cell>
          <table:table-cell office:value-type="string" calcext:value-type="string">
            <text:p>-0.0196022524770119</text:p>
          </table:table-cell>
          <table:table-cell office:value-type="float" office:value="288033" calcext:value-type="float">
            <text:p>288033,000</text:p>
          </table:table-cell>
          <table:table-cell office:value-type="float" office:value="-8203" calcext:value-type="float">
            <text:p>-8203,000</text:p>
          </table:table-cell>
          <table:table-cell office:value-type="string" calcext:value-type="string">
            <text:p>-0.0276907600696742</text:p>
          </table:table-cell>
        </table:table-row>
        <table:table-row table:style-name="ro1">
          <table:table-cell office:value-type="string" calcext:value-type="string">
            <text:p>November 2019</text:p>
          </table:table-cell>
          <table:table-cell office:value-type="float" office:value="138880" calcext:value-type="float">
            <text:p>138880,000</text:p>
          </table:table-cell>
          <table:table-cell office:value-type="float" office:value="-4510" calcext:value-type="float">
            <text:p>-4510,000</text:p>
          </table:table-cell>
          <table:table-cell office:value-type="string" calcext:value-type="string">
            <text:p>-0.0314526814980124</text:p>
          </table:table-cell>
          <table:table-cell office:value-type="float" office:value="160647" calcext:value-type="float">
            <text:p>160647,000</text:p>
          </table:table-cell>
          <table:table-cell office:value-type="float" office:value="-3274" calcext:value-type="float">
            <text:p>-3274,000</text:p>
          </table:table-cell>
          <table:table-cell office:value-type="string" calcext:value-type="string">
            <text:p>-0.0199730357916313</text:p>
          </table:table-cell>
          <table:table-cell office:value-type="float" office:value="299527" calcext:value-type="float">
            <text:p>299527,000</text:p>
          </table:table-cell>
          <table:table-cell office:value-type="float" office:value="-7784" calcext:value-type="float">
            <text:p>-7784,000</text:p>
          </table:table-cell>
          <table:table-cell office:value-type="string" calcext:value-type="string">
            <text:p>-0.0253293894458708</text:p>
          </table:table-cell>
        </table:table-row>
        <table:table-row table:style-name="ro1">
          <table:table-cell office:value-type="string" calcext:value-type="string">
            <text:p>Dezember 2019</text:p>
          </table:table-cell>
          <table:table-cell office:value-type="float" office:value="136721" calcext:value-type="float">
            <text:p>136721,000</text:p>
          </table:table-cell>
          <table:table-cell office:value-type="float" office:value="-3385" calcext:value-type="float">
            <text:p>-3385,000</text:p>
          </table:table-cell>
          <table:table-cell office:value-type="string" calcext:value-type="string">
            <text:p>-0.0241602786461679</text:p>
          </table:table-cell>
          <table:table-cell office:value-type="float" office:value="213074" calcext:value-type="float">
            <text:p>213074,000</text:p>
          </table:table-cell>
          <table:table-cell office:value-type="float" office:value="-2457" calcext:value-type="float">
            <text:p>-2457,000</text:p>
          </table:table-cell>
          <table:table-cell office:value-type="string" calcext:value-type="string">
            <text:p>-0.011399752239817</text:p>
          </table:table-cell>
          <table:table-cell office:value-type="float" office:value="349795" calcext:value-type="float">
            <text:p>349795,000</text:p>
          </table:table-cell>
          <table:table-cell office:value-type="float" office:value="-5842" calcext:value-type="float">
            <text:p>-5842,000</text:p>
          </table:table-cell>
          <table:table-cell office:value-type="string" calcext:value-type="string">
            <text:p>-0.0164268622218723</text:p>
          </table:table-cell>
        </table:table-row>
        <table:table-row table:style-name="ro1">
          <table:table-cell office:value-type="string" calcext:value-type="string">
            <text:p>Jänner 2020</text:p>
          </table:table-cell>
          <table:table-cell office:value-type="float" office:value="136430" calcext:value-type="float">
            <text:p>136430,000</text:p>
          </table:table-cell>
          <table:table-cell office:value-type="float" office:value="-4518" calcext:value-type="float">
            <text:p>-4518,000</text:p>
          </table:table-cell>
          <table:table-cell office:value-type="string" calcext:value-type="string">
            <text:p>-0.0320543746629963</text:p>
          </table:table-cell>
          <table:table-cell office:value-type="float" office:value="218905" calcext:value-type="float">
            <text:p>218905,000</text:p>
          </table:table-cell>
          <table:table-cell office:value-type="float" office:value="-8126" calcext:value-type="float">
            <text:p>-8126,000</text:p>
          </table:table-cell>
          <table:table-cell office:value-type="string" calcext:value-type="string">
            <text:p>-0.03579246886989</text:p>
          </table:table-cell>
          <table:table-cell office:value-type="float" office:value="355335" calcext:value-type="float">
            <text:p>355335,000</text:p>
          </table:table-cell>
          <table:table-cell office:value-type="float" office:value="-12644" calcext:value-type="float">
            <text:p>-12644,000</text:p>
          </table:table-cell>
          <table:table-cell office:value-type="string" calcext:value-type="string">
            <text:p>-0.034360656450504</text:p>
          </table:table-cell>
        </table:table-row>
        <table:table-row table:style-name="ro1">
          <table:table-cell office:value-type="string" calcext:value-type="string">
            <text:p>Februar 2020</text:p>
          </table:table-cell>
          <table:table-cell office:value-type="float" office:value="133204" calcext:value-type="float">
            <text:p>133204,000</text:p>
          </table:table-cell>
          <table:table-cell office:value-type="float" office:value="-3917" calcext:value-type="float">
            <text:p>-3917,000</text:p>
          </table:table-cell>
          <table:table-cell office:value-type="string" calcext:value-type="string">
            <text:p>-0.028566011041343</text:p>
          </table:table-cell>
          <table:table-cell office:value-type="float" office:value="200783" calcext:value-type="float">
            <text:p>200783,000</text:p>
          </table:table-cell>
          <table:table-cell office:value-type="float" office:value="-5496" calcext:value-type="float">
            <text:p>-5496,000</text:p>
          </table:table-cell>
          <table:table-cell office:value-type="string" calcext:value-type="string">
            <text:p>-0.0266435264859729</text:p>
          </table:table-cell>
          <table:table-cell office:value-type="float" office:value="333987" calcext:value-type="float">
            <text:p>333987,000</text:p>
          </table:table-cell>
          <table:table-cell office:value-type="float" office:value="-9413" calcext:value-type="float">
            <text:p>-9413,000</text:p>
          </table:table-cell>
          <table:table-cell office:value-type="string" calcext:value-type="string">
            <text:p>-0.0274111822947001</text:p>
          </table:table-cell>
        </table:table-row>
        <table:table-row table:style-name="ro1">
          <table:table-cell office:value-type="string" calcext:value-type="string">
            <text:p>März 2020</text:p>
          </table:table-cell>
          <table:table-cell office:value-type="float" office:value="219193" calcext:value-type="float">
            <text:p>219193,000</text:p>
          </table:table-cell>
          <table:table-cell office:value-type="float" office:value="84528" calcext:value-type="float">
            <text:p>84528,000</text:p>
          </table:table-cell>
          <table:table-cell office:value-type="string" calcext:value-type="string">
            <text:p>0.627690936769019</text:p>
          </table:table-cell>
          <table:table-cell office:value-type="float" office:value="285152" calcext:value-type="float">
            <text:p>285152,000</text:p>
          </table:table-cell>
          <table:table-cell office:value-type="float" office:value="115406" calcext:value-type="float">
            <text:p>115406,000</text:p>
          </table:table-cell>
          <table:table-cell office:value-type="string" calcext:value-type="string">
            <text:p>0.679874636221177</text:p>
          </table:table-cell>
          <table:table-cell office:value-type="float" office:value="504345" calcext:value-type="float">
            <text:p>504345,000</text:p>
          </table:table-cell>
          <table:table-cell office:value-type="float" office:value="199934" calcext:value-type="float">
            <text:p>199934,000</text:p>
          </table:table-cell>
          <table:table-cell office:value-type="string" calcext:value-type="string">
            <text:p>0.656789669230087</text:p>
          </table:table-cell>
        </table:table-row>
        <table:table-row table:style-name="ro1">
          <table:table-cell office:value-type="string" calcext:value-type="string">
            <text:p>April 2020</text:p>
          </table:table-cell>
          <table:table-cell office:value-type="float" office:value="245958" calcext:value-type="float">
            <text:p>245958,000</text:p>
          </table:table-cell>
          <table:table-cell office:value-type="float" office:value="106474" calcext:value-type="float">
            <text:p>106474,000</text:p>
          </table:table-cell>
          <table:table-cell office:value-type="string" calcext:value-type="string">
            <text:p>0.763342032061025</text:p>
          </table:table-cell>
          <table:table-cell office:value-type="float" office:value="276295" calcext:value-type="float">
            <text:p>276295,000</text:p>
          </table:table-cell>
          <table:table-cell office:value-type="float" office:value="119504" calcext:value-type="float">
            <text:p>119504,000</text:p>
          </table:table-cell>
          <table:table-cell office:value-type="string" calcext:value-type="string">
            <text:p>0.762186605098507</text:p>
          </table:table-cell>
          <table:table-cell office:value-type="float" office:value="522253" calcext:value-type="float">
            <text:p>522253,000</text:p>
          </table:table-cell>
          <table:table-cell office:value-type="float" office:value="225978" calcext:value-type="float">
            <text:p>225978,000</text:p>
          </table:table-cell>
          <table:table-cell office:value-type="string" calcext:value-type="string">
            <text:p>0.762730571259809</text:p>
          </table:table-cell>
        </table:table-row>
        <table:table-row table:style-name="ro1">
          <table:table-cell office:value-type="string" calcext:value-type="string">
            <text:p>Mai 2020</text:p>
          </table:table-cell>
          <table:table-cell office:value-type="float" office:value="225536" calcext:value-type="float">
            <text:p>225536,000</text:p>
          </table:table-cell>
          <table:table-cell office:value-type="float" office:value="94158" calcext:value-type="float">
            <text:p>94158,000</text:p>
          </table:table-cell>
          <table:table-cell office:value-type="string" calcext:value-type="string">
            <text:p>0.716695337118848</text:p>
          </table:table-cell>
          <table:table-cell office:value-type="float" office:value="247764" calcext:value-type="float">
            <text:p>247764,000</text:p>
          </table:table-cell>
          <table:table-cell office:value-type="float" office:value="100194" calcext:value-type="float">
            <text:p>100194,000</text:p>
          </table:table-cell>
          <table:table-cell office:value-type="string" calcext:value-type="string">
            <text:p>0.678959138036186</text:p>
          </table:table-cell>
          <table:table-cell office:value-type="float" office:value="473300" calcext:value-type="float">
            <text:p>473300,000</text:p>
          </table:table-cell>
          <table:table-cell office:value-type="float" office:value="194352" calcext:value-type="float">
            <text:p>194352,000</text:p>
          </table:table-cell>
          <table:table-cell office:value-type="string" calcext:value-type="string">
            <text:p>0.696732007399229</text:p>
          </table:table-cell>
        </table:table-row>
        <table:table-row table:style-name="ro1">
          <table:table-cell office:value-type="string" calcext:value-type="string">
            <text:p>Juni 2020</text:p>
          </table:table-cell>
          <table:table-cell office:value-type="float" office:value="197076" calcext:value-type="float">
            <text:p>197076,000</text:p>
          </table:table-cell>
          <table:table-cell office:value-type="float" office:value="71884" calcext:value-type="float">
            <text:p>71884,000</text:p>
          </table:table-cell>
          <table:table-cell office:value-type="string" calcext:value-type="string">
            <text:p>0.574190044092274</text:p>
          </table:table-cell>
          <table:table-cell office:value-type="float" office:value="217690" calcext:value-type="float">
            <text:p>217690,000</text:p>
          </table:table-cell>
          <table:table-cell office:value-type="float" office:value="78362" calcext:value-type="float">
            <text:p>78362,000</text:p>
          </table:table-cell>
          <table:table-cell office:value-type="string" calcext:value-type="string">
            <text:p>0.562428226917777</text:p>
          </table:table-cell>
          <table:table-cell office:value-type="float" office:value="414766" calcext:value-type="float">
            <text:p>414766,000</text:p>
          </table:table-cell>
          <table:table-cell office:value-type="float" office:value="150246" calcext:value-type="float">
            <text:p>150246,000</text:p>
          </table:table-cell>
          <table:table-cell office:value-type="string" calcext:value-type="string">
            <text:p>0.567994858611825</text:p>
          </table:table-cell>
        </table:table-row>
        <table:table-row table:style-name="ro1">
          <table:table-cell office:value-type="string" calcext:value-type="string">
            <text:p>Juli 2020</text:p>
          </table:table-cell>
          <table:table-cell office:value-type="float" office:value="182782" calcext:value-type="float">
            <text:p>182782,000</text:p>
          </table:table-cell>
          <table:table-cell office:value-type="float" office:value="52440" calcext:value-type="float">
            <text:p>52440,000</text:p>
          </table:table-cell>
          <table:table-cell office:value-type="string" calcext:value-type="string">
            <text:p>0.402326188028418</text:p>
          </table:table-cell>
          <table:table-cell office:value-type="float" office:value="201169" calcext:value-type="float">
            <text:p>201169,000</text:p>
          </table:table-cell>
          <table:table-cell office:value-type="float" office:value="59734" calcext:value-type="float">
            <text:p>59734,000</text:p>
          </table:table-cell>
          <table:table-cell office:value-type="string" calcext:value-type="string">
            <text:p>0.422342418778944</text:p>
          </table:table-cell>
          <table:table-cell office:value-type="float" office:value="383951" calcext:value-type="float">
            <text:p>383951,000</text:p>
          </table:table-cell>
          <table:table-cell office:value-type="float" office:value="112174" calcext:value-type="float">
            <text:p>112174,000</text:p>
          </table:table-cell>
          <table:table-cell office:value-type="string" calcext:value-type="string">
            <text:p>0.412742800163369</text:p>
          </table:table-cell>
        </table:table-row>
        <table:table-row table:style-name="ro1">
          <table:table-cell office:value-type="string" calcext:value-type="string">
            <text:p>August 2020</text:p>
          </table:table-cell>
          <table:table-cell office:value-type="float" office:value="177732" calcext:value-type="float">
            <text:p>177732,000</text:p>
          </table:table-cell>
          <table:table-cell office:value-type="float" office:value="41775" calcext:value-type="float">
            <text:p>41775,000</text:p>
          </table:table-cell>
          <table:table-cell office:value-type="string" calcext:value-type="string">
            <text:p>0.307266268011209</text:p>
          </table:table-cell>
          <table:table-cell office:value-type="float" office:value="194161" calcext:value-type="float">
            <text:p>194161,000</text:p>
          </table:table-cell>
          <table:table-cell office:value-type="float" office:value="50947" calcext:value-type="float">
            <text:p>50947,000</text:p>
          </table:table-cell>
          <table:table-cell office:value-type="string" calcext:value-type="string">
            <text:p>0.355740360579273</text:p>
          </table:table-cell>
          <table:table-cell office:value-type="float" office:value="371893" calcext:value-type="float">
            <text:p>371893,000</text:p>
          </table:table-cell>
          <table:table-cell office:value-type="float" office:value="92722" calcext:value-type="float">
            <text:p>92722,000</text:p>
          </table:table-cell>
          <table:table-cell office:value-type="string" calcext:value-type="string">
            <text:p>0.33213335195991</text:p>
          </table:table-cell>
        </table:table-row>
        <table:table-row table:style-name="ro1">
          <table:table-cell office:value-type="string" calcext:value-type="string">
            <text:p>September 2020</text:p>
          </table:table-cell>
          <table:table-cell office:value-type="float" office:value="162445" calcext:value-type="float">
            <text:p>162445,000</text:p>
          </table:table-cell>
          <table:table-cell office:value-type="float" office:value="33589" calcext:value-type="float">
            <text:p>33589,000</text:p>
          </table:table-cell>
          <table:table-cell office:value-type="string" calcext:value-type="string">
            <text:p>0.260670826348792</text:p>
          </table:table-cell>
          <table:table-cell office:value-type="float" office:value="184462" calcext:value-type="float">
            <text:p>184462,000</text:p>
          </table:table-cell>
          <table:table-cell office:value-type="float" office:value="41220" calcext:value-type="float">
            <text:p>41220,000</text:p>
          </table:table-cell>
          <table:table-cell office:value-type="string" calcext:value-type="string">
            <text:p>0.287764761731894</text:p>
          </table:table-cell>
          <table:table-cell office:value-type="float" office:value="346907" calcext:value-type="float">
            <text:p>346907,000</text:p>
          </table:table-cell>
          <table:table-cell office:value-type="float" office:value="74809" calcext:value-type="float">
            <text:p>74809,000</text:p>
          </table:table-cell>
          <table:table-cell office:value-type="string" calcext:value-type="string">
            <text:p>0.27493403112114</text:p>
          </table:table-cell>
        </table:table-row>
        <table:table-row table:style-name="ro1">
          <table:table-cell office:value-type="string" calcext:value-type="string">
            <text:p>Oktober 2020</text:p>
          </table:table-cell>
          <table:table-cell office:value-type="float" office:value="169797" calcext:value-type="float">
            <text:p>169797,000</text:p>
          </table:table-cell>
          <table:table-cell office:value-type="float" office:value="33058" calcext:value-type="float">
            <text:p>33058,000</text:p>
          </table:table-cell>
          <table:table-cell office:value-type="string" calcext:value-type="string">
            <text:p>0.2417598490555</text:p>
          </table:table-cell>
          <table:table-cell office:value-type="float" office:value="188599" calcext:value-type="float">
            <text:p>188599,000</text:p>
          </table:table-cell>
          <table:table-cell office:value-type="float" office:value="37305" calcext:value-type="float">
            <text:p>37305,000</text:p>
          </table:table-cell>
          <table:table-cell office:value-type="string" calcext:value-type="string">
            <text:p>0.246572897801631</text:p>
          </table:table-cell>
          <table:table-cell office:value-type="float" office:value="358396" calcext:value-type="float">
            <text:p>358396,000</text:p>
          </table:table-cell>
          <table:table-cell office:value-type="float" office:value="70363" calcext:value-type="float">
            <text:p>70363,000</text:p>
          </table:table-cell>
          <table:table-cell office:value-type="string" calcext:value-type="string">
            <text:p>0.244287980891078</text:p>
          </table:table-cell>
        </table:table-row>
        <table:table-row table:style-name="ro1">
          <table:table-cell office:value-type="string" calcext:value-type="string">
            <text:p>November 2020</text:p>
          </table:table-cell>
          <table:table-cell office:value-type="float" office:value="183887" calcext:value-type="float">
            <text:p>183887,000</text:p>
          </table:table-cell>
          <table:table-cell office:value-type="float" office:value="45007" calcext:value-type="float">
            <text:p>45007,000</text:p>
          </table:table-cell>
          <table:table-cell office:value-type="string" calcext:value-type="string">
            <text:p>0.324071140552995</text:p>
          </table:table-cell>
          <table:table-cell office:value-type="float" office:value="206971" calcext:value-type="float">
            <text:p>206971,000</text:p>
          </table:table-cell>
          <table:table-cell office:value-type="float" office:value="46324" calcext:value-type="float">
            <text:p>46324,000</text:p>
          </table:table-cell>
          <table:table-cell office:value-type="string" calcext:value-type="string">
            <text:p>0.288358948501995</text:p>
          </table:table-cell>
          <table:table-cell office:value-type="float" office:value="390858" calcext:value-type="float">
            <text:p>390858,000</text:p>
          </table:table-cell>
          <table:table-cell office:value-type="float" office:value="91331" calcext:value-type="float">
            <text:p>91331,000</text:p>
          </table:table-cell>
          <table:table-cell office:value-type="string" calcext:value-type="string">
            <text:p>0.304917419798549</text:p>
          </table:table-cell>
        </table:table-row>
        <table:table-row table:style-name="ro1">
          <table:table-cell office:value-type="string" calcext:value-type="string">
            <text:p>Dezember 2020</text:p>
          </table:table-cell>
          <table:table-cell office:value-type="float" office:value="194006" calcext:value-type="float">
            <text:p>194006,000</text:p>
          </table:table-cell>
          <table:table-cell office:value-type="float" office:value="57285" calcext:value-type="float">
            <text:p>57285,000</text:p>
          </table:table-cell>
          <table:table-cell office:value-type="string" calcext:value-type="string">
            <text:p>0.418991961732287</text:p>
          </table:table-cell>
          <table:table-cell office:value-type="float" office:value="265676" calcext:value-type="float">
            <text:p>265676,000</text:p>
          </table:table-cell>
          <table:table-cell office:value-type="float" office:value="52602" calcext:value-type="float">
            <text:p>52602,000</text:p>
          </table:table-cell>
          <table:table-cell office:value-type="string" calcext:value-type="string">
            <text:p>0.246871978749167</text:p>
          </table:table-cell>
          <table:table-cell office:value-type="float" office:value="459682" calcext:value-type="float">
            <text:p>459682,000</text:p>
          </table:table-cell>
          <table:table-cell office:value-type="float" office:value="109887" calcext:value-type="float">
            <text:p>109887,000</text:p>
          </table:table-cell>
          <table:table-cell office:value-type="string" calcext:value-type="string">
            <text:p>0.314146857445075</text:p>
          </table:table-cell>
        </table:table-row>
        <table:table-row table:style-name="ro1">
          <table:table-cell office:value-type="string" calcext:value-type="string">
            <text:p>Jänner 2021</text:p>
          </table:table-cell>
          <table:table-cell office:value-type="float" office:value="194307" calcext:value-type="float">
            <text:p>194307,000</text:p>
          </table:table-cell>
          <table:table-cell office:value-type="float" office:value="57877" calcext:value-type="float">
            <text:p>57877,000</text:p>
          </table:table-cell>
          <table:table-cell office:value-type="string" calcext:value-type="string">
            <text:p>0.424224877226416</text:p>
          </table:table-cell>
          <table:table-cell office:value-type="float" office:value="274023" calcext:value-type="float">
            <text:p>274023,000</text:p>
          </table:table-cell>
          <table:table-cell office:value-type="float" office:value="55118" calcext:value-type="float">
            <text:p>55118,000</text:p>
          </table:table-cell>
          <table:table-cell office:value-type="string" calcext:value-type="string">
            <text:p>0.251789589091158</text:p>
          </table:table-cell>
          <table:table-cell office:value-type="float" office:value="468330" calcext:value-type="float">
            <text:p>468330,000</text:p>
          </table:table-cell>
          <table:table-cell office:value-type="float" office:value="112995" calcext:value-type="float">
            <text:p>112995,000</text:p>
          </table:table-cell>
          <table:table-cell office:value-type="string" calcext:value-type="string">
            <text:p>0.317995694204061</text:p>
          </table:table-cell>
        </table:table-row>
        <table:table-row table:style-name="ro1">
          <table:table-cell office:value-type="string" calcext:value-type="string">
            <text:p>Februar 2021</text:p>
          </table:table-cell>
          <table:table-cell office:value-type="float" office:value="186740" calcext:value-type="float">
            <text:p>186740,000</text:p>
          </table:table-cell>
          <table:table-cell office:value-type="float" office:value="53536" calcext:value-type="float">
            <text:p>53536,000</text:p>
          </table:table-cell>
          <table:table-cell office:value-type="string" calcext:value-type="string">
            <text:p>0.40190985255698</text:p>
          </table:table-cell>
          <table:table-cell office:value-type="float" office:value="250242" calcext:value-type="float">
            <text:p>250242,000</text:p>
          </table:table-cell>
          <table:table-cell office:value-type="float" office:value="49459" calcext:value-type="float">
            <text:p>49459,000</text:p>
          </table:table-cell>
          <table:table-cell office:value-type="string" calcext:value-type="string">
            <text:p>0.24633061563977</text:p>
          </table:table-cell>
          <table:table-cell office:value-type="float" office:value="436982" calcext:value-type="float">
            <text:p>436982,000</text:p>
          </table:table-cell>
          <table:table-cell office:value-type="float" office:value="102995" calcext:value-type="float">
            <text:p>102995,000</text:p>
          </table:table-cell>
          <table:table-cell office:value-type="string" calcext:value-type="string">
            <text:p>0.30838026629779</text:p>
          </table:table-cell>
        </table:table-row>
        <table:table-row table:style-name="ro1">
          <table:table-cell office:value-type="string" calcext:value-type="string">
            <text:p>März 2021</text:p>
          </table:table-cell>
          <table:table-cell office:value-type="float" office:value="175027" calcext:value-type="float">
            <text:p>175027,000</text:p>
          </table:table-cell>
          <table:table-cell office:value-type="float" office:value="-44166" calcext:value-type="float">
            <text:p>-44166,000</text:p>
          </table:table-cell>
          <table:table-cell office:value-type="string" calcext:value-type="string">
            <text:p>-0.201493660837709</text:p>
          </table:table-cell>
          <table:table-cell office:value-type="float" office:value="206011" calcext:value-type="float">
            <text:p>206011,000</text:p>
          </table:table-cell>
          <table:table-cell office:value-type="float" office:value="-79141" calcext:value-type="float">
            <text:p>-79141,000</text:p>
          </table:table-cell>
          <table:table-cell office:value-type="string" calcext:value-type="string">
            <text:p>-0.277539698125912</text:p>
          </table:table-cell>
          <table:table-cell office:value-type="float" office:value="381038" calcext:value-type="float">
            <text:p>381038,000</text:p>
          </table:table-cell>
          <table:table-cell office:value-type="float" office:value="-123307" calcext:value-type="float">
            <text:p>-123307,000</text:p>
          </table:table-cell>
          <table:table-cell office:value-type="string" calcext:value-type="string">
            <text:p>-0.244489387225015</text:p>
          </table:table-cell>
        </table:table-row>
        <table:table-row table:style-name="ro1">
          <table:table-cell office:value-type="string" calcext:value-type="string">
            <text:p>April 2021</text:p>
          </table:table-cell>
          <table:table-cell office:value-type="float" office:value="168692" calcext:value-type="float">
            <text:p>168692,000</text:p>
          </table:table-cell>
          <table:table-cell office:value-type="float" office:value="-77266" calcext:value-type="float">
            <text:p>-77266,000</text:p>
          </table:table-cell>
          <table:table-cell office:value-type="string" calcext:value-type="string">
            <text:p>-0.314143065076151</text:p>
          </table:table-cell>
          <table:table-cell office:value-type="float" office:value="186690" calcext:value-type="float">
            <text:p>186690,000</text:p>
          </table:table-cell>
          <table:table-cell office:value-type="float" office:value="-89605" calcext:value-type="float">
            <text:p>-89605,000</text:p>
          </table:table-cell>
          <table:table-cell office:value-type="string" calcext:value-type="string">
            <text:p>-0.324309162308402</text:p>
          </table:table-cell>
          <table:table-cell office:value-type="float" office:value="355382" calcext:value-type="float">
            <text:p>355382,000</text:p>
          </table:table-cell>
          <table:table-cell office:value-type="float" office:value="-166871" calcext:value-type="float">
            <text:p>-166871,000</text:p>
          </table:table-cell>
          <table:table-cell office:value-type="string" calcext:value-type="string">
            <text:p>-0.319521381399437</text:p>
          </table:table-cell>
        </table:table-row>
        <table:table-row table:style-name="ro1">
          <table:table-cell office:value-type="string" calcext:value-type="string">
            <text:p>Mai 2021</text:p>
          </table:table-cell>
          <table:table-cell office:value-type="float" office:value="149623" calcext:value-type="float">
            <text:p>149623,000</text:p>
          </table:table-cell>
          <table:table-cell office:value-type="float" office:value="-75913" calcext:value-type="float">
            <text:p>-75913,000</text:p>
          </table:table-cell>
          <table:table-cell office:value-type="string" calcext:value-type="string">
            <text:p>-0.336589280646992</text:p>
          </table:table-cell>
          <table:table-cell office:value-type="float" office:value="167337" calcext:value-type="float">
            <text:p>167337,000</text:p>
          </table:table-cell>
          <table:table-cell office:value-type="float" office:value="-80427" calcext:value-type="float">
            <text:p>-80427,000</text:p>
          </table:table-cell>
          <table:table-cell office:value-type="string" calcext:value-type="string">
            <text:p>-0.324611323678985</text:p>
          </table:table-cell>
          <table:table-cell office:value-type="float" office:value="316960" calcext:value-type="float">
            <text:p>316960,000</text:p>
          </table:table-cell>
          <table:table-cell office:value-type="float" office:value="-156340" calcext:value-type="float">
            <text:p>-156340,000</text:p>
          </table:table-cell>
          <table:table-cell office:value-type="string" calcext:value-type="string">
            <text:p>-0.33031903655187</text:p>
          </table:table-cell>
        </table:table-row>
        <table:table-row table:style-name="ro1">
          <table:table-cell office:value-type="string" calcext:value-type="string">
            <text:p>Juni 2021</text:p>
          </table:table-cell>
          <table:table-cell office:value-type="float" office:value="136545" calcext:value-type="float">
            <text:p>136545,000</text:p>
          </table:table-cell>
          <table:table-cell office:value-type="float" office:value="-60531" calcext:value-type="float">
            <text:p>-60531,000</text:p>
          </table:table-cell>
          <table:table-cell office:value-type="string" calcext:value-type="string">
            <text:p>-0.307145466723498</text:p>
          </table:table-cell>
          <table:table-cell office:value-type="float" office:value="152317" calcext:value-type="float">
            <text:p>152317,000</text:p>
          </table:table-cell>
          <table:table-cell office:value-type="float" office:value="-65373" calcext:value-type="float">
            <text:p>-65373,000</text:p>
          </table:table-cell>
          <table:table-cell office:value-type="string" calcext:value-type="string">
            <text:p>-0.300303183425973</text:p>
          </table:table-cell>
          <table:table-cell office:value-type="float" office:value="288862" calcext:value-type="float">
            <text:p>288862,000</text:p>
          </table:table-cell>
          <table:table-cell office:value-type="float" office:value="-125904" calcext:value-type="float">
            <text:p>-125904,000</text:p>
          </table:table-cell>
          <table:table-cell office:value-type="string" calcext:value-type="string">
            <text:p>-0.303554293264154</text:p>
          </table:table-cell>
        </table:table-row>
        <table:table-row table:style-name="ro1">
          <table:table-cell office:value-type="string" calcext:value-type="string">
            <text:p>Juli 2021</text:p>
          </table:table-cell>
          <table:table-cell office:value-type="float" office:value="135248" calcext:value-type="float">
            <text:p>135248,000</text:p>
          </table:table-cell>
          <table:table-cell office:value-type="float" office:value="-47534" calcext:value-type="float">
            <text:p>-47534,000</text:p>
          </table:table-cell>
          <table:table-cell office:value-type="string" calcext:value-type="string">
            <text:p>-0.260058430261185</text:p>
          </table:table-cell>
          <table:table-cell office:value-type="float" office:value="147437" calcext:value-type="float">
            <text:p>147437,000</text:p>
          </table:table-cell>
          <table:table-cell office:value-type="float" office:value="-53732" calcext:value-type="float">
            <text:p>-53732,000</text:p>
          </table:table-cell>
          <table:table-cell office:value-type="string" calcext:value-type="string">
            <text:p>-0.267098807470336</text:p>
          </table:table-cell>
          <table:table-cell office:value-type="float" office:value="282685" calcext:value-type="float">
            <text:p>282685,000</text:p>
          </table:table-cell>
          <table:table-cell office:value-type="float" office:value="-101266" calcext:value-type="float">
            <text:p>-101266,000</text:p>
          </table:table-cell>
          <table:table-cell office:value-type="string" calcext:value-type="string">
            <text:p>-0.263747196907939</text:p>
          </table:table-cell>
        </table:table-row>
        <table:table-row table:style-name="ro1">
          <table:table-cell office:value-type="string" calcext:value-type="string">
            <text:p>August 2021</text:p>
          </table:table-cell>
          <table:table-cell office:value-type="float" office:value="139650" calcext:value-type="float">
            <text:p>139650,000</text:p>
          </table:table-cell>
          <table:table-cell office:value-type="float" office:value="-38082" calcext:value-type="float">
            <text:p>-38082,000</text:p>
          </table:table-cell>
          <table:table-cell office:value-type="string" calcext:value-type="string">
            <text:p>-0.214266423604078</text:p>
          </table:table-cell>
          <table:table-cell office:value-type="float" office:value="146627" calcext:value-type="float">
            <text:p>146627,000</text:p>
          </table:table-cell>
          <table:table-cell office:value-type="float" office:value="-47534" calcext:value-type="float">
            <text:p>-47534,000</text:p>
          </table:table-cell>
          <table:table-cell office:value-type="string" calcext:value-type="string">
            <text:p>-0.244817445316001</text:p>
          </table:table-cell>
          <table:table-cell office:value-type="float" office:value="286277" calcext:value-type="float">
            <text:p>286277,000</text:p>
          </table:table-cell>
          <table:table-cell office:value-type="float" office:value="-85616" calcext:value-type="float">
            <text:p>-85616,000</text:p>
          </table:table-cell>
          <table:table-cell office:value-type="string" calcext:value-type="string">
            <text:p>-0.230216755894841</text:p>
          </table:table-cell>
        </table:table-row>
        <table:table-row table:style-name="ro1">
          <table:table-cell office:value-type="string" calcext:value-type="string">
            <text:p>September 2021</text:p>
          </table:table-cell>
          <table:table-cell office:value-type="float" office:value="128291" calcext:value-type="float">
            <text:p>128291,000</text:p>
          </table:table-cell>
          <table:table-cell office:value-type="float" office:value="-34154" calcext:value-type="float">
            <text:p>-34154,000</text:p>
          </table:table-cell>
          <table:table-cell office:value-type="string" calcext:value-type="string">
            <text:p>-0.210249622949306</text:p>
          </table:table-cell>
          <table:table-cell office:value-type="float" office:value="140959" calcext:value-type="float">
            <text:p>140959,000</text:p>
          </table:table-cell>
          <table:table-cell office:value-type="float" office:value="-43503" calcext:value-type="float">
            <text:p>-43503,000</text:p>
          </table:table-cell>
          <table:table-cell office:value-type="string" calcext:value-type="string">
            <text:p>-0.235837191399855</text:p>
          </table:table-cell>
          <table:table-cell office:value-type="float" office:value="269250" calcext:value-type="float">
            <text:p>269250,000</text:p>
          </table:table-cell>
          <table:table-cell office:value-type="float" office:value="-77657" calcext:value-type="float">
            <text:p>-77657,000</text:p>
          </table:table-cell>
          <table:table-cell office:value-type="string" calcext:value-type="string">
            <text:p>-0.223855384872603</text:p>
          </table:table-cell>
        </table:table-row>
        <table:table-row table:style-name="ro1">
          <table:table-cell office:value-type="string" calcext:value-type="string">
            <text:p>Oktober 2021</text:p>
          </table:table-cell>
          <table:table-cell office:value-type="float" office:value="127846" calcext:value-type="float">
            <text:p>127846,000</text:p>
          </table:table-cell>
          <table:table-cell office:value-type="float" office:value="-41951" calcext:value-type="float">
            <text:p>-41951,000</text:p>
          </table:table-cell>
          <table:table-cell office:value-type="string" calcext:value-type="string">
            <text:p>-0.247065613644529</text:p>
          </table:table-cell>
          <table:table-cell office:value-type="float" office:value="141668" calcext:value-type="float">
            <text:p>141668,000</text:p>
          </table:table-cell>
          <table:table-cell office:value-type="float" office:value="-46931" calcext:value-type="float">
            <text:p>-46931,000</text:p>
          </table:table-cell>
          <table:table-cell office:value-type="string" calcext:value-type="string">
            <text:p>-0.248840131708015</text:p>
          </table:table-cell>
          <table:table-cell office:value-type="float" office:value="269514" calcext:value-type="float">
            <text:p>269514,000</text:p>
          </table:table-cell>
          <table:table-cell office:value-type="float" office:value="-88882" calcext:value-type="float">
            <text:p>-88882,000</text:p>
          </table:table-cell>
          <table:table-cell office:value-type="string" calcext:value-type="string">
            <text:p>-0.24799941963638</text:p>
          </table:table-cell>
        </table:table-row>
        <table:table-row table:style-name="ro1">
          <table:table-cell office:value-type="string" calcext:value-type="string">
            <text:p>November 2021</text:p>
          </table:table-cell>
          <table:table-cell office:value-type="float" office:value="135853" calcext:value-type="float">
            <text:p>135853,000</text:p>
          </table:table-cell>
          <table:table-cell office:value-type="float" office:value="-48034" calcext:value-type="float">
            <text:p>-48034,000</text:p>
          </table:table-cell>
          <table:table-cell office:value-type="string" calcext:value-type="string">
            <text:p>-0.261214767764986</text:p>
          </table:table-cell>
          <table:table-cell office:value-type="float" office:value="153487" calcext:value-type="float">
            <text:p>153487,000</text:p>
          </table:table-cell>
          <table:table-cell office:value-type="float" office:value="-53484" calcext:value-type="float">
            <text:p>-53484,000</text:p>
          </table:table-cell>
          <table:table-cell office:value-type="string" calcext:value-type="string">
            <text:p>-0.258413014383658</text:p>
          </table:table-cell>
          <table:table-cell office:value-type="float" office:value="289340" calcext:value-type="float">
            <text:p>289340,000</text:p>
          </table:table-cell>
          <table:table-cell office:value-type="float" office:value="-101518" calcext:value-type="float">
            <text:p>-101518,000</text:p>
          </table:table-cell>
          <table:table-cell office:value-type="string" calcext:value-type="string">
            <text:p>-0.259731155560331</text:p>
          </table:table-cell>
        </table:table-row>
        <table:table-row table:style-name="ro1">
          <table:table-cell office:value-type="string" calcext:value-type="string">
            <text:p>Dezember 2021</text:p>
          </table:table-cell>
          <table:table-cell office:value-type="float" office:value="133088" calcext:value-type="float">
            <text:p>133088,000</text:p>
          </table:table-cell>
          <table:table-cell office:value-type="float" office:value="-60918" calcext:value-type="float">
            <text:p>-60918,000</text:p>
          </table:table-cell>
          <table:table-cell office:value-type="string" calcext:value-type="string">
            <text:p>-0.314000597919652</text:p>
          </table:table-cell>
          <table:table-cell office:value-type="float" office:value="203188" calcext:value-type="float">
            <text:p>203188,000</text:p>
          </table:table-cell>
          <table:table-cell office:value-type="float" office:value="-62488" calcext:value-type="float">
            <text:p>-62488,000</text:p>
          </table:table-cell>
          <table:table-cell office:value-type="string" calcext:value-type="string">
            <text:p>-0.235203782050317</text:p>
          </table:table-cell>
          <table:table-cell office:value-type="float" office:value="336276" calcext:value-type="float">
            <text:p>336276,000</text:p>
          </table:table-cell>
          <table:table-cell office:value-type="float" office:value="-123406" calcext:value-type="float">
            <text:p>-123406,000</text:p>
          </table:table-cell>
          <table:table-cell office:value-type="string" calcext:value-type="string">
            <text:p>-0.268459500263225</text:p>
          </table:table-cell>
        </table:table-row>
      </table:table>
      <table:named-expressions>
        <table:named-range table:name="HTML_1" table:base-cell-address="$Tabelle1.$A$1" table:cell-range-address="#REF!"/>
        <table:named-range table:name="HTML_10" table:base-cell-address="$Tabelle1.$A$1" table:cell-range-address="#REF!"/>
        <table:named-range table:name="HTML_11" table:base-cell-address="$Tabelle1.$A$1" table:cell-range-address="#REF!"/>
        <table:named-range table:name="HTML_12" table:base-cell-address="$Tabelle1.$A$1" table:cell-range-address="#REF!"/>
        <table:named-range table:name="HTML_13" table:base-cell-address="$Tabelle1.$A$1" table:cell-range-address="#REF!"/>
        <table:named-range table:name="HTML_14" table:base-cell-address="$Tabelle1.$A$1" table:cell-range-address="$Tabelle1.$A$14:.$J$25"/>
        <table:named-range table:name="HTML_15" table:base-cell-address="$Tabelle1.$A$1" table:cell-range-address="#REF!"/>
        <table:named-range table:name="HTML_16" table:base-cell-address="$Tabelle1.$A$1" table:cell-range-address="#REF!"/>
        <table:named-range table:name="HTML_17" table:base-cell-address="$Tabelle1.$A$1" table:cell-range-address="#REF!"/>
        <table:named-range table:name="HTML_18" table:base-cell-address="$Tabelle1.$A$1" table:cell-range-address="#REF!"/>
        <table:named-range table:name="HTML_19" table:base-cell-address="$Tabelle1.$A$1" table:cell-range-address="#REF!"/>
        <table:named-range table:name="HTML_2" table:base-cell-address="$Tabelle1.$A$1" table:cell-range-address="#REF!"/>
        <table:named-range table:name="HTML_20" table:base-cell-address="$Tabelle1.$A$1" table:cell-range-address="#REF!"/>
        <table:named-range table:name="HTML_21" table:base-cell-address="$Tabelle1.$A$1" table:cell-range-address="#REF!"/>
        <table:named-range table:name="HTML_22" table:base-cell-address="$Tabelle1.$A$1" table:cell-range-address="$Tabelle1.$A$26:.$J$37"/>
        <table:named-range table:name="HTML_23" table:base-cell-address="$Tabelle1.$A$1" table:cell-range-address="#REF!"/>
        <table:named-range table:name="HTML_24" table:base-cell-address="$Tabelle1.$A$1" table:cell-range-address="#REF!"/>
        <table:named-range table:name="HTML_25" table:base-cell-address="$Tabelle1.$A$1" table:cell-range-address="#REF!"/>
        <table:named-range table:name="HTML_26" table:base-cell-address="$Tabelle1.$A$1" table:cell-range-address="#REF!"/>
        <table:named-range table:name="HTML_27" table:base-cell-address="$Tabelle1.$A$1" table:cell-range-address="#REF!"/>
        <table:named-range table:name="HTML_28" table:base-cell-address="$Tabelle1.$A$1" table:cell-range-address="#REF!"/>
        <table:named-range table:name="HTML_29" table:base-cell-address="$Tabelle1.$A$1" table:cell-range-address="#REF!"/>
        <table:named-range table:name="HTML_3" table:base-cell-address="$Tabelle1.$A$1" table:cell-range-address="#REF!"/>
        <table:named-range table:name="HTML_30" table:base-cell-address="$Tabelle1.$A$1" table:cell-range-address="$Tabelle1.$A$38:.$J$49"/>
        <table:named-range table:name="HTML_31" table:base-cell-address="$Tabelle1.$A$1" table:cell-range-address="#REF!"/>
        <table:named-range table:name="HTML_32" table:base-cell-address="$Tabelle1.$A$1" table:cell-range-address="#REF!"/>
        <table:named-range table:name="HTML_33" table:base-cell-address="$Tabelle1.$A$1" table:cell-range-address="#REF!"/>
        <table:named-range table:name="HTML_34" table:base-cell-address="$Tabelle1.$A$1" table:cell-range-address="#REF!"/>
        <table:named-range table:name="HTML_35" table:base-cell-address="$Tabelle1.$A$1" table:cell-range-address="#REF!"/>
        <table:named-range table:name="HTML_36" table:base-cell-address="$Tabelle1.$A$1" table:cell-range-address="#REF!"/>
        <table:named-range table:name="HTML_37" table:base-cell-address="$Tabelle1.$A$1" table:cell-range-address="#REF!"/>
        <table:named-range table:name="HTML_38" table:base-cell-address="$Tabelle1.$A$1" table:cell-range-address="$Tabelle1.$A$50:.$J$61"/>
        <table:named-range table:name="HTML_39" table:base-cell-address="$Tabelle1.$A$1" table:cell-range-address="#REF!"/>
        <table:named-range table:name="HTML_4" table:base-cell-address="$Tabelle1.$A$1" table:cell-range-address="#REF!"/>
        <table:named-range table:name="HTML_40" table:base-cell-address="$Tabelle1.$A$1" table:cell-range-address="#REF!"/>
        <table:named-range table:name="HTML_41" table:base-cell-address="$Tabelle1.$A$1" table:cell-range-address="#REF!"/>
        <table:named-range table:name="HTML_42" table:base-cell-address="$Tabelle1.$A$1" table:cell-range-address="#REF!"/>
        <table:named-range table:name="HTML_43" table:base-cell-address="$Tabelle1.$A$1" table:cell-range-address="#REF!"/>
        <table:named-range table:name="HTML_44" table:base-cell-address="$Tabelle1.$A$1" table:cell-range-address="#REF!"/>
        <table:named-range table:name="HTML_45" table:base-cell-address="$Tabelle1.$A$1" table:cell-range-address="#REF!"/>
        <table:named-range table:name="HTML_46" table:base-cell-address="$Tabelle1.$A$1" table:cell-range-address="$Tabelle1.$A$62:.$J$73"/>
        <table:named-range table:name="HTML_47" table:base-cell-address="$Tabelle1.$A$1" table:cell-range-address="#REF!"/>
        <table:named-range table:name="HTML_48" table:base-cell-address="$Tabelle1.$A$1" table:cell-range-address="#REF!"/>
        <table:named-range table:name="HTML_49" table:base-cell-address="$Tabelle1.$A$1" table:cell-range-address="#REF!"/>
        <table:named-range table:name="HTML_5" table:base-cell-address="$Tabelle1.$A$1" table:cell-range-address="$Tabelle1.$A$1:.$J$1"/>
        <table:named-range table:name="HTML_50" table:base-cell-address="$Tabelle1.$A$1" table:cell-range-address="#REF!"/>
        <table:named-range table:name="HTML_51" table:base-cell-address="$Tabelle1.$A$1" table:cell-range-address="#REF!"/>
        <table:named-range table:name="HTML_52" table:base-cell-address="$Tabelle1.$A$1" table:cell-range-address="#REF!"/>
        <table:named-range table:name="HTML_53" table:base-cell-address="$Tabelle1.$A$1" table:cell-range-address="#REF!"/>
        <table:named-range table:name="HTML_54" table:base-cell-address="$Tabelle1.$A$1" table:cell-range-address="$Tabelle1.$A$74:.$J$97"/>
        <table:named-range table:name="HTML_55" table:base-cell-address="$Tabelle1.$A$1" table:cell-range-address="#REF!"/>
        <table:named-range table:name="HTML_56" table:base-cell-address="$Tabelle1.$A$1" table:cell-range-address="#REF!"/>
        <table:named-range table:name="HTML_57" table:base-cell-address="$Tabelle1.$A$1" table:cell-range-address="#REF!"/>
        <table:named-range table:name="HTML_58" table:base-cell-address="$Tabelle1.$A$1" table:cell-range-address="#REF!"/>
        <table:named-range table:name="HTML_59" table:base-cell-address="$Tabelle1.$A$1" table:cell-range-address="#REF!"/>
        <table:named-range table:name="HTML_6" table:base-cell-address="$Tabelle1.$A$1" table:cell-range-address="$Tabelle1.$A$2:.$J$13"/>
        <table:named-range table:name="HTML_60" table:base-cell-address="$Tabelle1.$A$1" table:cell-range-address="#REF!"/>
        <table:named-range table:name="HTML_61" table:base-cell-address="$Tabelle1.$A$1" table:cell-range-address="#REF!"/>
        <table:named-range table:name="HTML_62" table:base-cell-address="$Tabelle1.$A$1" table:cell-range-address="$Tabelle1.$A$98:.$J$110"/>
        <table:named-range table:name="HTML_63" table:base-cell-address="$Tabelle1.$A$1" table:cell-range-address="$Tabelle1.$A$111:.$C$112"/>
        <table:named-range table:name="HTML_64" table:base-cell-address="$Tabelle1.$A$1" table:cell-range-address="$Tabelle1.$A$112:.$C$112"/>
        <table:named-range table:name="HTML_7" table:base-cell-address="$Tabelle1.$A$1" table:cell-range-address="#REF!"/>
        <table:named-range table:name="HTML_8" table:base-cell-address="$Tabelle1.$A$1" table:cell-range-address="#REF!"/>
        <table:named-range table:name="HTML_9" table:base-cell-address="$Tabelle1.$A$1" table:cell-range-address="#REF!"/>
        <table:named-range table:name="HTML_all" table:base-cell-address="$Tabelle1.$A$1" table:cell-range-address="$Tabelle1.$A$1:.$J$112"/>
        <table:named-range table:name="HTML_tables" table:base-cell-address="$Tabelle1.$A$1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0"/>
    </number:number-style>
    <number:percentage-style style:name="N115">
      <number:number number:decimal-places="4" number:min-decimal-places="4" number:min-integer-digits="0" number:grouping="true"/>
      <number:text>%</number:text>
    </number:percentage-style>
    <number:currency-style style:name="N116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0T19:44:03.030445365</dc:date>
    <meta:editing-duration>PT10H28M11S</meta:editing-duration>
    <meta:editing-cycles>2</meta:editing-cycles>
    <meta:generator>LibreOffice/24.8.2.1$Linux_X86_64 LibreOffice_project/41740883c77b073d14011387305cb18c71aed59b</meta:generator>
    <meta:document-statistic meta:table-count="1" meta:cell-count="1450" meta:object-count="0"/>
    <meta:user-defined meta:name="ProgId">Excel.Sheet</meta:user-defined>
  </office:meta>
</office:document-meta>
</file>